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"/>
  <manifest:file-entry manifest:full-path="style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74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752cm"/>
    </style:style>
    <style:style style:name="co5" style:family="table-column">
      <style:table-column-properties fo:break-before="auto" style:column-width="6.02cm"/>
    </style:style>
    <style:style style:name="co6" style:family="table-column">
      <style:table-column-properties fo:break-before="auto" style:column-width="6.6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99ccff"/>
    </style:style>
    <style:style style:name="ce17" style:family="table-cell" style:parent-style-name="Default" style:data-style-name="N11"/>
    <style:style style:name="ce24" style:family="table-cell" style:parent-style-name="Default">
      <style:text-properties style:font-name="Liberation Sans" style:font-name-asian="WenQuanYi Zen Hei" style:font-name-complex="Lohit Devanagari"/>
    </style:style>
    <style:style style:name="ce25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13" style:family="table-cell" style:parent-style-name="Default" style:data-style-name="N121"/>
    <style:style style:name="ce35" style:family="table-cell" style:parent-style-name="Default" style:data-style-name="N2"/>
    <style:style style:name="ce36" style:family="table-cell" style:parent-style-name="Default" style:data-style-name="N119">
      <style:text-properties fo:font-weight="bold" style:font-weight-asian="bold" style:font-weight-complex="bold"/>
    </style:style>
    <style:style style:name="ce38" style:family="table-cell" style:parent-style-name="Default" style:data-style-name="N2">
      <style:text-properties fo:font-weight="normal" style:font-weight-asian="normal" style:font-weight-complex="normal"/>
    </style:style>
    <style:style style:name="ce42" style:family="table-cell" style:parent-style-name="Default" style:data-style-name="N2">
      <style:text-properties fo:font-weight="bold" style:font-weight-asian="bold" style:font-weight-complex="bold"/>
    </style:style>
    <style:style style:name="ce45" style:family="table-cell" style:parent-style-name="Default" style:data-style-name="N120">
      <style:text-properties fo:font-weight="bold" style:font-weight-asian="bold" style:font-weight-complex="bold"/>
    </style:style>
    <style:style style:name="ce30" style:family="table-cell" style:parent-style-name="Default" style:data-style-name="N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pacitor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0"/>
          <table:table-cell table:style-name="ce15" table:number-columns-repeated="10"/>
          <table:table-cell table:style-name="ce15" office:value-type="string" calcext:value-type="string">
            <text:p>GRM21BR71A106KA73L</text:p>
          </table:table-cell>
          <table:table-cell table:style-name="ce15"/>
          <table:table-cell table:style-name="ce15" office:value-type="string" calcext:value-type="string">
            <text:p>GRM155Z71A105KE01</text:p>
          </table:table-cell>
          <table:table-cell table:style-name="ce15"/>
          <table:table-cell table:style-name="ce15" office:value-type="string" calcext:value-type="string">
            <text:p>GRM155Z71A105KE01J</text:p>
          </table:table-cell>
          <table:table-cell table:style-name="ce15"/>
          <table:table-cell table:style-name="ce15" office:value-type="string" calcext:value-type="string">
            <text:p>CL10B225KP8NNNC</text:p>
          </table:table-cell>
          <table:table-cell table:style-name="ce15"/>
          <table:table-cell table:style-name="ce15" office:value-type="string" calcext:value-type="string">
            <text:p>CL05B104KA5NNNC</text:p>
          </table:table-cell>
          <table:table-cell table:style-name="ce15"/>
          <table:table-cell table:style-name="ce15" office:value-type="string" calcext:value-type="string">
            <text:p>CL05A475MP5NRN</text:p>
          </table:table-cell>
          <table:table-cell table:style-name="ce15" table:number-columns-repeated="1002"/>
        </table:table-row>
        <table:table-row table:style-name="ro1">
          <table:table-cell table:style-name="ce11" office:value-type="string" calcext:value-type="string">
            <text:p>Capacitance</text:p>
          </table:table-cell>
          <table:table-cell table:style-name="ce16" table:number-columns-repeated="1023"/>
        </table:table-row>
        <table:table-row table:style-name="ro1">
          <table:table-cell table:style-name="ce12" office:value-type="string" calcext:value-type="string">
            <text:p>Nominal</text:p>
          </table:table-cell>
          <table:table-cell office:value-type="float" office:value="4.7" calcext:value-type="float">
            <text:p>4.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1002"/>
        </table:table-row>
        <table:table-row table:style-name="ro1">
          <table:table-cell table:style-name="ce12" office:value-type="string" calcext:value-type="string">
            <text:p>Nominal Adjusted for DC Bias</text:p>
          </table:table-cell>
          <table:table-cell office:value-type="float" office:value="1.88" calcext:value-type="float">
            <text:p>1.88</text:p>
          </table:table-cell>
          <table:table-cell/>
          <table:table-cell table:style-name="ce14" office:value-type="string" calcext:value-type="string">
            <text:p>Look at the datasheet graphs for this; dependent on bias voltage and physical size</text:p>
          </table:table-cell>
          <table:table-cell table:number-columns-repeated="7"/>
          <table:table-cell office:value-type="string" calcext:value-type="string">
            <text:p>6.83uF@3.3V, 4.73uF@5V</text:p>
          </table:table-cell>
          <table:table-cell/>
          <table:table-cell office:value-type="string" calcext:value-type="string">
            <text:p>3.972uF@3.3V, 3.212uF@5V</text:p>
          </table:table-cell>
          <table:table-cell/>
          <table:table-cell table:formula="of:=&quot;0.598uF@3.3V&quot;" office:value-type="string" office:string-value="0.598uF@3.3V" calcext:value-type="string">
            <text:p>0.598uF@3.3V</text:p>
          </table:table-cell>
          <table:table-cell/>
          <table:table-cell table:formula="of:=&quot;1.95uF@3.3V&quot;" office:value-type="string" office:string-value="1.95uF@3.3V" calcext:value-type="string">
            <text:p>1.95uF@3.3V</text:p>
          </table:table-cell>
          <table:table-cell/>
          <table:table-cell table:formula="of:=&quot;92nF@5V&quot;" office:value-type="string" office:string-value="92nF@5V" calcext:value-type="string">
            <text:p>92nF@5V</text:p>
          </table:table-cell>
          <table:table-cell/>
          <table:table-cell table:formula="of:=&quot;1.88uF@3.3V&quot;" office:value-type="string" office:string-value="1.88uF@3.3V" calcext:value-type="string">
            <text:p>1.88uF@3.3V</text:p>
          </table:table-cell>
          <table:table-cell table:number-columns-repeated="1002"/>
        </table:table-row>
        <table:table-row table:style-name="ro1">
          <table:table-cell table:style-name="ce12" office:value-type="string" calcext:value-type="string">
            <text:p>Min (-) Initial Tolerance (%)</text:p>
          </table:table-cell>
          <table:table-cell table:style-name="ce17" office:value-type="percentage" office:value="0.2" calcext:value-type="percentage">
            <text:p>20.00%</text:p>
          </table:table-cell>
          <table:table-cell table:number-columns-repeated="9"/>
          <table:table-cell table:style-name="ce17" office:value-type="percentage" office:value="0.1" calcext:value-type="percentage">
            <text:p>10.00%</text:p>
          </table:table-cell>
          <table:table-cell/>
          <table:table-cell table:style-name="ce17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12" office:value-type="string" calcext:value-type="string">
            <text:p>Max (+) Initial Tolerance (%)</text:p>
          </table:table-cell>
          <table:table-cell table:style-name="ce17" office:value-type="percentage" office:value="0.2" calcext:value-type="percentage">
            <text:p>20.00%</text:p>
          </table:table-cell>
          <table:table-cell table:number-columns-repeated="9"/>
          <table:table-cell table:style-name="ce17" office:value-type="percentage" office:value="0.1" calcext:value-type="percentage">
            <text:p>10.00%</text:p>
          </table:table-cell>
          <table:table-cell/>
          <table:table-cell table:style-name="ce17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12" office:value-type="string" calcext:value-type="string">
            <text:p>Min (-) Temperature Coefficient (%)</text:p>
          </table:table-cell>
          <table:table-cell table:style-name="ce17" office:value-type="percentage" office:value="0.15" calcext:value-type="percentage">
            <text:p>15.00%</text:p>
          </table:table-cell>
          <table:table-cell/>
          <table:table-cell table:style-name="ce14" office:value-type="string" calcext:value-type="string">
            <text:p>X7R and X5R are +/- 15%</text:p>
          </table:table-cell>
          <table:table-cell table:number-columns-repeated="7"/>
          <table:table-cell table:style-name="ce17" office:value-type="percentage" office:value="0.15" calcext:value-type="percentage">
            <text:p>15.00%</text:p>
          </table:table-cell>
          <table:table-cell/>
          <table:table-cell table:style-name="ce17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2"/>
        </table:table-row>
        <table:table-row table:style-name="ro1">
          <table:table-cell table:style-name="ce12" office:value-type="string" calcext:value-type="string">
            <text:p>Max (+) Temperature Coefficient (%)</text:p>
          </table:table-cell>
          <table:table-cell table:style-name="ce17" office:value-type="percentage" office:value="0.15" calcext:value-type="percentage">
            <text:p>15.00%</text:p>
          </table:table-cell>
          <table:table-cell table:number-columns-repeated="9"/>
          <table:table-cell table:style-name="ce17" office:value-type="percentage" office:value="0.15" calcext:value-type="percentage">
            <text:p>15.00%</text:p>
          </table:table-cell>
          <table:table-cell/>
          <table:table-cell table:style-name="ce17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2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 office:value-type="string" calcext:value-type="string">
            <text:p>Min Initial Capacitance</text:p>
          </table:table-cell>
          <table:table-cell table:formula="of:=[.B4] * (1 - [.B5])" office:value-type="float" office:value="1.504" calcext:value-type="float">
            <text:p>1.504</text:p>
          </table:table-cell>
          <table:table-cell table:number-columns-repeated="9"/>
          <table:table-cell office:value-type="float" office:value="6.147" calcext:value-type="float">
            <text:p>6.147</text:p>
          </table:table-cell>
          <table:table-cell/>
          <table:table-cell office:value-type="float" office:value="3.5748" calcext:value-type="float">
            <text:p>3.5748</text:p>
          </table:table-cell>
          <table:table-cell/>
          <table:table-cell office:value-type="float" office:value="0.5382" calcext:value-type="float">
            <text:p>0.5382</text:p>
          </table:table-cell>
          <table:table-cell/>
          <table:table-cell office:value-type="float" office:value="1.755" calcext:value-type="float">
            <text:p>1.755</text:p>
          </table:table-cell>
          <table:table-cell/>
          <table:table-cell office:value-type="float" office:value="82.8" calcext:value-type="float">
            <text:p>82.8</text:p>
          </table:table-cell>
          <table:table-cell/>
          <table:table-cell office:value-type="float" office:value="1.504" calcext:value-type="float">
            <text:p>1.504</text:p>
          </table:table-cell>
          <table:table-cell table:number-columns-repeated="1002"/>
        </table:table-row>
        <table:table-row table:style-name="ro1">
          <table:table-cell table:style-name="ce14" office:value-type="string" calcext:value-type="string">
            <text:p>Max Initial Capacitance</text:p>
          </table:table-cell>
          <table:table-cell table:formula="of:=[.B4] * (1 + [.B6])" office:value-type="float" office:value="2.256" calcext:value-type="float">
            <text:p>2.256</text:p>
          </table:table-cell>
          <table:table-cell table:number-columns-repeated="9"/>
          <table:table-cell office:value-type="float" office:value="7.513" calcext:value-type="float">
            <text:p>7.513</text:p>
          </table:table-cell>
          <table:table-cell/>
          <table:table-cell office:value-type="float" office:value="4.3692" calcext:value-type="float">
            <text:p>4.3692</text:p>
          </table:table-cell>
          <table:table-cell/>
          <table:table-cell office:value-type="float" office:value="0.6578" calcext:value-type="float">
            <text:p>0.6578</text:p>
          </table:table-cell>
          <table:table-cell/>
          <table:table-cell office:value-type="float" office:value="2.145" calcext:value-type="float">
            <text:p>2.145</text:p>
          </table:table-cell>
          <table:table-cell/>
          <table:table-cell office:value-type="float" office:value="101.2" calcext:value-type="float">
            <text:p>101.2</text:p>
          </table:table-cell>
          <table:table-cell/>
          <table:table-cell office:value-type="float" office:value="2.256" calcext:value-type="float">
            <text:p>2.256</text:p>
          </table:table-cell>
          <table:table-cell table:number-columns-repeated="1002"/>
        </table:table-row>
        <table:table-row table:style-name="ro1">
          <table:table-cell table:style-name="ce14" office:value-type="string" calcext:value-type="string">
            <text:p>Min Capacitance</text:p>
          </table:table-cell>
          <table:table-cell table:formula="of:=[.B10] - ([.B4] * [.B7])" office:value-type="float" office:value="1.222" calcext:value-type="float">
            <text:p>1.222</text:p>
          </table:table-cell>
          <table:table-cell table:number-columns-repeated="9"/>
          <table:table-cell office:value-type="float" office:value="5.1225" calcext:value-type="float">
            <text:p>5.1225</text:p>
          </table:table-cell>
          <table:table-cell/>
          <table:table-cell office:value-type="float" office:value="2.979" calcext:value-type="float">
            <text:p>2.979</text:p>
          </table:table-cell>
          <table:table-cell/>
          <table:table-cell office:value-type="float" office:value="0.4485" calcext:value-type="float">
            <text:p>0.4485</text:p>
          </table:table-cell>
          <table:table-cell/>
          <table:table-cell office:value-type="float" office:value="1.4625" calcext:value-type="float">
            <text:p>1.4625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1.222" calcext:value-type="float">
            <text:p>1.222</text:p>
          </table:table-cell>
          <table:table-cell table:number-columns-repeated="1002"/>
        </table:table-row>
        <table:table-row table:style-name="ro1">
          <table:table-cell table:style-name="ce14" office:value-type="string" calcext:value-type="string">
            <text:p>Max Capacitance</text:p>
          </table:table-cell>
          <table:table-cell table:style-name="ce24" table:formula="of:=[.B11] + ([.B4] * [.B8])" office:value-type="float" office:value="2.538" calcext:value-type="float">
            <text:p>2.538</text:p>
          </table:table-cell>
          <table:table-cell table:number-columns-repeated="9"/>
          <table:table-cell office:value-type="float" office:value="8.5375" calcext:value-type="float">
            <text:p>8.5375</text:p>
          </table:table-cell>
          <table:table-cell/>
          <table:table-cell table:style-name="ce24" office:value-type="float" office:value="4.965" calcext:value-type="float">
            <text:p>4.965</text:p>
          </table:table-cell>
          <table:table-cell/>
          <table:table-cell office:value-type="float" office:value="0.7475" calcext:value-type="float">
            <text:p>0.7475</text:p>
          </table:table-cell>
          <table:table-cell/>
          <table:table-cell office:value-type="float" office:value="2.4375" calcext:value-type="float">
            <text:p>2.4375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2.538" calcext:value-type="float">
            <text:p>2.538</text:p>
          </table:table-cell>
          <table:table-cell table:number-columns-repeated="1002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1" office:value-type="string" calcext:value-type="string">
            <text:p>Leakage Current</text:p>
          </table:table-cell>
          <table:table-cell table:style-name="ce16" table:number-columns-repeated="1023"/>
        </table:table-row>
        <table:table-row table:style-name="ro1">
          <table:table-cell office:value-type="string" calcext:value-type="string">
            <text:p>Insulation Resistance (M-ohm-Farads)</text:p>
          </table:table-cell>
          <table:table-cell office:value-type="float" office:value="47" calcext:value-type="float">
            <text:p>47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4.7" calcext:value-type="float">
            <text:p>4.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ted Voltage (V)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style-name="ce14" office:value-type="string" calcext:value-type="string">
            <text:p>Insulation Resistance (M-ohm)</text:p>
          </table:table-cell>
          <table:table-cell table:formula="of:=[.B16] / [.B17]" office:value-type="float" office:value="10" calcext:value-type="float">
            <text:p>10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/>
          <table:table-cell office:value-type="float" office:value="10.6382978723404" calcext:value-type="float">
            <text:p>10.6382978723404</text:p>
          </table:table-cell>
          <table:table-cell/>
          <table:table-cell table:formula="of:=[.P16] / [.P17]" office:value-type="float" office:value="50" calcext:value-type="float">
            <text:p>50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style-name="ce14" office:value-type="string" calcext:value-type="string">
            <text:p>Leakage Current (uA)</text:p>
          </table:table-cell>
          <table:table-cell table:formula="of:=[.B18] / [.B19]"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.504" calcext:value-type="float">
            <text:p>1.504</text:p>
          </table:table-cell>
          <table:table-cell/>
          <table:table-cell table:formula="of:=[.P18] / [.P19]" office:value-type="float" office:value="0.2" calcext:value-type="float">
            <text:p>0.2</text:p>
          </table:table-cell>
          <table:table-cell/>
          <table:table-cell office:value-type="float" office:value="0.0454545454545455" calcext:value-type="float">
            <text:p>0.0454545454545455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Inrush Current</text:p>
          </table:table-cell>
          <table:table-cell table:style-name="ce16" table:number-columns-repeated="1023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3] / 1000000" office:value-type="float" office:value="0.00001" calcext:value-type="float">
            <text:p>0.00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R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4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 in parallel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ring resistance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6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Total Capacitance (uF)</text:p>
          </table:table-cell>
          <table:table-cell table:style-name="ce14" table:formula="of:=[.B23] * [.B25]" office:value-type="float" office:value="20" calcext:value-type="float">
            <text:p>20</text:p>
          </table:table-cell>
          <table:table-cell/>
          <table:table-cell table:formula="of:=[.B28] / 1000000" office:value-type="float" office:value="0.00002" calcext:value-type="float">
            <text:p>0.00002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Total ESR (mOhms)</text:p>
          </table:table-cell>
          <table:table-cell table:style-name="ce14" table:formula="of:=[.B24] / [.B25]" office:value-type="float" office:value="5" calcext:value-type="float">
            <text:p>5</text:p>
          </table:table-cell>
          <table:table-cell/>
          <table:table-cell table:formula="of:=[.B29] / 1000" office:value-type="float" office:value="0.005" calcext:value-type="float">
            <text:p>0.0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oltage (V)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B31]" office:value-type="float" office:value="3.5" calcext:value-type="float">
            <text:p>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se time (ns)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32] / 1000000000" office:value-type="float" office:value="0.000000007" calcext:value-type="float">
            <text:p>0.00000000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Capacitance Formula Inrush (A)</text:p>
          </table:table-cell>
          <table:table-cell table:style-name="ce14" table:formula="of:=[.D28] * [.D31] / [.D32]" office:value-type="float" office:value="10000" calcext:value-type="float">
            <text:p>1000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14" office:value-type="string" calcext:value-type="string">
            <text:p>ESR Formula Inrush (A)</text:p>
          </table:table-cell>
          <table:table-cell table:style-name="ce14" table:formula="of:=[.D31] / ([.D26] + [.D29])" office:value-type="float" office:value="233.333333333333" calcext:value-type="float">
            <text:p>233.333333333333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Inrush Current (A)</text:p>
          </table:table-cell>
          <table:table-cell table:style-name="ce14" table:formula="of:=MIN([.B34:.B35])" office:value-type="float" office:value="233.333333333333" calcext:value-type="float">
            <text:p>233.333333333333</text:p>
          </table:table-cell>
          <table:table-cell table:number-columns-repeated="1022"/>
        </table:table-row>
      </table:table>
      <table:table table:name="Bypass Capacitors (Ott)" table:style-name="ta1"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table:style-name="ce11" office:value-type="string" calcext:value-type="string">
            <text:p>Power Plane Target Impedance</text:p>
          </table:table-cell>
          <table:table-cell table:style-name="ce16" table:number-columns-repeated="4"/>
          <table:table-cell table:style-name="ce11" office:value-type="string" calcext:value-type="string">
            <text:p>Electromagnetic Compatibility Engineering (Henry Ott), p445-447</text:p>
          </table:table-cell>
          <table:table-cell table:style-name="ce16" table:number-columns-repeated="1018"/>
        </table:table-row>
        <table:table-row table:style-name="ro1">
          <table:table-cell office:value-type="string" calcext:value-type="string">
            <text:p>Allowable Voltage Deviation (dV, mV)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ent Switching Current (dI, mA)</text:p>
          </table:table-cell>
          <table:table-cell table:formula="of:=50 * 10" office:value-type="float" office:value="500" calcext:value-type="float">
            <text:p>500</text:p>
          </table:table-cell>
          <table:table-cell table:number-columns-repeated="3"/>
          <table:table-cell table:style-name="ce14" office:value-type="string" calcext:value-type="string">
            <text:p>See the CMOS Switching Power worksheet for a way to calculate this but it’s not accurate. <text:s/>A better way is simulation (ie. IBIS with Micro-Cap, which shows about 50mA peak for PIC32CX output driver into 6mil trace)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Correction Factor (k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4" office:value-type="string" calcext:value-type="string">
            <text:p>Modelling assumption is current pulses resemble triangular waves, with harmonic content falling 40dB per decade above f=1/(pi * riseTime); 50% of current falls below that, therefore k=2 is sensibl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Target Impedance (Zt, milli-ohms)</text:p>
          </table:table-cell>
          <table:table-cell table:style-name="ce14" table:formula="of:=1000 * [.B4] * [.B2] / [.B3]" office:value-type="float" office:value="60" calcext:value-type="float">
            <text:p>6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 calcext:value-type="string">
            <text:p>Bypass Capacitors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Max</text:p>
          </table:table-cell>
          <table:table-cell table:style-name="ce16" table:number-columns-repeated="1020"/>
        </table:table-row>
        <table:table-row table:style-name="ro1">
          <table:table-cell table:style-name="ce12" office:value-type="string" calcext:value-type="string">
            <text:p>Target Impedance (Zt, milli-ohms)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Frequency Range of Interest (f, MHz)</text:p>
          </table:table-cell>
          <table:table-cell office:value-type="float" office:value="0.02" calcext:value-type="float">
            <text:p>0.02</text:p>
          </table:table-cell>
          <table:table-cell/>
          <table:table-cell table:style-name="ce14" table:formula="of:=1000 / (PI() * [.C13])" office:value-type="float" office:value="198.943678864869" calcext:value-type="float">
            <text:p>198.943678864869</text:p>
          </table:table-cell>
          <table:table-cell/>
          <table:table-cell table:style-name="ce14" office:value-type="string" calcext:value-type="string">
            <text:p>Maximum is calculated using the rise time and where 50% of the transient current resid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 / Trace Inductance (L, nH)</text:p>
          </table:table-cell>
          <table:table-cell/>
          <table:table-cell table:formula="of:=1 + 0.2 * 4.22 + 3 * 0.24" office:value-type="float" office:value="2.564" calcext:value-type="float">
            <text:p>2.564</text:p>
          </table:table-cell>
          <table:table-cell table:number-columns-repeated="2"/>
          <table:table-cell table:style-name="ce14" office:value-type="string" calcext:value-type="string">
            <text:p>An 0402 with side vias on a 1.6mm board (estimated 1nH), plus 2mm of 6mil trace (4.22nH/cm), plus 3cm of 394mil trace (0.24nH/cm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se-Time (tr, ns)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2"/>
          <table:table-cell table:style-name="ce14" office:value-type="string" calcext:value-type="string">
            <text:p>Simulated with PIC32CX IBIS models for 50MHz into 6” of 6mil (Z=72 ohms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Number of Capacitors</text:p>
          </table:table-cell>
          <table:table-cell table:style-name="ce14"/>
          <table:table-cell table:style-name="ce14" table:formula="of:=CEILING(1000 * 2 * [.C12] / ([.C10] * [.C13])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4" table:formula="of:=CONCATENATE(&quot;Lowest Capacitance @ &quot;; [.B11]; &quot;MHz (Ctot, nF)&quot;)" office:value-type="string" office:string-value="Lowest Capacitance @ 0.02MHz (Ctot, nF)" calcext:value-type="string">
            <text:p>Lowest Capacitance @ 0.02MHz (Ctot, nF)</text:p>
          </table:table-cell>
          <table:table-cell/>
          <table:table-cell table:style-name="ce14" table:formula="of:=1000000 / (2 * PI() * [.B11] * [.C10])" office:value-type="float" office:value="147365.688048051" calcext:value-type="float">
            <text:p>147365.688048051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Each Capacitor (Cbyp, nF)</text:p>
          </table:table-cell>
          <table:table-cell/>
          <table:table-cell table:style-name="ce14" table:formula="of:=[.C16] / [.C15]" office:value-type="float" office:value="2456.09480080085" calcext:value-type="float">
            <text:p>2456.09480080085</text:p>
          </table:table-cell>
          <table:table-cell table:number-columns-repeated="1021"/>
        </table:table-row>
      </table:table>
      <table:table table:name="Resistors" table:style-name="ta1">
        <table:table-column table:style-name="co5" table:default-cell-style-name="Default"/>
        <table:table-column table:style-name="co2" table:number-columns-repeated="1023" table:default-cell-style-name="Default"/>
        <table:table-row table:style-name="ro1">
          <table:table-cell table:style-name="ce11" office:value-type="string" calcext:value-type="string">
            <text:p>Resistance</text:p>
          </table:table-cell>
          <table:table-cell table:style-name="ce16" table:number-columns-repeated="1023"/>
        </table:table-row>
        <table:table-row table:style-name="ro1">
          <table:table-cell office:value-type="string" calcext:value-type="string">
            <text:p>Nominal Resistance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tial Tolerance (%)</text:p>
          </table:table-cell>
          <table:table-cell table:number-columns-repeated="2"/>
          <table:table-cell table:style-name="ce17" office:value-type="percentage" office:value="0.01" calcext:value-type="percentage">
            <text:p>1.00%</text:p>
          </table:table-cell>
          <table:table-cell table:number-columns-repeated="3"/>
          <table:table-cell table:style-name="ce14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mperature Coefficient (ppm)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table:formula="of:=[.D4] / 1000000" office:value-type="float" office:value="0.0001" calcext:value-type="float">
            <text:p>0.0001</text:p>
          </table:table-cell>
          <table:table-cell/>
          <table:table-cell table:style-name="ce14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inal Temperature (degC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3"/>
          <table:table-cell table:style-name="ce14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 Temperature (degC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Temperature (degC)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in Temperature Delta (degC)</text:p>
          </table:table-cell>
          <table:table-cell table:number-columns-repeated="2"/>
          <table:table-cell table:formula="of:=[.D6] - [.D5]" office:value-type="float" office:value="-25" calcext:value-type="float">
            <text:p>-25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Max Temperature Delta (degC)</text:p>
          </table:table-cell>
          <table:table-cell table:number-columns-repeated="2"/>
          <table:table-cell table:formula="of:=[.D7] - [.D5]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Initial Resistance</text:p>
          </table:table-cell>
          <table:table-cell/>
          <table:table-cell table:style-name="ce14" table:formula="of:=[.D2] * (1 - [.D3])" office:value-type="float" office:value="46.53" calcext:value-type="float">
            <text:p>46.53</text:p>
          </table:table-cell>
          <table:table-cell table:style-name="ce14" table:formula="of:=[.D2]" office:value-type="float" office:value="47" calcext:value-type="float">
            <text:p>47</text:p>
          </table:table-cell>
          <table:table-cell table:style-name="ce14" table:formula="of:=[.D2] * (1 + [.D3])" office:value-type="float" office:value="47.47" calcext:value-type="float">
            <text:p>47.47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Resistance Range</text:p>
          </table:table-cell>
          <table:table-cell/>
          <table:table-cell table:style-name="ce14" table:formula="of:=[.C12] * (1 + [.F4] * [.D9])" office:value-type="float" office:value="46.413675" calcext:value-type="float">
            <text:p>46.413675</text:p>
          </table:table-cell>
          <table:table-cell table:style-name="ce14" table:formula="of:=[.D2]" office:value-type="float" office:value="47" calcext:value-type="float">
            <text:p>47</text:p>
          </table:table-cell>
          <table:table-cell table:style-name="ce14" table:formula="of:=[.E12] * (1 + [.F4] * [.D10])" office:value-type="float" office:value="47.683615" calcext:value-type="float">
            <text:p>47.6836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 calcext:value-type="string">
            <text:p>Resistive Divider</text:p>
          </table:table-cell>
          <table:table-cell table:style-name="ce16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Max</text:p>
          </table:table-cell>
          <table:table-cell table:style-name="ce16" table:number-columns-repeated="1019"/>
        </table:table-row>
        <table:table-row table:style-name="ro1">
          <table:table-cell office:value-type="string" calcext:value-type="string">
            <text:p>Input Voltage (Vin, V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 Resistor (R1, ohms)</text:p>
          </table:table-cell>
          <table:table-cell/>
          <table:table-cell office:value-type="float" office:value="5036.3775" calcext:value-type="float">
            <text:p>5036.3775</text:p>
          </table:table-cell>
          <table:table-cell office:value-type="float" office:value="5100" calcext:value-type="float">
            <text:p>5100</text:p>
          </table:table-cell>
          <table:table-cell office:value-type="float" office:value="5174.1795" calcext:value-type="float">
            <text:p>5174.17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ttom Resistor (R2, ohms)</text:p>
          </table:table-cell>
          <table:table-cell/>
          <table:table-cell office:value-type="float" office:value="5036.3775" calcext:value-type="float">
            <text:p>5036.3775</text:p>
          </table:table-cell>
          <table:table-cell office:value-type="float" office:value="5100" calcext:value-type="float">
            <text:p>5100</text:p>
          </table:table-cell>
          <table:table-cell office:value-type="float" office:value="5174.1795" calcext:value-type="float">
            <text:p>5174.1795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Output Voltage (Vout, V)</text:p>
          </table:table-cell>
          <table:table-cell/>
          <table:table-cell table:style-name="ce14" table:formula="of:=[.C17] * [.C19] / ([.E18] + [.C19])" office:value-type="float" office:value="0.986503968392713" calcext:value-type="float">
            <text:p>0.986503968392713</text:p>
          </table:table-cell>
          <table:table-cell table:style-name="ce14" table:formula="of:=[.D17] * [.D19] / ([.D18] + [.D19])" office:value-type="float" office:value="2.5" calcext:value-type="float">
            <text:p>2.5</text:p>
          </table:table-cell>
          <table:table-cell table:style-name="ce14" table:formula="of:=[.E17] * [.E19] / ([.C18] + [.E19])" office:value-type="float" office:value="3.04048809482186" calcext:value-type="float">
            <text:p>3.04048809482186</text:p>
          </table:table-cell>
          <table:table-cell table:number-columns-repeated="1019"/>
        </table:table-row>
      </table:table>
      <table:table table:name="CMOS Switching Power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1" office:value-type="string" calcext:value-type="string">
            <text:p>CMOS Dynamic Switching Power Dissipation</text:p>
          </table:table-cell>
          <table:table-cell table:style-name="ce16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Max</text:p>
          </table:table-cell>
          <table:table-cell table:style-name="ce16" table:number-columns-repeated="1019"/>
        </table:table-row>
        <table:table-row table:style-name="ro1">
          <table:table-cell office:value-type="string" calcext:value-type="string">
            <text:p>Supply Voltage (Vcc, V)</text:p>
          </table:table-cell>
          <table:table-cell/>
          <table:table-cell table:formula="of:=[.D2] * 0.95" office:value-type="float" office:value="3.135" calcext:value-type="float">
            <text:p>3.135</text:p>
          </table:table-cell>
          <table:table-cell office:value-type="float" office:value="3.3" calcext:value-type="float">
            <text:p>3.3</text:p>
          </table:table-cell>
          <table:table-cell table:formula="of:=[.D2] * 1.05" office:value-type="float" office:value="3.465" calcext:value-type="float">
            <text:p>3.465</text:p>
          </table:table-cell>
          <table:table-cell table:number-columns-repeated="3"/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Switching Frequency (f, MHz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12"/>
          <table:table-cell table:number-columns-repeated="1016"/>
        </table:table-row>
        <table:table-row table:style-name="ro1">
          <table:table-cell office:value-type="string" calcext:value-type="string">
            <text:p>Line Capacitance (C, pF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ber of Switching Lin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owed Ripple (Vr, mV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Power (P, W)</text:p>
          </table:table-cell>
          <table:table-cell/>
          <table:table-cell table:style-name="ce14" table:formula="of:=[.C2] * [.C2] * [.C3] * [.C4] / 1000000 * [.C5]" office:value-type="float" office:value="0.00049141125" calcext:value-type="float">
            <text:p>0.00049141125</text:p>
          </table:table-cell>
          <table:table-cell table:style-name="ce14" table:formula="of:=[.D2] * [.D2] * [.D3] * [.D4] / 1000000 * [.D5]" office:value-type="float" office:value="0.01225125" calcext:value-type="float">
            <text:p>0.01225125</text:p>
          </table:table-cell>
          <table:table-cell table:style-name="ce14" table:formula="of:=[.E2] * [.E2] * [.E3] * [.E4] / 1000000 * [.E5]" office:value-type="float" office:value="0.2701400625" calcext:value-type="float">
            <text:p>0.2701400625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urrent (I, mA)</text:p>
          </table:table-cell>
          <table:table-cell/>
          <table:table-cell table:style-name="ce14" table:formula="of:=[.C8] / [.C2] * 1000" office:value-type="float" office:value="0.15675" calcext:value-type="float">
            <text:p>0.15675</text:p>
          </table:table-cell>
          <table:table-cell table:style-name="ce14" table:formula="of:=[.D8] / [.D2] * 1000" office:value-type="float" office:value="3.7125" calcext:value-type="float">
            <text:p>3.7125</text:p>
          </table:table-cell>
          <table:table-cell table:style-name="ce14" table:formula="of:=[.E8] / [.E2] * 1000" office:value-type="float" office:value="77.9625" calcext:value-type="float">
            <text:p>77.9625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Minimal Bypass Capacitance (Cb, nF)</text:p>
          </table:table-cell>
          <table:table-cell/>
          <table:table-cell table:style-name="ce14" table:formula="of:=1000 * [.C9] / ([.C3] * [.D6])" office:value-type="float" office:value="1.5675" calcext:value-type="float">
            <text:p>1.5675</text:p>
          </table:table-cell>
          <table:table-cell table:style-name="ce14" table:formula="of:=1000 * [.D9] / ([.D3] * [.D6])" office:value-type="float" office:value="14.85" calcext:value-type="float">
            <text:p>14.85</text:p>
          </table:table-cell>
          <table:table-cell table:style-name="ce14" table:formula="of:=1000 * [.E9] / ([.E3] * [.D6])" office:value-type="float" office:value="155.925" calcext:value-type="float">
            <text:p>155.925</text:p>
          </table:table-cell>
          <table:table-cell table:number-columns-repeated="2"/>
          <table:table-cell office:value-type="string" calcext:value-type="string">
            <text:p>Naive – doesn’t take into account inductances, etc. <text:s/>Gives very rough ballpark figure, however. <text:s/>See the Bypass Capacitors (Ott) worksheet for a better way.</text:p>
          </table:table-cell>
          <table:table-cell table:number-columns-repeated="1016"/>
        </table:table-row>
      </table:table>
      <table:table table:name="Power Budge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default-cell-style-name="ce17"/>
        <table:table-column table:style-name="co2" table:default-cell-style-name="Default"/>
        <table:table-column table:style-name="co2" table:default-cell-style-name="ce17"/>
        <table:table-column table:style-name="co2" table:default-cell-style-name="ce35"/>
        <table:table-column table:style-name="co2" table:number-columns-repeated="1013" table:default-cell-style-name="Default"/>
        <table:table-row table:style-name="ro1">
          <table:table-cell table:style-name="ce11" office:value-type="string" calcext:value-type="string">
            <text:p>Voltage Rails</text:p>
          </table:table-cell>
          <table:table-cell table:style-name="ce16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Max</text:p>
          </table:table-cell>
          <table:table-cell table:style-name="ce16"/>
          <table:table-cell table:style-name="ce11" office:value-type="string" calcext:value-type="string">
            <text:p>P Efficiency (Normal / Suspend)</text:p>
          </table:table-cell>
          <table:table-cell table:style-name="ce11" table:number-columns-repeated="2"/>
          <table:table-cell table:style-name="ce11" office:value-type="string" calcext:value-type="string">
            <text:p>I Factor (Normal / Suspend)</text:p>
          </table:table-cell>
          <table:table-cell table:style-name="ce16" table:number-columns-repeated="1014"/>
        </table:table-row>
        <table:table-row table:style-name="ro1">
          <table:table-cell office:value-type="string" calcext:value-type="string">
            <text:p>5V USB Rail</text:p>
          </table:table-cell>
          <table:table-cell/>
          <table:table-cell table:style-name="ce13" table:formula="of:=4.35 - (1.5 * (0.02 + 0.05 * 1.2))" office:value-type="float" office:value="4.23" calcext:value-type="float">
            <text:p>4.230</text:p>
          </table:table-cell>
          <table:table-cell table:style-name="ce13" office:value-type="float" office:value="5" calcext:value-type="float">
            <text:p>5.000</text:p>
          </table:table-cell>
          <table:table-cell table:style-name="ce13" office:value-type="float" office:value="5.5" calcext:value-type="float">
            <text:p>5.500</text:p>
          </table:table-cell>
          <table:table-cell table:style-name="Default"/>
          <table:table-cell table:number-columns-repeated="2" table:style-name="ce35" office:value-type="float" office:value="1" calcext:value-type="float">
            <text:p>1.00</text:p>
          </table:table-cell>
          <table:table-cell/>
          <table:table-cell table:style-name="ce35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Including IR drop for R=20m bead, R=50m+20% MP5016H at I=1.5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6V Analogue</text:p>
          </table:table-cell>
          <table:table-cell/>
          <table:table-cell table:style-name="ce13" table:formula="of:=[.D3] * 0.95" office:value-type="float" office:value="3.42" calcext:value-type="float">
            <text:p>3.420</text:p>
          </table:table-cell>
          <table:table-cell table:style-name="ce13" table:formula="of:=3.6" office:value-type="float" office:value="3.6" calcext:value-type="float">
            <text:p>3.600</text:p>
          </table:table-cell>
          <table:table-cell table:style-name="ce13" table:formula="of:=[.D3] * 1.05" office:value-type="float" office:value="3.78" calcext:value-type="float">
            <text:p>3.780</text:p>
          </table:table-cell>
          <table:table-cell table:style-name="Default"/>
          <table:table-cell table:style-name="ce35" table:formula="of:=[.$G2]" office:value-type="float" office:value="1" calcext:value-type="float">
            <text:p>1.00</text:p>
          </table:table-cell>
          <table:table-cell table:style-name="ce35" table:formula="of:=[.$H2]" office:value-type="float" office:value="1" calcext:value-type="float">
            <text:p>1.00</text:p>
          </table:table-cell>
          <table:table-cell/>
          <table:table-cell table:style-name="ce35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An LDO regulator from the USB rail, so current drawn from USB is 1: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3V Rail (Always On)</text:p>
          </table:table-cell>
          <table:table-cell/>
          <table:table-cell table:style-name="ce13" table:formula="of:=[.D4] * 0.95" office:value-type="float" office:value="3.135" calcext:value-type="float">
            <text:p>3.135</text:p>
          </table:table-cell>
          <table:table-cell table:style-name="ce13" table:formula="of:=3.3" office:value-type="float" office:value="3.3" calcext:value-type="float">
            <text:p>3.300</text:p>
          </table:table-cell>
          <table:table-cell table:style-name="ce13" table:formula="of:=[.D4] * 1.05" office:value-type="float" office:value="3.465" calcext:value-type="float">
            <text:p>3.465</text:p>
          </table:table-cell>
          <table:table-cell table:style-name="Default"/>
          <table:table-cell table:style-name="ce35" office:value-type="float" office:value="0.9" calcext:value-type="float">
            <text:p>0.90</text:p>
          </table:table-cell>
          <table:table-cell table:style-name="ce35" office:value-type="float" office:value="0.8" calcext:value-type="float">
            <text:p>0.80</text:p>
          </table:table-cell>
          <table:table-cell/>
          <table:table-cell table:style-name="ce35" table:formula="of:=[.$E$4] / [.$G4] / [.$C$2]" office:value-type="float" office:value="0.91016548463357" calcext:value-type="float">
            <text:p>0.91</text:p>
          </table:table-cell>
          <table:table-cell table:formula="of:=[.$E$4] / [.$H4] / [.$C$2]" office:value-type="float" office:value="1.02393617021277" calcext:value-type="float">
            <text:p>1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.8V Digital</text:p>
          </table:table-cell>
          <table:table-cell/>
          <table:table-cell table:style-name="ce13" table:formula="of:=[.D5] * 0.95" office:value-type="float" office:value="2.66" calcext:value-type="float">
            <text:p>2.660</text:p>
          </table:table-cell>
          <table:table-cell table:style-name="ce13" office:value-type="float" office:value="2.8" calcext:value-type="float">
            <text:p>2.800</text:p>
          </table:table-cell>
          <table:table-cell table:style-name="ce13" table:formula="of:=[.D5] * 1.05" office:value-type="float" office:value="2.94" calcext:value-type="float">
            <text:p>2.940</text:p>
          </table:table-cell>
          <table:table-cell table:style-name="Default"/>
          <table:table-cell table:style-name="ce35" table:formula="of:=[.$G4]" office:value-type="float" office:value="0.9" calcext:value-type="float">
            <text:p>0.90</text:p>
          </table:table-cell>
          <table:table-cell table:style-name="ce35" table:formula="of:=[.$H4]" office:value-type="float" office:value="0.8" calcext:value-type="float">
            <text:p>0.80</text:p>
          </table:table-cell>
          <table:table-cell/>
          <table:table-cell table:style-name="ce35" table:formula="of:=[.J4]" office:value-type="float" office:value="0.91016548463357" calcext:value-type="float">
            <text:p>0.91</text:p>
          </table:table-cell>
          <table:table-cell table:formula="of:=[.K4]" office:value-type="float" office:value="1.02393617021277" calcext:value-type="float">
            <text:p>1.02</text:p>
          </table:table-cell>
          <table:table-cell/>
          <table:table-cell office:value-type="string" calcext:value-type="string">
            <text:p>An LDO regulator from the 3.3V rail, so current drawn from USB is based on efficiency of the SMP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1" office:value-type="string" calcext:value-type="string">
            <text:p>Normal Operation</text:p>
          </table:table-cell>
          <table:table-cell table:style-name="ce16"/>
          <table:table-cell table:style-name="ce11"/>
          <table:table-cell table:style-name="ce11" office:value-type="string" calcext:value-type="string">
            <text:p>mA (seen by regulator)</text:p>
          </table:table-cell>
          <table:table-cell table:style-name="ce16"/>
          <table:table-cell table:style-name="ce11" office:value-type="string" calcext:value-type="string">
            <text:p>mA (seen by USB)</text:p>
          </table:table-cell>
          <table:table-cell table:style-name="ce16"/>
          <table:table-cell table:style-name="ce11" office:value-type="string" calcext:value-type="string">
            <text:p>Pre-Enumeration ?</text:p>
          </table:table-cell>
          <table:table-cell table:style-name="ce11"/>
          <table:table-cell table:style-name="ce11" office:value-type="string" calcext:value-type="string">
            <text:p>USB Suspend ?</text:p>
          </table:table-cell>
          <table:table-cell table:style-name="ce16" table:number-columns-repeated="1014"/>
        </table:table-row>
        <table:table-row table:style-name="ro1">
          <table:table-cell office:value-type="string" calcext:value-type="string">
            <text:p>USB / Pow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USB BC1.2 Detection (BQ24392)</text:p>
          </table:table-cell>
          <table:table-cell table:number-columns-repeated="2"/>
          <table:table-cell table:formula="of:=0.1 + 1000 * [.$E$2] / (950000 * 0.9)" office:value-type="float" office:value="0.106432748538012" calcext:value-type="float">
            <text:p>0.11</text:p>
          </table:table-cell>
          <table:table-cell/>
          <table:table-cell table:formula="of:=[.$D9] * [.$J$2]" office:value-type="float" office:value="0.106432748538012" calcext:value-type="float">
            <text:p>0.1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4]" office:value-type="percentage" office:value="0.976623376623377" calcext:value-type="percentage">
            <text:p>97.66%</text:p>
          </table:table-cell>
          <table:table-cell table:formula="of:=[.$D9] * [.$J9]" office:value-type="float" office:value="0.1039447102605" calcext:value-type="float">
            <text:p>0.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4"/>2x Open-Collector Pullup Resistors</text:p>
          </table:table-cell>
          <table:table-cell table:number-columns-repeated="2"/>
          <table:table-cell table:formula="of:=2 * 1000 * [.$E$4] / (10000 * 0.97)" office:value-type="float" office:value="0.714432989690722" calcext:value-type="float">
            <text:p>0.71</text:p>
          </table:table-cell>
          <table:table-cell/>
          <table:table-cell table:formula="of:=[.$D10] * [.$J$4]" office:value-type="float" office:value="0.650252248300066" calcext:value-type="float">
            <text:p>0.65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3 * 0.001 / [.$D10]" office:value-type="percentage" office:value="0.0041991341991342" calcext:value-type="percentage">
            <text:p>0.42%</text:p>
          </table:table-cell>
          <table:table-cell table:formula="of:=[.$D10] * [.$J10]" office:value-type="float" office:value="0.003" calcext:value-type="float">
            <text:p>0.00</text:p>
          </table:table-cell>
          <table:table-cell/>
          <table:table-cell office:value-type="string" calcext:value-type="string">
            <text:p>Assuming pull-ups are to a toggleable I/O line from MCU, or using pull-ups internal to the MCU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USB Type C – CC and PD (FUSB302)</text:p>
          </table:table-cell>
          <table:table-cell table:number-columns-repeated="2"/>
          <table:table-cell table:formula="of:=0.04 + 0.04 + 0.01 * 2 + 0.01" office:value-type="float" office:value="0.11" calcext:value-type="float">
            <text:p>0.11</text:p>
          </table:table-cell>
          <table:table-cell/>
          <table:table-cell table:formula="of:=[.$D11] * [.$J$4]" office:value-type="float" office:value="0.100118203309693" calcext:value-type="float">
            <text:p>0.1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11] * [.$J11]" office:value-type="float" office:value="0.11" calcext:value-type="float">
            <text:p>0.11</text:p>
          </table:table-cell>
          <table:table-cell/>
          <table:table-cell office:value-type="string" calcext:value-type="string">
            <text:p>The only USB part to run from the 3.3V Digital Supply (as opposed to VBUS) so SMPS efficiency needs to be taken into acc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USB OVP / OCP (MP5016H)</text:p>
          </table:table-cell>
          <table:table-cell table:number-columns-repeated="2"/>
          <table:table-cell table:formula="of:=0.09 * 1.2 + 0.0027" office:value-type="float" office:value="0.1107" calcext:value-type="float">
            <text:p>0.11</text:p>
          </table:table-cell>
          <table:table-cell/>
          <table:table-cell table:formula="of:=[.$D12] * [.$J$2]" office:value-type="float" office:value="0.1107" calcext:value-type="float">
            <text:p>0.1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4]" office:value-type="percentage" office:value="0.976623376623377" calcext:value-type="percentage">
            <text:p>97.66%</text:p>
          </table:table-cell>
          <table:table-cell table:formula="of:=[.$D12] * [.$J12]" office:value-type="float" office:value="0.108112207792208" calcext:value-type="float">
            <text:p>0.11</text:p>
          </table:table-cell>
          <table:table-cell/>
          <table:table-cell office:value-type="string" calcext:value-type="string">
            <text:p>Assuming 270k pull-up on EN (roughly 2.7uA at 6V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uck Converter (TPS628512)</text:p>
          </table:table-cell>
          <table:table-cell table:number-columns-repeated="2"/>
          <table:table-cell table:formula="of:=0.036 + 0.044 + 0.07 + 0.011" office:value-type="float" office:value="0.161" calcext:value-type="float">
            <text:p>0.16</text:p>
          </table:table-cell>
          <table:table-cell/>
          <table:table-cell table:formula="of:=[.$D13] * [.$J$2]" office:value-type="float" office:value="0.161" calcext:value-type="float">
            <text:p>0.16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([.$D13] - 0.014) / [.$D13]) * [.$J$2] / [.$K$4]" office:value-type="percentage" office:value="0.891699604743083" calcext:value-type="percentage">
            <text:p>89.17%</text:p>
          </table:table-cell>
          <table:table-cell table:formula="of:=[.$D13] * [.$J13]" office:value-type="float" office:value="0.143563636363636" calcext:value-type="float">
            <text:p>0.14</text:p>
          </table:table-cell>
          <table:table-cell/>
          <table:table-cell office:value-type="string" calcext:value-type="string">
            <text:p>Quiescent only – excludes switching curr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Feedback Resistors</text:p>
          </table:table-cell>
          <table:table-cell table:number-columns-repeated="2"/>
          <table:table-cell table:formula="of:=1000 * [.$E$4] * 1.05 / ((88700 + 19600) * 0.97)" office:value-type="float" office:value="0.0346331781706029" calcext:value-type="float">
            <text:p>0.03</text:p>
          </table:table-cell>
          <table:table-cell/>
          <table:table-cell table:formula="of:=[.$D14] * [.$J$4]" office:value-type="float" office:value="0.0315219233940475" calcext:value-type="float">
            <text:p>0.03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14] * [.$J14]" office:value-type="float" office:value="0.0346331781706029" calcext:value-type="float">
            <text:p>0.0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SF Receiv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LDO Quiescent / Ground Currents (TPS7A2040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17] * [.$J$3]" office:value-type="float" office:value="2" calcext:value-type="float">
            <text:p>2.00</text:p>
          </table:table-cell>
          <table:table-cell/>
          <table:table-cell table:formula="of:=0.2 / [.$D17]" office:value-type="percentage" office:value="0.1" calcext:value-type="percentage">
            <text:p>10.00%</text:p>
          </table:table-cell>
          <table:table-cell/>
          <table:table-cell table:formula="of:=0.2 / [.$D17] * [.$J$2] / [.$K$4]" office:value-type="percentage" office:value="0.0976623376623377" calcext:value-type="percentage">
            <text:p>9.77%</text:p>
          </table:table-cell>
          <table:table-cell table:formula="of:=[.$D17] * [.$J17]" office:value-type="float" office:value="0.195324675324675" calcext:value-type="float">
            <text:p>0.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Opamp Quiescent Current (MCP6486)</text:p>
          </table:table-cell>
          <table:table-cell table:number-columns-repeated="2"/>
          <table:table-cell table:formula="of:=0.72 * 4" office:value-type="float" office:value="2.88" calcext:value-type="float">
            <text:p>2.88</text:p>
          </table:table-cell>
          <table:table-cell/>
          <table:table-cell table:formula="of:=[.$D18] * [.$J$3]" office:value-type="float" office:value="2.88" calcext:value-type="float">
            <text:p>2.88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8] * [.$J18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Opamp Signal Chain</text:p>
          </table:table-cell>
          <table:table-cell table:number-columns-repeated="2"/>
          <table:table-cell table:formula="of:=1000 * (2 * ([.$E$3] - 1.24 * 0.99) / (390 * 0.97) + ([.$E$3] - 1.24 * 0.99) / (100 * 0.97) + ([.$E$3] - 1.24 * 0.99) / (1000 * 0.97) + 2 * ([.$E$3] - 1.24 * 0.99) / (1000 * 0.97) + 2 * [.$E$3] / 1000)" office:value-type="float" office:value="55.2614750198255" calcext:value-type="float">
            <text:p>55.26</text:p>
          </table:table-cell>
          <table:table-cell/>
          <table:table-cell table:formula="of:=[.$D19] * [.$J$3]" office:value-type="float" office:value="55.2614750198255" calcext:value-type="float">
            <text:p>55.2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9] * [.$J19]" office:value-type="float" office:value="0" calcext:value-type="float">
            <text:p>0.00</text:p>
          </table:table-cell>
          <table:table-cell/>
          <table:table-cell office:value-type="string" calcext:value-type="string">
            <text:p>Grossly exaggerated by using static currents at rail voltage, which may happen during fault conditions but are otherwise a bit unrealistic – simul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Gain Multiplexers (TMUX1511)</text:p>
          </table:table-cell>
          <table:table-cell table:number-columns-repeated="2"/>
          <table:table-cell table:formula="of:=2 * (0.07 + 0.002 * 4)" office:value-type="float" office:value="0.156" calcext:value-type="float">
            <text:p>0.16</text:p>
          </table:table-cell>
          <table:table-cell/>
          <table:table-cell table:formula="of:=[.$D20] * [.$J$3]" office:value-type="float" office:value="0.156" calcext:value-type="float">
            <text:p>0.1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0] * [.$J20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Gain Shift Register (74HC595)</text:p>
          </table:table-cell>
          <table:table-cell table:number-columns-repeated="2"/>
          <table:table-cell table:formula="of:=0.08 + 0.001 * 5" office:value-type="float" office:value="0.085" calcext:value-type="float">
            <text:p>0.09</text:p>
          </table:table-cell>
          <table:table-cell/>
          <table:table-cell table:formula="of:=[.$D21] * [.$J$4]" office:value-type="float" office:value="0.0773640661938534" calcext:value-type="float">
            <text:p>0.08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1] * [.$J21]" office:value-type="float" office:value="0" calcext:value-type="float">
            <text:p>0.00</text:p>
          </table:table-cell>
          <table:table-cell/>
          <table:table-cell office:value-type="string" calcext:value-type="string">
            <text:p>Powered by the +3.3V Digital R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1.24V Reference (AZ431L)</text:p>
          </table:table-cell>
          <table:table-cell table:number-columns-repeated="2"/>
          <table:table-cell table:formula="of:=1 + 0.004" office:value-type="float" office:value="1.004" calcext:value-type="float">
            <text:p>1.00</text:p>
          </table:table-cell>
          <table:table-cell/>
          <table:table-cell table:formula="of:=[.$D22] * [.$J$3]" office:value-type="float" office:value="1.004" calcext:value-type="float">
            <text:p>1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2] * [.$J22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CU (Core) Module</text:p>
          </table:table-cell>
          <table:table-cell table:number-columns-repeated="11"/>
          <table:table-cell office:value-type="string" calcext:value-type="string">
            <text:p>*** Does not take into account debugging (ETM), etc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PIC32 Static</text:p>
          </table:table-cell>
          <table:table-cell table:number-columns-repeated="2"/>
          <table:table-cell table:formula="of:=0.001 * 81 + 0.245 * 120 + 0.005 + 0.015 + 0.025 + 0.055 * 4 + 1 + 2.5 * 3 + 8 * 2 + 8 + 2.5 * 5 + 5 * 2" office:value-type="float" office:value="84.746" calcext:value-type="float">
            <text:p>84.75</text:p>
          </table:table-cell>
          <table:table-cell/>
          <table:table-cell table:formula="of:=[.$D25] * [.$J$4]" office:value-type="float" office:value="77.1328841607565" calcext:value-type="float">
            <text:p>77.13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0.001 * 81 + 0.537 + 0.005 * 2 + 0.01) / [.$D25]" office:value-type="percentage" office:value="0.00752837892053902" calcext:value-type="percentage">
            <text:p>0.75%</text:p>
          </table:table-cell>
          <table:table-cell table:formula="of:=[.$D25] * [.$J25]" office:value-type="float" office:value="0.638" calcext:value-type="float">
            <text:p>0.64</text:p>
          </table:table-cell>
          <table:table-cell/>
          <table:table-cell office:value-type="string" calcext:value-type="string">
            <text:p>Not listed in datasheet under peripheral consumption so assuming 5x SERCOM at 2.5mA apiece, QSPI and SDHC at 5mA. <text:s/>All static current / MCU internal dynamic, no external dynamic / switching current. <text:s/>Normal mode assumes LDO regulator at 120MHz clocking. <text:s/>USB Suspend mode assumes buck regulator with MCU in standby mode with RTC and all RAM retaine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USB D+ Pull-Up</text:p>
          </table:table-cell>
          <table:table-cell table:number-columns-repeated="2"/>
          <table:table-cell table:formula="of:=1000 * [.$E$4] / (1500 + 15000 * 0.95)" office:value-type="float" office:value="0.22" calcext:value-type="float">
            <text:p>0.22</text:p>
          </table:table-cell>
          <table:table-cell/>
          <table:table-cell table:formula="of:=[.$D26] * [.$J$4]" office:value-type="float" office:value="0.200236406619385" calcext:value-type="float">
            <text:p>0.2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26] * [.$J26]" office:value-type="float" office:value="0.22" calcext:value-type="float">
            <text:p>0.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4"/>QSPI Dynamic I/O</text:p>
          </table:table-cell>
          <table:table-cell table:number-columns-repeated="2"/>
          <table:table-cell office:value-type="float" office:value="26" calcext:value-type="float">
            <text:p>26.00</text:p>
          </table:table-cell>
          <table:table-cell/>
          <table:table-cell table:formula="of:=[.$D27] * [.$J$4]" office:value-type="float" office:value="23.6643026004728" calcext:value-type="float">
            <text:p>23.6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7] * [.$J27]" office:value-type="float" office:value="0" calcext:value-type="float">
            <text:p>0.00</text:p>
          </table:table-cell>
          <table:table-cell/>
          <table:table-cell office:value-type="string" calcext:value-type="string">
            <text:p>5x switching at 50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SDHC Dynamic I/O</text:p>
          </table:table-cell>
          <table:table-cell table:number-columns-repeated="2"/>
          <table:table-cell office:value-type="float" office:value="26" calcext:value-type="float">
            <text:p>26.00</text:p>
          </table:table-cell>
          <table:table-cell/>
          <table:table-cell table:formula="of:=[.$D28] * [.$J$4]" office:value-type="float" office:value="23.6643026004728" calcext:value-type="float">
            <text:p>23.6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8] * [.$J28]" office:value-type="float" office:value="0" calcext:value-type="float">
            <text:p>0.00</text:p>
          </table:table-cell>
          <table:table-cell/>
          <table:table-cell office:value-type="string" calcext:value-type="string">
            <text:p>5x switching at 50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I2C Dynamic I/O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29] * [.$J$4]" office:value-type="float" office:value="1.82033096926714" calcext:value-type="float">
            <text:p>1.82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9] * [.$J29]" office:value-type="float" office:value="0" calcext:value-type="float">
            <text:p>0.00</text:p>
          </table:table-cell>
          <table:table-cell/>
          <table:table-cell office:value-type="string" calcext:value-type="string">
            <text:p>2x switching at 400kHz into 40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All SERCOM Dynamic I/O</text:p>
          </table:table-cell>
          <table:table-cell table:number-columns-repeated="2"/>
          <table:table-cell office:value-type="float" office:value="10" calcext:value-type="float">
            <text:p>10.00</text:p>
          </table:table-cell>
          <table:table-cell/>
          <table:table-cell table:formula="of:=[.$D30] * [.$J$4]" office:value-type="float" office:value="9.1016548463357" calcext:value-type="float">
            <text:p>9.1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0] * [.$J30]" office:value-type="float" office:value="0" calcext:value-type="float">
            <text:p>0.00</text:p>
          </table:table-cell>
          <table:table-cell/>
          <table:table-cell office:value-type="string" calcext:value-type="string">
            <text:p>12x switching at 8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2.48V Reference (AZ431L)</text:p>
          </table:table-cell>
          <table:table-cell table:number-columns-repeated="2"/>
          <table:table-cell table:formula="of:=1 + 0.004" office:value-type="float" office:value="1.004" calcext:value-type="float">
            <text:p>1.00</text:p>
          </table:table-cell>
          <table:table-cell/>
          <table:table-cell table:formula="of:=[.$D31] * [.$J$3]" office:value-type="float" office:value="1.004" calcext:value-type="float">
            <text:p>1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1] * [.$J31]" office:value-type="float" office:value="0" calcext:value-type="float">
            <text:p>0.00</text:p>
          </table:table-cell>
          <table:table-cell/>
          <table:table-cell table:style-name="ce12" office:value-type="string" calcext:value-type="string">
            <text:p>Powered by the +3.6V Analogue R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SD Card Load Switch</text:p>
          </table:table-cell>
          <table:table-cell table:number-columns-repeated="4"/>
          <table:table-cell table:formula="of:=[.$D32] * [.$J$4]" office:value-type="float" office:value="0" calcext:value-type="float">
            <text:p>0.0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2] * [.$J32]" office:value-type="float" office:value="0" calcext:value-type="float">
            <text:p>0.00</text:p>
          </table:table-cell>
          <table:table-cell/>
          <table:table-cell table:style-name="ce12"/>
          <table:table-cell table:number-columns-repeated="1011"/>
        </table:table-row>
        <table:table-row table:style-name="ro1">
          <table:table-cell office:value-type="string" calcext:value-type="string">
            <text:p><text:s text:c="2"/>SD Card LED</text:p>
          </table:table-cell>
          <table:table-cell table:number-columns-repeated="2"/>
          <table:table-cell table:formula="of:=1000 * ([.$E$4] - 1) / (330 * 0.97)" office:value-type="float" office:value="7.70071852546079" calcext:value-type="float">
            <text:p>7.70</text:p>
          </table:table-cell>
          <table:table-cell/>
          <table:table-cell table:formula="of:=[.$D33] * [.$J$4]" office:value-type="float" office:value="7.00892820875273" calcext:value-type="float">
            <text:p>7.01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3] * [.$J33]" office:value-type="float" office:value="0" calcext:value-type="float">
            <text:p>0.00</text:p>
          </table:table-cell>
          <table:table-cell/>
          <table:table-cell table:style-name="ce12"/>
          <table:table-cell table:number-columns-repeated="1011"/>
        </table:table-row>
        <table:table-row table:style-name="ro1">
          <table:table-cell office:value-type="string" calcext:value-type="string">
            <text:p><text:s text:c="2"/>SD Card</text:p>
          </table:table-cell>
          <table:table-cell table:number-columns-repeated="2"/>
          <table:table-cell table:formula="of:=1000 * 0.72 / [.$C$4]" office:value-type="float" office:value="229.665071770335" calcext:value-type="float">
            <text:p>229.67</text:p>
          </table:table-cell>
          <table:table-cell/>
          <table:table-cell table:formula="of:=[.$D34] * [.$J$4]" office:value-type="float" office:value="209.033221351251" calcext:value-type="float">
            <text:p>209.03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4] * [.$J34]" office:value-type="float" office:value="0" calcext:value-type="float">
            <text:p>0.00</text:p>
          </table:table-cell>
          <table:table-cell/>
          <table:table-cell table:style-name="ce12" office:value-type="string" calcext:value-type="string">
            <text:p>Dynamic switching current taken into account in the PIC32 breakdown abo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ypass Capacitor Leakage Current</text:p>
          </table:table-cell>
          <table:table-cell table:number-columns-repeated="2"/>
          <table:table-cell table:formula="of:=60 * 0.001" office:value-type="float" office:value="0.06" calcext:value-type="float">
            <text:p>0.06</text:p>
          </table:table-cell>
          <table:table-cell/>
          <table:table-cell table:formula="of:=[.$D35] * [.$J$4]" office:value-type="float" office:value="0.0546099290780142" calcext:value-type="float">
            <text:p>0.05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35] * [.$J35]" office:value-type="float" office:value="0.06" calcext:value-type="float">
            <text:p>0.06</text:p>
          </table:table-cell>
          <table:table-cell/>
          <table:table-cell table:style-name="ce12"/>
          <table:table-cell table:number-columns-repeated="1011"/>
        </table:table-row>
        <table:table-row table:style-name="ro1">
          <table:table-cell table:number-columns-repeated="12"/>
          <table:table-cell table:style-name="ce14"/>
          <table:table-cell table:number-columns-repeated="1011"/>
        </table:table-row>
        <table:table-row table:style-name="ro1">
          <table:table-cell office:value-type="string" calcext:value-type="string">
            <text:p>Audio Output Module</text:p>
          </table:table-cell>
          <table:table-cell table:number-columns-repeated="11"/>
          <table:table-cell table:style-name="ce14"/>
          <table:table-cell table:number-columns-repeated="1011"/>
        </table:table-row>
        <table:table-row table:style-name="ro1">
          <table:table-cell office:value-type="string" calcext:value-type="string">
            <text:p><text:s text:c="2"/>Amplifier Quiescent Current (IS31AP4991A)</text:p>
          </table:table-cell>
          <table:table-cell table:number-columns-repeated="2"/>
          <table:table-cell office:value-type="float" office:value="3" calcext:value-type="float">
            <text:p>3.00</text:p>
          </table:table-cell>
          <table:table-cell/>
          <table:table-cell table:formula="of:=[.$D38] * [.$J$2]" office:value-type="float" office:value="3" calcext:value-type="float">
            <text:p>3.00</text:p>
          </table:table-cell>
          <table:table-cell/>
          <table:table-cell table:formula="of:=0.001 / [.$D38]" office:value-type="percentage" office:value="0.000333333333333333" calcext:value-type="percentage">
            <text:p>0.03%</text:p>
          </table:table-cell>
          <table:table-cell/>
          <table:table-cell table:formula="of:=[.$H38] * [.$J$2] / [.$K$4]" office:value-type="percentage" office:value="0.000325541125541126" calcext:value-type="percentage">
            <text:p>0.03%</text:p>
          </table:table-cell>
          <table:table-cell table:formula="of:=[.$D38] * [.$J38]" office:value-type="float" office:value="0.000976623376623376" calcext:value-type="float">
            <text:p>0.00</text:p>
          </table:table-cell>
          <table:table-cell/>
          <table:table-cell table:style-name="ce14"/>
          <table:table-cell table:number-columns-repeated="1011"/>
        </table:table-row>
        <table:table-row table:style-name="ro1">
          <table:table-cell office:value-type="string" calcext:value-type="string">
            <text:p><text:s text:c="2"/>8 Ohm Output</text:p>
          </table:table-cell>
          <table:table-cell table:number-columns-repeated="2"/>
          <table:table-cell table:formula="of:=1000 * [.$E$2] / (8 * 0.9)" office:value-type="float" office:value="763.888888888889" calcext:value-type="float">
            <text:p>763.89</text:p>
          </table:table-cell>
          <table:table-cell/>
          <table:table-cell table:formula="of:=[.$D39] * [.$J$2]" office:value-type="float" office:value="763.888888888889" calcext:value-type="float">
            <text:p>763.89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9] * [.$J39]" office:value-type="float" office:value="0" calcext:value-type="float">
            <text:p>0.00</text:p>
          </table:table-cell>
          <table:table-cell/>
          <table:table-cell table:style-name="ce12" office:value-type="string" calcext:value-type="string">
            <text:p>Steady state / peak to give worst-case over-estimate – in reality it will be RMS unless there’s a faul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2"/>
          <table:table-cell table:number-columns-repeated="1013"/>
        </table:table-row>
        <table:table-row table:style-name="ro1">
          <table:table-cell office:value-type="string" calcext:value-type="string">
            <text:p>Sensor Module</text:p>
          </table:table-cell>
          <table:table-cell table:number-columns-repeated="9"/>
          <table:table-cell table:style-name="ce42"/>
          <table:table-cell table:number-columns-repeated="1013"/>
        </table:table-row>
        <table:table-row table:style-name="ro1">
          <table:table-cell office:value-type="string" calcext:value-type="string">
            <text:p><text:s text:c="2"/>LDO Quiescent / Ground Currents (TPS7A2028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42] * [.$J$5]" office:value-type="float" office:value="1.82033096926714" calcext:value-type="float">
            <text:p>1.82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0.029 / [.$D42] * [.$K$5] / [.$K$4]" office:value-type="percentage" office:value="0.0145" calcext:value-type="percentage">
            <text:p>1.45%</text:p>
          </table:table-cell>
          <table:table-cell table:formula="of:=[.$D42] * [.$J42]" office:value-type="float" office:value="0.029" calcext:value-type="float">
            <text:p>0.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Humidity Sensor (with heater)</text:p>
          </table:table-cell>
          <table:table-cell table:number-columns-repeated="2"/>
          <table:table-cell table:formula="of:=4 * 0.0005 + 0.17 + 0.525 + 1000 * 0.368 / [.$C$5]" office:value-type="float" office:value="139.042864661654" calcext:value-type="float">
            <text:p>139.04</text:p>
          </table:table-cell>
          <table:table-cell/>
          <table:table-cell table:formula="of:=[.$D43] * [.$J$5]" office:value-type="float" office:value="126.552016299614" calcext:value-type="float">
            <text:p>126.55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table:formula="of:=(4 * 0.0005 + 0.015) / [.$D43] * [.$K$5] / [.$K$4]" office:value-type="percentage" office:value="0.000122264454500184" calcext:value-type="percentage">
            <text:p>0.01%</text:p>
          </table:table-cell>
          <table:table-cell table:formula="of:=[.$D43] * [.$J43]" office:value-type="float" office:value="0.017" calcext:value-type="float">
            <text:p>0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Proximity Sensor</text:p>
          </table:table-cell>
          <table:table-cell table:number-columns-repeated="2"/>
          <table:table-cell table:formula="of:=4 * 0.01 + 5" office:value-type="float" office:value="5.04" calcext:value-type="float">
            <text:p>5.04</text:p>
          </table:table-cell>
          <table:table-cell/>
          <table:table-cell table:formula="of:=[.$D44] * [.$J$5]" office:value-type="float" office:value="4.58723404255319" calcext:value-type="float">
            <text:p>4.59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4 * 0.01 + 0.17) / [.$D44] * [.$K$5] / [.$K$4]" office:value-type="percentage" office:value="0.0416666666666667" calcext:value-type="percentage">
            <text:p>4.17%</text:p>
          </table:table-cell>
          <table:table-cell table:formula="of:=[.$D44] * [.$J44]" office:value-type="float" office:value="0.21" calcext:value-type="float">
            <text:p>0.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Barometric Pressure Sensor</text:p>
          </table:table-cell>
          <table:table-cell table:number-columns-repeated="2"/>
          <table:table-cell table:style-name="Default" table:formula="of:=0.001 * 4 + 0.345" office:value-type="float" office:value="0.349" calcext:value-type="float">
            <text:p>0.349</text:p>
          </table:table-cell>
          <table:table-cell/>
          <table:table-cell table:formula="of:=[.$D45] * [.$J$5]" office:value-type="float" office:value="0.317647754137116" calcext:value-type="float">
            <text:p>0.32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14"/>
          <table:table-cell table:formula="of:=(0.001 * 4 + 0.0005) / [.$D45] * [.$K$5] / [.$K$4]" office:value-type="percentage" office:value="0.0128939828080229" calcext:value-type="percentage">
            <text:p>1.29%</text:p>
          </table:table-cell>
          <table:table-cell table:formula="of:=[.$D45] * [.$J45]" office:value-type="float" office:value="0.0045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Infrared Sensor</text:p>
          </table:table-cell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/>
          <table:table-cell table:formula="of:=[.$D46] * [.$J$4]" office:value-type="float" office:value="0.455082742316785" calcext:value-type="float">
            <text:p>0.46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14"/>
          <table:table-cell office:value-type="percentage" office:value="1" calcext:value-type="percentage">
            <text:p>100.00%</text:p>
          </table:table-cell>
          <table:table-cell table:formula="of:=[.$D46] * [.$J46]" office:value-type="float" office:value="0.5" calcext:value-type="float">
            <text:p>0.5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TFT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Multiplexers (TMUX1574)</text:p>
          </table:table-cell>
          <table:table-cell table:number-columns-repeated="4"/>
          <table:table-cell table:formula="of:=[.$D49] * [.$J$4]" office:value-type="float" office:value="0" calcext:value-type="float">
            <text:p>0.00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14"/>
          <table:table-cell office:value-type="percentage" office:value="1" calcext:value-type="percentage">
            <text:p>100.00%</text:p>
          </table:table-cell>
          <table:table-cell table:formula="of:=[.$D49] * [.$J49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FT Controller (GC9C01)</text:p>
          </table:table-cell>
          <table:table-cell table:number-columns-repeated="2"/>
          <table:table-cell table:formula="of:=2 * 10.5" office:value-type="float" office:value="21" calcext:value-type="float">
            <text:p>21.00</text:p>
          </table:table-cell>
          <table:table-cell/>
          <table:table-cell table:formula="of:=[.$D50] * [.$J$4]" office:value-type="float" office:value="19.113475177305" calcext:value-type="float">
            <text:p>19.11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14"/>
          <table:table-cell table:formula="of:=(2 * 0.03) / [.$D50]" office:value-type="percentage" office:value="0.00285714285714286" calcext:value-type="percentage">
            <text:p>0.29%</text:p>
          </table:table-cell>
          <table:table-cell table:formula="of:=[.$D50] * [.$J50]" office:value-type="float" office:value="0.06" calcext:value-type="float">
            <text:p>0.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FT Backlight</text:p>
          </table:table-cell>
          <table:table-cell table:number-columns-repeated="2"/>
          <table:table-cell table:formula="of:=2 * 40" office:value-type="float" office:value="80" calcext:value-type="float">
            <text:p>80.00</text:p>
          </table:table-cell>
          <table:table-cell/>
          <table:table-cell table:formula="of:=[.$D51] * [.$J$4]" office:value-type="float" office:value="72.8132387706856" calcext:value-type="float">
            <text:p>72.81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14"/>
          <table:table-cell office:value-type="percentage" office:value="0" calcext:value-type="percentage">
            <text:p>0.00%</text:p>
          </table:table-cell>
          <table:table-cell table:formula="of:=[.$D51] * [.$J51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Bluetooth Module</text:p>
          </table:table-cell>
          <table:table-cell table:number-columns-repeated="2"/>
          <table:table-cell table:formula="of:=0.001 * 10 + 4.2 + 10.5 + 10.8 + 0.792" office:value-type="float" office:value="26.302" calcext:value-type="float">
            <text:p>26.30</text:p>
          </table:table-cell>
          <table:table-cell/>
          <table:table-cell table:formula="of:=[.$D53] * [.$J$4]" office:value-type="float" office:value="23.9391725768322" calcext:value-type="float">
            <text:p>23.94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14"/>
          <table:table-cell table:formula="of:=(0.001 * 10 + 0.0033) / [.$D53]" office:value-type="percentage" office:value="0.000505664968443464" calcext:value-type="percentage">
            <text:p>0.05%</text:p>
          </table:table-cell>
          <table:table-cell table:formula="of:=[.$D53] * [.$J53]" office:value-type="float" office:value="0.0133" calcext:value-type="float">
            <text:p>0.01</text:p>
          </table:table-cell>
          <table:table-cell/>
          <table:table-cell office:value-type="string" calcext:value-type="string">
            <text:p>Transmitting and receiving with fully active CP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500mA Budget Remaining</text:p>
          </table:table-cell>
          <table:table-cell table:number-columns-repeated="2"/>
          <table:table-cell table:style-name="ce36" table:formula="of:=500 - SUM([.D8:.D54])" office:value-type="float" office:value="-991.142217782564" calcext:value-type="float">
            <text:p>-991.14</text:p>
          </table:table-cell>
          <table:table-cell table:style-name="ce45" table:formula="of:=[.D55] / 500" office:value-type="percentage" office:value="-1.98228443556513" calcext:value-type="percentage">
            <text:p>-198.23%</text:p>
          </table:table-cell>
          <table:table-cell table:style-name="ce36" table:formula="of:=500 - SUM([.F8:.F54])" office:value-type="float" office:value="-931.710422504167" calcext:value-type="float">
            <text:p>-931.71</text:p>
          </table:table-cell>
          <table:table-cell table:style-name="ce45" table:formula="of:=[.F55] / 500" office:value-type="percentage" office:value="-1.86342084500833" calcext:value-type="percentage">
            <text:p>-186.34%</text:p>
          </table:table-cell>
          <table:table-cell table:style-name="ce36" table:formula="of:=100 - SUMPRODUCT([.F8:.F54]; [.H8:.H54])" office:value-type="float" office:value="14.0709488717301" calcext:value-type="float">
            <text:p>14.07</text:p>
          </table:table-cell>
          <table:table-cell table:style-name="ce36"/>
          <table:table-cell table:style-name="ce36" table:formula="of:=2.5 - (SUMPRODUCT([.D8:.D54]; [.J8:.J54]) * [.$K$4])" office:value-type="float" office:value="-0.0100310825690912" calcext:value-type="float">
            <text:p>-0.01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14" office:value-type="string" calcext:value-type="string">
            <text:p>1.5A Budget Remaining</text:p>
          </table:table-cell>
          <table:table-cell table:number-columns-repeated="2"/>
          <table:table-cell table:style-name="ce36" table:formula="of:=1500 - SUM([.D8:.D54])" office:value-type="float" office:value="8.85778221743635" calcext:value-type="float">
            <text:p>8.86</text:p>
          </table:table-cell>
          <table:table-cell table:style-name="ce45" table:formula="of:=[.D56] / 1500" office:value-type="percentage" office:value="0.00590518814495757" calcext:value-type="percentage">
            <text:p>0.59%</text:p>
          </table:table-cell>
          <table:table-cell table:style-name="ce36" table:formula="of:=1500 - SUM([.F8:.F54])" office:value-type="float" office:value="68.2895774958329" calcext:value-type="float">
            <text:p>68.29</text:p>
          </table:table-cell>
          <table:table-cell table:style-name="ce45" table:formula="of:=[.F56] / 1500" office:value-type="percentage" office:value="0.0455263849972219" calcext:value-type="percentage">
            <text:p>4.55%</text:p>
          </table:table-cell>
          <table:table-cell table:style-name="ce45" table:formula="of:=[.H55] / 100" office:value-type="percentage" office:value="0.140709488717301" calcext:value-type="percentage">
            <text:p>14.07%</text:p>
          </table:table-cell>
          <table:table-cell table:style-name="ce36"/>
          <table:table-cell table:style-name="ce45" table:formula="of:=[.J55] / 2.5" office:value-type="percentage" office:value="-0.0040124330276365" calcext:value-type="percentage">
            <text:p>-0.40%</text:p>
          </table:table-cell>
          <table:table-cell table:style-name="Default"/>
          <table:table-cell table:number-columns-repeated="1013"/>
        </table:table-row>
        <table:table-row table:style-name="ro1" table:number-rows-repeated="2">
          <table:table-cell table:style-name="ce12" table:number-columns-repeated="3"/>
          <table:table-cell table:style-name="ce38"/>
          <table:table-cell table:style-name="ce12" table:number-columns-repeated="4"/>
          <table:table-cell table:style-name="ce14"/>
          <table:table-cell table:style-name="ce12" table:number-columns-repeated="1015"/>
        </table:table-row>
        <table:table-row table:style-name="ro1">
          <table:table-cell table:style-name="ce12" table:number-columns-repeated="2"/>
          <table:table-cell table:style-name="ce14"/>
          <table:table-cell table:style-name="ce42"/>
          <table:table-cell table:style-name="ce12" table:number-columns-repeated="4"/>
          <table:table-cell table:style-name="ce14"/>
          <table:table-cell table:style-name="ce12" table:number-columns-repeated="1015"/>
        </table:table-row>
        <table:table-row table:style-name="ro1">
          <table:table-cell table:style-name="ce12" table:number-columns-repeated="3"/>
          <table:table-cell table:style-name="ce42"/>
          <table:table-cell table:style-name="ce14"/>
          <table:table-cell table:style-name="ce12" table:number-columns-repeated="3"/>
          <table:table-cell table:style-name="ce14"/>
          <table:table-cell table:style-name="ce12" table:number-columns-repeated="1015"/>
        </table:table-row>
        <table:table-row table:style-name="ro1">
          <table:table-cell table:style-name="ce14"/>
          <table:table-cell/>
          <table:table-cell table:style-name="ce14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2" table:number-columns-repeated="1015"/>
        </table:table-row>
        <table:table-row table:style-name="ro1">
          <table:table-cell table:style-name="ce14"/>
          <table:table-cell/>
          <table:table-cell table:style-name="ce14"/>
          <table:table-cell table:style-name="ce42"/>
          <table:table-cell table:style-name="ce14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4" table:number-columns-repeated="3"/>
          <table:table-cell table:style-name="ce42"/>
          <table:table-cell table:style-name="ce14" table:number-columns-repeated="1020"/>
        </table:table-row>
        <table:table-row table:style-name="ro1">
          <table:table-cell table:style-name="ce14"/>
          <table:table-cell/>
          <table:table-cell table:style-name="ce14"/>
          <table:table-cell table:style-name="ce42"/>
          <table:table-cell table:style-name="ce14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4"/>
          <table:table-cell/>
          <table:table-cell table:style-name="ce14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</table:table>
      <table:table table:name="TPS7A20xx LDO" table:style-name="ta1">
        <table:table-column table:style-name="co1" table:default-cell-style-name="ce12"/>
        <table:table-column table:style-name="co2" table:default-cell-style-name="Default"/>
        <table:table-column table:style-name="co2" table:default-cell-style-name="ce14"/>
        <table:table-column table:style-name="co2" table:number-columns-repeated="5" table:default-cell-style-name="Default"/>
        <table:table-column table:style-name="co2" table:default-cell-style-name="ce14"/>
        <table:table-column table:style-name="co2" table:number-columns-repeated="1015" table:default-cell-style-name="ce12"/>
        <table:table-row table:style-name="ro1">
          <table:table-cell table:style-name="ce11" office:value-type="string" calcext:value-type="string">
            <text:p>System Parameters</text:p>
          </table:table-cell>
          <table:table-cell table:style-name="ce16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Max</text:p>
          </table:table-cell>
          <table:table-cell table:style-name="ce16" table:number-columns-repeated="1019"/>
        </table:table-row>
        <table:table-row table:style-name="ro1">
          <table:table-cell table:style-name="Default" office:value-type="string" calcext:value-type="string">
            <text:p>Input Voltage (V)</text:p>
          </table:table-cell>
          <table:table-cell/>
          <table:table-cell table:style-name="Default" table:formula="of:=4.23" office:value-type="float" office:value="4.23" calcext:value-type="float">
            <text:p>4.2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Not at connector but after input protection, etc. <text:s/>For TPS628512, use -3% and +5% to account for feedback resistors and voltage reference accuracy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emperature (Celsius)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1016"/>
        </table:table-row>
        <table:table-row table:style-name="ro1">
          <table:table-cell/>
          <table:table-cell table:style-name="ce12" table:number-columns-repeated="8"/>
          <table:table-cell table:number-columns-repeated="1015"/>
        </table:table-row>
        <table:table-row table:style-name="ro1">
          <table:table-cell table:style-name="ce11" office:value-type="string" calcext:value-type="string">
            <text:p>+1.2V LDO (TPS7A2012)</text:p>
          </table:table-cell>
          <table:table-cell table:style-name="ce16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Max</text:p>
          </table:table-cell>
          <table:table-cell table:style-name="ce16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2" table:formula="of:=[.D7] * 0.98" office:value-type="float" office:value="46.06" calcext:value-type="float">
            <text:p>46.06</text:p>
          </table:table-cell>
          <table:table-cell office:value-type="float" office:value="47" calcext:value-type="float">
            <text:p>47</text:p>
          </table:table-cell>
          <table:table-cell table:formula="of:=[.D7] * 1.02" office:value-type="float" office:value="47.94" calcext:value-type="float">
            <text:p>47.94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7] * [.E7]" office:value-type="float" office:value="1.8645605" calcext:value-type="float">
            <text:p>1.8645605</text:p>
          </table:table-cell>
          <table:table-cell table:style-name="ce14" table:formula="of:=[.$D$2] - 0.001 * [.E17] * [.D7]" office:value-type="float" office:value="2.68094166666667" calcext:value-type="float">
            <text:p>2.68094166666667</text:p>
          </table:table-cell>
          <table:table-cell table:style-name="ce14" table:formula="of:=[.$E$2] - 0.001 * [.E17] * [.C7]" office:value-type="float" office:value="3.72732283333333" calcext:value-type="float">
            <text:p>3.72732283333333</text:p>
          </table:table-cell>
          <table:table-cell table:number-columns-repeated="3"/>
          <table:table-cell table:formula="of:=IF([.C8] &lt; [.E10] + [.E12]; CONCATENATE(&quot;TOO LOW !  MINIMUM INPUT NEEDS TO BE HIGHER THAN OUTPUT + DROP-OUT OF &quot;; [.E10] + [.E12]; &quot;V !&quot;); &quot;&quot;)">
            <text:p/>
          </table:table-cell>
          <table:table-cell table:style-name="Default"/>
          <table:table-cell table:style-name="Default" table:formula="of:=IF([.C8] &lt; 1.6; CONCATENATE(&quot;TOO LOW FOR OPTIMUM PERFORMANCE !  MINIMUM INPUT NEEDS TO BE HIGHER THAN 1.6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0] * (1 + [.C11])" office:value-type="float" office:value="1.1592" calcext:value-type="float">
            <text:p>1.1592</text:p>
          </table:table-cell>
          <table:table-cell office:value-type="float" office:value="1.2" calcext:value-type="float">
            <text:p>1.2</text:p>
          </table:table-cell>
          <table:table-cell table:style-name="ce14" table:formula="of:=[.D10] * (1 + [.E11])" office:value-type="float" office:value="1.2408" calcext:value-type="float">
            <text:p>1.2408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17" office:value-type="percentage" office:value="-0.034" calcext:value-type="percentage">
            <text:p>-3.40%</text:p>
          </table:table-cell>
          <table:table-cell table:style-name="ce17" office:value-type="percentage" office:value="0" calcext:value-type="percentage">
            <text:p>0.00%</text:p>
          </table:table-cell>
          <table:table-cell table:style-name="ce17" office:value-type="percentage" office:value="0.034" calcext:value-type="percentage">
            <text:p>3.4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355" calcext:value-type="float">
            <text:p>0.35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2"/>
          <table:table-cell table:style-name="ce12" table:formula="of:=[.C14] * 2000 / 300" office:value-type="float" office:value="66.6666666666667" calcext:value-type="float">
            <text:p>66.6666666666667</text:p>
          </table:table-cell>
          <table:table-cell table:style-name="ce12" table:formula="of:=[.D14] * 2000 / 300" office:value-type="float" office:value="166.666666666667" calcext:value-type="float">
            <text:p>166.666666666667</text:p>
          </table:table-cell>
          <table:table-cell table:style-name="ce12" table:formula="of:=[.E14] * 2000 / 300" office:value-type="float" office:value="326.666666666667" calcext:value-type="float">
            <text:p>32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2"/>
          <table:table-cell table:number-columns-repeated="3" table:style-name="ce12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2"/>
          <table:table-cell table:style-name="ce12" table:formula="of:=[.C14] + 0.001 * ([.C15] + [.C16])" office:value-type="float" office:value="10.0816666666667" calcext:value-type="float">
            <text:p>10.0816666666667</text:p>
          </table:table-cell>
          <table:table-cell table:style-name="ce12" table:formula="of:=[.D14] + 0.001 * ([.D15] + [.D16])" office:value-type="float" office:value="25.1816666666667" calcext:value-type="float">
            <text:p>25.1816666666667</text:p>
          </table:table-cell>
          <table:table-cell table:style-name="ce12" table:formula="of:=[.E14] + 0.001 * ([.E15] + [.E16])" office:value-type="float" office:value="49.3416666666667" calcext:value-type="float">
            <text:p>49.3416666666667</text:p>
          </table:table-cell>
          <table:table-cell table:style-name="ce12" table:number-columns-repeated="3"/>
          <table:table-cell table:number-columns-repeated="1016"/>
        </table:table-row>
        <table:table-row table:style-name="ro1">
          <table:table-cell/>
          <table:table-cell table:style-name="ce12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2"/>
          <table:table-cell table:formula="of:=[.E19] * 0.8" office:value-type="float" office:value="100" calcext:value-type="float">
            <text:p>100</text:p>
          </table:table-cell>
          <table:table-cell table:style-name="ce14" table:formula="of:=[.E19] * 0.9" office:value-type="float" office:value="112.5" calcext:value-type="float">
            <text:p>112.5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2"/>
          <table:table-cell table:style-name="ce12" office:value-type="float" office:value="188" calcext:value-type="float">
            <text:p>188</text:p>
          </table:table-cell>
          <table:table-cell table:style-name="ce14" table:formula="of:=[.C20] * 1.1" office:value-type="float" office:value="206.8" calcext:value-type="float">
            <text:p>206.8</text:p>
          </table:table-cell>
          <table:table-cell table:style-name="ce14" table:formula="of:=[.C20] * 1.2" office:value-type="float" office:value="225.6" calcext:value-type="float">
            <text:p>225.6</text:p>
          </table:table-cell>
          <table:table-cell table:style-name="ce12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1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Resistor Power Dissipation (mW)</text:p>
          </table:table-cell>
          <table:table-cell/>
          <table:table-cell table:formula="of:=1000 * POWER(0.001 * [.E17]; 2) * [.C7]" office:value-type="float" office:value="112.137679198611" calcext:value-type="float">
            <text:p>112.137679198611</text:p>
          </table:table-cell>
          <table:table-cell table:style-name="ce14" table:formula="of:=1000 * POWER(0.001 * [.E17]; 2) * [.D7]" office:value-type="float" office:value="114.426203263889" calcext:value-type="float">
            <text:p>114.426203263889</text:p>
          </table:table-cell>
          <table:table-cell table:style-name="ce14" table:formula="of:=1000 * POWER(0.001 * [.E17]; 2) * [.E7]" office:value-type="float" office:value="116.714727329167" calcext:value-type="float">
            <text:p>116.714727329167</text:p>
          </table:table-cell>
          <table:table-cell table:number-columns-repeated="3"/>
          <table:table-cell table:formula="of:=IF([.D7] &gt; 0; CONCATENATE(&quot;Resistor must be sized to handle worst-case fault power of &quot;; POWER(MIN([.$E$2] / [.C7]; 0.77); 2) * [.E7]; &quot;W&quot;); &quot;&quot;)" office:value-type="string" office:string-value="Resistor must be sized to handle worst-case fault power of 0.813490832720409W" calcext:value-type="string">
            <text:p>Resistor must be sized to handle worst-case fault power of 0.813490832720409W</text:p>
          </table:table-cell>
          <table:table-cell table:style-name="Default" table:number-columns-repeated="1015"/>
        </table:table-row>
        <table:table-row table:style-name="ro1">
          <table:table-cell table:style-name="ce14" office:value-type="string" calcext:value-type="string">
            <text:p>LDO Power Dissipation (mW)</text:p>
          </table:table-cell>
          <table:table-cell table:style-name="ce14"/>
          <table:table-cell table:formula="of:=1000 * (([.C8] - [.E10]) * (0.001 * [.E14]) + [.C8] * (0.000001 * ([.E15] + [.E16])))" office:value-type="float" office:value="31.2013226708333" calcext:value-type="float">
            <text:p>31.2013226708333</text:p>
          </table:table-cell>
          <table:table-cell table:style-name="ce14" table:formula="of:=1000 * (([.D8] - [.D10]) * (0.001 * [.E14]) + [.D8] * (0.000001 * ([.E15] + [.E16])))" office:value-type="float" office:value="73.4821300694444" calcext:value-type="float">
            <text:p>73.4821300694444</text:p>
          </table:table-cell>
          <table:table-cell table:style-name="ce14" table:formula="of:=1000 * (([.E8] - [.C10]) * (0.001 * [.E14]) + [.E8] * (0.000001 * ([.E15] + [.E16])))" office:value-type="float" office:value="127.111520801389" calcext:value-type="float">
            <text:p>127.111520801389</text:p>
          </table:table-cell>
          <table:table-cell table:style-name="ce14"/>
          <table:table-cell table:style-name="ce14" table:formula="of:=IF([.E23] &gt; [.C24]; CONCATENATE(&quot;TOO HIGH !  MAXIMUM POWER DISSIPATION OF &quot;; [.C24]; &quot;mW IS EXCEEDED !&quot;); &quot;&quot;)">
            <text:p/>
          </table:table-cell>
          <table:table-cell table:style-name="ce14"/>
          <table:table-cell/>
          <table:table-cell table:style-name="ce14" table:number-columns-repeated="1015"/>
        </table:table-row>
        <table:table-row table:style-name="ro1">
          <table:table-cell table:style-name="ce14" office:value-type="string" calcext:value-type="string">
            <text:p>Maximum Power Dissipation (mW)</text:p>
          </table:table-cell>
          <table:table-cell/>
          <table:table-cell table:formula="of:=1000 * ([.C19] - [.$E$3]) / [.E20]" office:value-type="float" office:value="221.631205673759" calcext:value-type="float">
            <text:p>221.631205673759</text:p>
          </table:table-cell>
          <table:table-cell table:style-name="ce14" table:formula="of:=1000 * ([.D19] - [.$E$3]) / [.D20]" office:value-type="float" office:value="302.224371373308" calcext:value-type="float">
            <text:p>302.224371373308</text:p>
          </table:table-cell>
          <table:table-cell table:style-name="ce14" table:formula="of:=1000 * ([.E19] - [.$E$3]) / [.C20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12" table:number-columns-repeated="8"/>
          <table:table-cell table:number-columns-repeated="1015"/>
        </table:table-row>
        <table:table-row table:style-name="ro1">
          <table:table-cell table:style-name="ce11" office:value-type="string" calcext:value-type="string">
            <text:p>+1.8V LDO (TPS7A2018)</text:p>
          </table:table-cell>
          <table:table-cell table:style-name="ce16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Max</text:p>
          </table:table-cell>
          <table:table-cell table:style-name="ce16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2" table:formula="of:=[.D28] * 0.98" office:value-type="float" office:value="32.34" calcext:value-type="float">
            <text:p>32.34</text:p>
          </table:table-cell>
          <table:table-cell office:value-type="float" office:value="33" calcext:value-type="float">
            <text:p>33</text:p>
          </table:table-cell>
          <table:table-cell table:formula="of:=[.D28] * 1.02" office:value-type="float" office:value="33.66" calcext:value-type="float">
            <text:p>33.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38] * [.E28]" office:value-type="float" office:value="2.5352751" calcext:value-type="float">
            <text:p>2.5352751</text:p>
          </table:table-cell>
          <table:table-cell table:style-name="ce14" table:formula="of:=[.$D$2] - 0.001 * [.E38] * [.D28]" office:value-type="float" office:value="3.338505" calcext:value-type="float">
            <text:p>3.338505</text:p>
          </table:table-cell>
          <table:table-cell table:style-name="ce14" table:formula="of:=[.$E$2] - 0.001 * [.E38] * [.C28]" office:value-type="float" office:value="4.3717349" calcext:value-type="float">
            <text:p>4.3717349</text:p>
          </table:table-cell>
          <table:table-cell table:number-columns-repeated="3"/>
          <table:table-cell table:formula="of:=IF([.C29] &lt; [.E31] + [.E33]; CONCATENATE(&quot;TOO LOW !  MINIMUM INPUT NEEDS TO BE HIGHER THAN OUTPUT + DROP-OUT OF &quot;; [.E31] + [.E33]; &quot;V !&quot;); &quot;&quot;)">
            <text:p/>
          </table:table-cell>
          <table:table-cell table:style-name="Default"/>
          <table:table-cell table:style-name="Default" table:formula="of:=IF([.C29] &lt; [.E31] + 0.3; CONCATENATE(&quot;TOO LOW FOR OPTIMUM PERFORMANCE !  MINIMUM INPUT NEEDS TO BE HIGHER THAN &quot;; [.E31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31] * (1 + [.C32])" office:value-type="float" office:value="1.7586" calcext:value-type="float">
            <text:p>1.7586</text:p>
          </table:table-cell>
          <table:table-cell office:value-type="float" office:value="1.8" calcext:value-type="float">
            <text:p>1.8</text:p>
          </table:table-cell>
          <table:table-cell table:style-name="ce14" table:formula="of:=[.D31] * (1 + [.E32])" office:value-type="float" office:value="1.8414" calcext:value-type="float">
            <text:p>1.841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17" office:value-type="percentage" office:value="-0.023" calcext:value-type="percentage">
            <text:p>-2.30%</text:p>
          </table:table-cell>
          <table:table-cell table:style-name="ce17" office:value-type="percentage" office:value="0" calcext:value-type="percentage">
            <text:p>0.00%</text:p>
          </table:table-cell>
          <table:table-cell table:style-name="ce17" office:value-type="percentage" office:value="0.023" calcext:value-type="percentage">
            <text:p>2.3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205" calcext:value-type="float">
            <text:p>0.20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2"/>
          <table:table-cell table:style-name="ce12" table:formula="of:=[.C35] * 2000 / 300" office:value-type="float" office:value="200" calcext:value-type="float">
            <text:p>200</text:p>
          </table:table-cell>
          <table:table-cell table:style-name="ce12" table:formula="of:=[.D35] * 2000 / 300" office:value-type="float" office:value="266.666666666667" calcext:value-type="float">
            <text:p>266.666666666667</text:p>
          </table:table-cell>
          <table:table-cell table:style-name="ce12" table:formula="of:=[.E35] * 2000 / 300" office:value-type="float" office:value="333.333333333333" calcext:value-type="float">
            <text:p>333.333333333333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2"/>
          <table:table-cell table:number-columns-repeated="3" table:style-name="ce12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2"/>
          <table:table-cell table:style-name="ce12" table:formula="of:=[.C35] + 0.001 * ([.C36] + [.C37])" office:value-type="float" office:value="30.215" calcext:value-type="float">
            <text:p>30.215</text:p>
          </table:table-cell>
          <table:table-cell table:style-name="ce12" table:formula="of:=[.D35] + 0.001 * ([.D36] + [.D37])" office:value-type="float" office:value="40.2816666666667" calcext:value-type="float">
            <text:p>40.2816666666667</text:p>
          </table:table-cell>
          <table:table-cell table:style-name="ce12" table:formula="of:=[.E35] + 0.001 * ([.E36] + [.E37])" office:value-type="float" office:value="50.3483333333333" calcext:value-type="float">
            <text:p>50.3483333333333</text:p>
          </table:table-cell>
          <table:table-cell table:style-name="ce12" table:number-columns-repeated="3"/>
          <table:table-cell table:number-columns-repeated="1016"/>
        </table:table-row>
        <table:table-row table:style-name="ro1">
          <table:table-cell/>
          <table:table-cell table:style-name="ce12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2"/>
          <table:table-cell table:formula="of:=[.E40] * 0.8" office:value-type="float" office:value="100" calcext:value-type="float">
            <text:p>100</text:p>
          </table:table-cell>
          <table:table-cell table:style-name="ce14" table:formula="of:=[.E40] * 0.9" office:value-type="float" office:value="112.5" calcext:value-type="float">
            <text:p>112.5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2"/>
          <table:table-cell table:style-name="ce12" office:value-type="float" office:value="188" calcext:value-type="float">
            <text:p>188</text:p>
          </table:table-cell>
          <table:table-cell table:style-name="ce14" table:formula="of:=[.C41] * 1.1" office:value-type="float" office:value="206.8" calcext:value-type="float">
            <text:p>206.8</text:p>
          </table:table-cell>
          <table:table-cell table:style-name="ce14" table:formula="of:=[.C41] * 1.2" office:value-type="float" office:value="225.6" calcext:value-type="float">
            <text:p>225.6</text:p>
          </table:table-cell>
          <table:table-cell table:style-name="ce12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1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Resistor Power Dissipation (mW)</text:p>
          </table:table-cell>
          <table:table-cell/>
          <table:table-cell table:formula="of:=1000 * POWER(0.001 * [.E38]; 2) * [.C28]" office:value-type="float" office:value="81.9804340098332" calcext:value-type="float">
            <text:p>81.9804340098332</text:p>
          </table:table-cell>
          <table:table-cell table:style-name="ce14" table:formula="of:=1000 * POWER(0.001 * [.E38]; 2) * [.D28]" office:value-type="float" office:value="83.6535040916667" calcext:value-type="float">
            <text:p>83.6535040916667</text:p>
          </table:table-cell>
          <table:table-cell table:style-name="ce14" table:formula="of:=1000 * POWER(0.001 * [.E38]; 2) * [.E28]" office:value-type="float" office:value="85.3265741735" calcext:value-type="float">
            <text:p>85.3265741735</text:p>
          </table:table-cell>
          <table:table-cell table:number-columns-repeated="3"/>
          <table:table-cell table:formula="of:=IF([.D28] &gt; 0; CONCATENATE(&quot;Resistor must be sized to handle worst-case fault power of &quot;; POWER(MIN([.$E$2] / [.C28]; 0.77); 2) * [.E28]; &quot;W&quot;); &quot;&quot;)" office:value-type="string" office:string-value="Resistor must be sized to handle worst-case fault power of 1.1586081556927W" calcext:value-type="string">
            <text:p>Resistor must be sized to handle worst-case fault power of 1.1586081556927W</text:p>
          </table:table-cell>
          <table:table-cell table:style-name="Default" table:number-columns-repeated="1015"/>
        </table:table-row>
        <table:table-row table:style-name="ro1">
          <table:table-cell table:style-name="ce14" office:value-type="string" calcext:value-type="string">
            <text:p>LDO Power Dissipation (mW)</text:p>
          </table:table-cell>
          <table:table-cell table:style-name="ce14"/>
          <table:table-cell table:formula="of:=1000 * (([.C29] - [.E31]) * (0.001 * [.E35]) + [.C29] * (0.000001 * ([.E36] + [.E37])))" office:value-type="float" office:value="35.5768758265001" calcext:value-type="float">
            <text:p>35.5768758265001</text:p>
          </table:table-cell>
          <table:table-cell table:style-name="ce14" table:formula="of:=1000 * (([.D29] - [.D31]) * (0.001 * [.E35]) + [.D29] * (0.000001 * ([.E36] + [.E37])))" office:value-type="float" office:value="78.088162575" calcext:value-type="float">
            <text:p>78.088162575</text:p>
          </table:table-cell>
          <table:table-cell table:style-name="ce14" table:formula="of:=1000 * (([.E29] - [.C31]) * (0.001 * [.E35]) + [.E29] * (0.000001 * ([.E36] + [.E37])))" office:value-type="float" office:value="132.179565990167" calcext:value-type="float">
            <text:p>132.179565990167</text:p>
          </table:table-cell>
          <table:table-cell table:style-name="ce14"/>
          <table:table-cell table:style-name="ce14" table:formula="of:=IF([.E44] &gt; [.C45]; CONCATENATE(&quot;TOO HIGH !  MAXIMUM POWER DISSIPATION OF &quot;; [.C45]; &quot;mW IS EXCEEDED !&quot;); &quot;&quot;)">
            <text:p/>
          </table:table-cell>
          <table:table-cell table:style-name="ce14"/>
          <table:table-cell/>
          <table:table-cell table:style-name="ce14" table:number-columns-repeated="1015"/>
        </table:table-row>
        <table:table-row table:style-name="ro1">
          <table:table-cell table:style-name="ce14" office:value-type="string" calcext:value-type="string">
            <text:p>Maximum Power Dissipation (mW)</text:p>
          </table:table-cell>
          <table:table-cell/>
          <table:table-cell table:formula="of:=1000 * ([.C40] - [.$E$3]) / [.E41]" office:value-type="float" office:value="221.631205673759" calcext:value-type="float">
            <text:p>221.631205673759</text:p>
          </table:table-cell>
          <table:table-cell table:style-name="ce14" table:formula="of:=1000 * ([.D40] - [.$E$3]) / [.D41]" office:value-type="float" office:value="302.224371373308" calcext:value-type="float">
            <text:p>302.224371373308</text:p>
          </table:table-cell>
          <table:table-cell table:style-name="ce14" table:formula="of:=1000 * ([.E40] - [.$E$3]) / [.C41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 table:number-rows-repeated="2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ce11" office:value-type="string" calcext:value-type="string">
            <text:p>+2.8V LDO (TPS7A2028)</text:p>
          </table:table-cell>
          <table:table-cell table:style-name="ce16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Max</text:p>
          </table:table-cell>
          <table:table-cell table:style-name="ce16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2" table:formula="of:=[.D49] * 0.9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49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59] * [.E49]" office:value-type="float" office:value="4.23" calcext:value-type="float">
            <text:p>4.23</text:p>
          </table:table-cell>
          <table:table-cell table:style-name="ce14" table:formula="of:=[.$D$2] - 0.001 * [.E59] * [.D49]" office:value-type="float" office:value="5" calcext:value-type="float">
            <text:p>5</text:p>
          </table:table-cell>
          <table:table-cell table:style-name="ce14" table:formula="of:=[.$E$2] - 0.001 * [.E59] * [.C49]" office:value-type="float" office:value="6" calcext:value-type="float">
            <text:p>6</text:p>
          </table:table-cell>
          <table:table-cell table:number-columns-repeated="3"/>
          <table:table-cell table:formula="of:=IF([.C50] &lt; [.E52] + [.E54]; CONCATENATE(&quot;TOO LOW !  MINIMUM INPUT NEEDS TO BE HIGHER THAN OUTPUT + DROP-OUT OF &quot;; [.E52] + [.E54]; &quot;V !&quot;); &quot;&quot;)">
            <text:p/>
          </table:table-cell>
          <table:table-cell table:style-name="Default"/>
          <table:table-cell table:style-name="Default" table:formula="of:=IF([.C50] &lt; [.E52] + 0.3; CONCATENATE(&quot;TOO LOW FOR OPTIMUM PERFORMANCE !  MINIMUM INPUT NEEDS TO BE HIGHER THAN &quot;; [.E52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52] * (1 + [.C53])" office:value-type="float" office:value="2.758" calcext:value-type="float">
            <text:p>2.758</text:p>
          </table:table-cell>
          <table:table-cell office:value-type="float" office:value="2.8" calcext:value-type="float">
            <text:p>2.8</text:p>
          </table:table-cell>
          <table:table-cell table:style-name="ce14" table:formula="of:=[.D52] * (1 + [.E53])" office:value-type="float" office:value="2.842" calcext:value-type="float">
            <text:p>2.842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17" office:value-type="percentage" office:value="-0.015" calcext:value-type="percentage">
            <text:p>-1.50%</text:p>
          </table:table-cell>
          <table:table-cell table:style-name="ce17" office:value-type="percentage" office:value="0" calcext:value-type="percentage">
            <text:p>0.00%</text:p>
          </table:table-cell>
          <table:table-cell table:style-name="ce17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14" calcext:value-type="float">
            <text:p>0.1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2"/>
          <table:table-cell table:style-name="ce12" table:formula="of:=[.C56] * 2000 / 300" office:value-type="float" office:value="200" calcext:value-type="float">
            <text:p>200</text:p>
          </table:table-cell>
          <table:table-cell table:style-name="ce12" table:formula="of:=[.D56] * 2000 / 300" office:value-type="float" office:value="266.666666666667" calcext:value-type="float">
            <text:p>266.666666666667</text:p>
          </table:table-cell>
          <table:table-cell table:style-name="ce12" table:formula="of:=[.E56] * 2000 / 300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2"/>
          <table:table-cell table:number-columns-repeated="3" table:style-name="ce12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2"/>
          <table:table-cell table:style-name="ce12" table:formula="of:=[.C56] + 0.001 * ([.C57] + [.C58])" office:value-type="float" office:value="30.215" calcext:value-type="float">
            <text:p>30.215</text:p>
          </table:table-cell>
          <table:table-cell table:style-name="ce12" table:formula="of:=[.D56] + 0.001 * ([.D57] + [.D58])" office:value-type="float" office:value="40.2816666666667" calcext:value-type="float">
            <text:p>40.2816666666667</text:p>
          </table:table-cell>
          <table:table-cell table:style-name="ce12" table:formula="of:=[.E56] + 0.001 * ([.E57] + [.E58])" office:value-type="float" office:value="302.015" calcext:value-type="float">
            <text:p>302.015</text:p>
          </table:table-cell>
          <table:table-cell table:style-name="ce12" table:number-columns-repeated="3"/>
          <table:table-cell table:number-columns-repeated="1016"/>
        </table:table-row>
        <table:table-row table:style-name="ro1">
          <table:table-cell/>
          <table:table-cell table:style-name="ce12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2"/>
          <table:table-cell table:formula="of:=[.E61] * 0.8" office:value-type="float" office:value="240" calcext:value-type="float">
            <text:p>240</text:p>
          </table:table-cell>
          <table:table-cell table:style-name="ce14" table:formula="of:=[.E61] * 0.9" office:value-type="float" office:value="270" calcext:value-type="float">
            <text:p>27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2"/>
          <table:table-cell table:style-name="ce12" office:value-type="float" office:value="188" calcext:value-type="float">
            <text:p>188</text:p>
          </table:table-cell>
          <table:table-cell table:style-name="ce14" table:formula="of:=[.C62] * 1.1" office:value-type="float" office:value="206.8" calcext:value-type="float">
            <text:p>206.8</text:p>
          </table:table-cell>
          <table:table-cell table:style-name="ce14" table:formula="of:=[.C62] * 1.2" office:value-type="float" office:value="225.6" calcext:value-type="float">
            <text:p>225.6</text:p>
          </table:table-cell>
          <table:table-cell table:style-name="ce12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1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Resistor Power Dissipation (mW)</text:p>
          </table:table-cell>
          <table:table-cell/>
          <table:table-cell table:formula="of:=1000 * POWER(0.001 * [.E59]; 2) * [.C49]" office:value-type="float" office:value="0" calcext:value-type="float">
            <text:p>0</text:p>
          </table:table-cell>
          <table:table-cell table:style-name="ce14" table:formula="of:=1000 * POWER(0.001 * [.E59]; 2) * [.D49]" office:value-type="float" office:value="0" calcext:value-type="float">
            <text:p>0</text:p>
          </table:table-cell>
          <table:table-cell table:style-name="ce14" table:formula="of:=1000 * POWER(0.001 * [.E59]; 2) * [.E49]" office:value-type="float" office:value="0" calcext:value-type="float">
            <text:p>0</text:p>
          </table:table-cell>
          <table:table-cell table:number-columns-repeated="3"/>
          <table:table-cell table:formula="of:=IF([.D49] &gt; 0; CONCATENATE(&quot;Resistor must be sized to handle worst-case fault power of &quot;; POWER(MIN([.$E$2] / [.C49]; 0.77); 2) * [.E49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14" office:value-type="string" calcext:value-type="string">
            <text:p>LDO Power Dissipation (mW)</text:p>
          </table:table-cell>
          <table:table-cell table:style-name="ce14"/>
          <table:table-cell table:formula="of:=1000 * (([.C50] - [.E52]) * (0.001 * [.E56]) + [.C50] * (0.000001 * ([.E57] + [.E58])))" office:value-type="float" office:value="424.92345" calcext:value-type="float">
            <text:p>424.92345</text:p>
          </table:table-cell>
          <table:table-cell table:style-name="ce14" table:formula="of:=1000 * (([.D50] - [.D52]) * (0.001 * [.E56]) + [.D50] * (0.000001 * ([.E57] + [.E58])))" office:value-type="float" office:value="670.075" calcext:value-type="float">
            <text:p>670.075</text:p>
          </table:table-cell>
          <table:table-cell table:style-name="ce14" table:formula="of:=1000 * (([.E50] - [.C52]) * (0.001 * [.E56]) + [.E50] * (0.000001 * ([.E57] + [.E58])))" office:value-type="float" office:value="984.69" calcext:value-type="float">
            <text:p>984.69</text:p>
          </table:table-cell>
          <table:table-cell table:style-name="ce14"/>
          <table:table-cell table:style-name="ce14" table:formula="of:=IF([.E65] &gt; [.C66]; CONCATENATE(&quot;TOO HIGH !  MAXIMUM POWER DISSIPATION OF &quot;; [.C66]; &quot;mW IS EXCEEDED !&quot;); &quot;&quot;)" office:value-type="string" office:string-value="TOO HIGH !  MAXIMUM POWER DISSIPATION OF 842.198581560284mW IS EXCEEDED !" calcext:value-type="string">
            <text:p>TOO HIGH ! <text:s/>MAXIMUM POWER DISSIPATION OF 842.198581560284mW IS EXCEEDED !</text:p>
          </table:table-cell>
          <table:table-cell table:style-name="ce14"/>
          <table:table-cell/>
          <table:table-cell table:style-name="ce14" table:number-columns-repeated="1015"/>
        </table:table-row>
        <table:table-row table:style-name="ro1">
          <table:table-cell table:style-name="ce14" office:value-type="string" calcext:value-type="string">
            <text:p>Maximum Power Dissipation (mW)</text:p>
          </table:table-cell>
          <table:table-cell/>
          <table:table-cell table:formula="of:=1000 * ([.C61] - [.$E$3]) / [.E62]" office:value-type="float" office:value="842.198581560284" calcext:value-type="float">
            <text:p>842.198581560284</text:p>
          </table:table-cell>
          <table:table-cell table:style-name="ce14" table:formula="of:=1000 * ([.D61] - [.$E$3]) / [.D62]" office:value-type="float" office:value="1063.82978723404" calcext:value-type="float">
            <text:p>1063.82978723404</text:p>
          </table:table-cell>
          <table:table-cell table:style-name="ce14" table:formula="of:=1000 * ([.E61] - [.$E$3]) / [.C62]" office:value-type="float" office:value="1329.78723404255" calcext:value-type="float">
            <text:p>1329.78723404255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12" table:number-columns-repeated="8"/>
          <table:table-cell table:number-columns-repeated="1015"/>
        </table:table-row>
        <table:table-row table:style-name="ro1">
          <table:table-cell table:style-name="ce11" office:value-type="string" calcext:value-type="string">
            <text:p>+3.3V LDO (TPS7A2033)</text:p>
          </table:table-cell>
          <table:table-cell table:style-name="ce16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Max</text:p>
          </table:table-cell>
          <table:table-cell table:style-name="ce16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2" table:formula="of:=[.D70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70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80] * [.E70]" office:value-type="float" office:value="4.23" calcext:value-type="float">
            <text:p>4.23</text:p>
          </table:table-cell>
          <table:table-cell table:style-name="ce14" table:formula="of:=[.$D$2] - 0.001 * [.E80] * [.D70]" office:value-type="float" office:value="5" calcext:value-type="float">
            <text:p>5</text:p>
          </table:table-cell>
          <table:table-cell table:style-name="ce14" table:formula="of:=[.$E$2] - 0.001 * [.E80] * [.C70]" office:value-type="float" office:value="6" calcext:value-type="float">
            <text:p>6</text:p>
          </table:table-cell>
          <table:table-cell table:number-columns-repeated="3"/>
          <table:table-cell table:formula="of:=IF([.C71] &lt; [.E73] + [.E75]; CONCATENATE(&quot;TOO LOW !  MINIMUM INPUT NEEDS TO BE HIGHER THAN OUTPUT + DROP-OUT OF &quot;; [.E73] + [.E75]; &quot;V !&quot;); &quot;&quot;)">
            <text:p/>
          </table:table-cell>
          <table:table-cell table:style-name="Default"/>
          <table:table-cell table:style-name="Default" table:formula="of:=IF([.C71] &lt; [.E73] + 0.3; CONCATENATE(&quot;TOO LOW FOR OPTIMUM PERFORMANCE !  MINIMUM INPUT NEEDS TO BE HIGHER THAN &quot;; [.E73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73] * (1 + [.C74])" office:value-type="float" office:value="3.2505" calcext:value-type="float">
            <text:p>3.2505</text:p>
          </table:table-cell>
          <table:table-cell office:value-type="float" office:value="3.3" calcext:value-type="float">
            <text:p>3.3</text:p>
          </table:table-cell>
          <table:table-cell table:style-name="ce14" table:formula="of:=[.D73] * (1 + [.E74])" office:value-type="float" office:value="3.3495" calcext:value-type="float">
            <text:p>3.349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17" office:value-type="percentage" office:value="-0.015" calcext:value-type="percentage">
            <text:p>-1.50%</text:p>
          </table:table-cell>
          <table:table-cell table:style-name="ce17" office:value-type="percentage" office:value="0" calcext:value-type="percentage">
            <text:p>0.00%</text:p>
          </table:table-cell>
          <table:table-cell table:style-name="ce17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2"/>
          <table:table-cell table:style-name="ce12" table:formula="of:=[.C77] * 2000 / 300" office:value-type="float" office:value="200" calcext:value-type="float">
            <text:p>200</text:p>
          </table:table-cell>
          <table:table-cell table:style-name="ce12" table:formula="of:=[.D77] * 2000 / 300" office:value-type="float" office:value="266.666666666667" calcext:value-type="float">
            <text:p>266.666666666667</text:p>
          </table:table-cell>
          <table:table-cell table:style-name="ce12" table:formula="of:=[.E77] * 2000 / 300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2"/>
          <table:table-cell table:number-columns-repeated="3" table:style-name="ce12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2"/>
          <table:table-cell table:style-name="ce12" table:formula="of:=[.C77] + 0.001 * ([.C78] + [.C79])" office:value-type="float" office:value="30.215" calcext:value-type="float">
            <text:p>30.215</text:p>
          </table:table-cell>
          <table:table-cell table:style-name="ce12" table:formula="of:=[.D77] + 0.001 * ([.D78] + [.D79])" office:value-type="float" office:value="40.2816666666667" calcext:value-type="float">
            <text:p>40.2816666666667</text:p>
          </table:table-cell>
          <table:table-cell table:style-name="ce12" table:formula="of:=[.E77] + 0.001 * ([.E78] + [.E79])" office:value-type="float" office:value="302.015" calcext:value-type="float">
            <text:p>302.015</text:p>
          </table:table-cell>
          <table:table-cell table:style-name="ce12" table:number-columns-repeated="3"/>
          <table:table-cell table:number-columns-repeated="1016"/>
        </table:table-row>
        <table:table-row table:style-name="ro1">
          <table:table-cell/>
          <table:table-cell table:style-name="ce12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2"/>
          <table:table-cell table:formula="of:=[.E82] * 0.8" office:value-type="float" office:value="100" calcext:value-type="float">
            <text:p>100</text:p>
          </table:table-cell>
          <table:table-cell table:style-name="ce14" table:formula="of:=[.E82] * 0.9" office:value-type="float" office:value="112.5" calcext:value-type="float">
            <text:p>112.5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2"/>
          <table:table-cell table:style-name="ce12" office:value-type="float" office:value="188" calcext:value-type="float">
            <text:p>188</text:p>
          </table:table-cell>
          <table:table-cell table:style-name="ce14" table:formula="of:=[.C83] * 1.1" office:value-type="float" office:value="206.8" calcext:value-type="float">
            <text:p>206.8</text:p>
          </table:table-cell>
          <table:table-cell table:style-name="ce14" table:formula="of:=[.C83] * 1.2" office:value-type="float" office:value="225.6" calcext:value-type="float">
            <text:p>225.6</text:p>
          </table:table-cell>
          <table:table-cell table:style-name="ce12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1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Resistor Power Dissipation (mW)</text:p>
          </table:table-cell>
          <table:table-cell/>
          <table:table-cell table:formula="of:=1000 * POWER(0.001 * [.E80]; 2) * [.C70]" office:value-type="float" office:value="0" calcext:value-type="float">
            <text:p>0</text:p>
          </table:table-cell>
          <table:table-cell table:style-name="ce14" table:formula="of:=1000 * POWER(0.001 * [.E80]; 2) * [.D70]" office:value-type="float" office:value="0" calcext:value-type="float">
            <text:p>0</text:p>
          </table:table-cell>
          <table:table-cell table:style-name="ce14" table:formula="of:=1000 * POWER(0.001 * [.E80]; 2) * [.E70]" office:value-type="float" office:value="0" calcext:value-type="float">
            <text:p>0</text:p>
          </table:table-cell>
          <table:table-cell table:number-columns-repeated="3"/>
          <table:table-cell table:formula="of:=IF([.D70] &gt; 0; CONCATENATE(&quot;Resistor must be sized to handle worst-case fault power of &quot;; POWER(MIN([.$E$2] / [.C70]; 0.77); 2) * [.E70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14" office:value-type="string" calcext:value-type="string">
            <text:p>LDO Power Dissipation (mW)</text:p>
          </table:table-cell>
          <table:table-cell table:style-name="ce14"/>
          <table:table-cell table:formula="of:=1000 * (([.C71] - [.E73]) * (0.001 * [.E77]) + [.C71] * (0.000001 * ([.E78] + [.E79])))" office:value-type="float" office:value="272.67345" calcext:value-type="float">
            <text:p>272.67345</text:p>
          </table:table-cell>
          <table:table-cell table:style-name="ce14" table:formula="of:=1000 * (([.D71] - [.D73]) * (0.001 * [.E77]) + [.D71] * (0.000001 * ([.E78] + [.E79])))" office:value-type="float" office:value="520.075" calcext:value-type="float">
            <text:p>520.075</text:p>
          </table:table-cell>
          <table:table-cell table:style-name="ce14" table:formula="of:=1000 * (([.E71] - [.C73]) * (0.001 * [.E77]) + [.E71] * (0.000001 * ([.E78] + [.E79])))" office:value-type="float" office:value="836.94" calcext:value-type="float">
            <text:p>836.94</text:p>
          </table:table-cell>
          <table:table-cell table:style-name="ce14"/>
          <table:table-cell table:style-name="ce14" table:formula="of:=IF([.E86] &gt; [.C87]; CONCATENATE(&quot;TOO HIGH !  MAXIMUM POWER DISSIPATION OF &quot;; [.C87]; &quot;mW IS EXCEEDED !&quot;); &quot;&quot;)" office:value-type="string" office:string-value="TOO HIGH !  MAXIMUM POWER DISSIPATION OF 221.631205673759mW IS EXCEEDED !" calcext:value-type="string">
            <text:p>TOO HIGH ! <text:s/>MAXIMUM POWER DISSIPATION OF 221.631205673759mW IS EXCEEDED !</text:p>
          </table:table-cell>
          <table:table-cell table:style-name="ce14"/>
          <table:table-cell/>
          <table:table-cell table:style-name="ce14" table:number-columns-repeated="1015"/>
        </table:table-row>
        <table:table-row table:style-name="ro1">
          <table:table-cell table:style-name="ce14" office:value-type="string" calcext:value-type="string">
            <text:p>Maximum Power Dissipation (mW)</text:p>
          </table:table-cell>
          <table:table-cell/>
          <table:table-cell table:formula="of:=1000 * ([.C82] - [.$E$3]) / [.E83]" office:value-type="float" office:value="221.631205673759" calcext:value-type="float">
            <text:p>221.631205673759</text:p>
          </table:table-cell>
          <table:table-cell table:style-name="ce14" table:formula="of:=1000 * ([.D82] - [.$E$3]) / [.D83]" office:value-type="float" office:value="302.224371373308" calcext:value-type="float">
            <text:p>302.224371373308</text:p>
          </table:table-cell>
          <table:table-cell table:style-name="ce14" table:formula="of:=1000 * ([.E82] - [.$E$3]) / [.C83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12" table:number-columns-repeated="8"/>
          <table:table-cell table:number-columns-repeated="1015"/>
        </table:table-row>
        <table:table-row table:style-name="ro1">
          <table:table-cell table:style-name="ce11" office:value-type="string" calcext:value-type="string">
            <text:p>+3.6V LDO (TPS7A2036)</text:p>
          </table:table-cell>
          <table:table-cell table:style-name="ce16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Max</text:p>
          </table:table-cell>
          <table:table-cell table:style-name="ce16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2" table:formula="of:=[.D91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91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01] * [.E91]" office:value-type="float" office:value="4.23" calcext:value-type="float">
            <text:p>4.23</text:p>
          </table:table-cell>
          <table:table-cell table:style-name="ce14" table:formula="of:=[.$D$2] - 0.001 * [.E101] * [.D91]" office:value-type="float" office:value="5" calcext:value-type="float">
            <text:p>5</text:p>
          </table:table-cell>
          <table:table-cell table:style-name="ce14" table:formula="of:=[.$E$2] - 0.001 * [.E101] * [.C91]" office:value-type="float" office:value="6" calcext:value-type="float">
            <text:p>6</text:p>
          </table:table-cell>
          <table:table-cell table:number-columns-repeated="3"/>
          <table:table-cell table:formula="of:=IF([.C92] &lt; [.E94] + [.E96]; CONCATENATE(&quot;TOO LOW !  MINIMUM INPUT NEEDS TO BE HIGHER THAN OUTPUT + DROP-OUT OF &quot;; [.E94] + [.E96]; &quot;V !&quot;); &quot;&quot;)">
            <text:p/>
          </table:table-cell>
          <table:table-cell table:style-name="Default"/>
          <table:table-cell table:style-name="Default" table:formula="of:=IF([.C92] &lt; [.E94] + 0.3; CONCATENATE(&quot;TOO LOW FOR OPTIMUM PERFORMANCE !  MINIMUM INPUT NEEDS TO BE HIGHER THAN &quot;; [.E94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94] * (1 + [.C95])" office:value-type="float" office:value="3.546" calcext:value-type="float">
            <text:p>3.546</text:p>
          </table:table-cell>
          <table:table-cell office:value-type="float" office:value="3.6" calcext:value-type="float">
            <text:p>3.6</text:p>
          </table:table-cell>
          <table:table-cell table:style-name="ce14" table:formula="of:=[.D94] * (1 + [.E95])" office:value-type="float" office:value="3.654" calcext:value-type="float">
            <text:p>3.65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17" office:value-type="percentage" office:value="-0.015" calcext:value-type="percentage">
            <text:p>-1.50%</text:p>
          </table:table-cell>
          <table:table-cell table:style-name="ce17" office:value-type="percentage" office:value="0" calcext:value-type="percentage">
            <text:p>0.00%</text:p>
          </table:table-cell>
          <table:table-cell table:style-name="ce17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2"/>
          <table:table-cell table:style-name="ce12" table:formula="of:=[.C98] * 2000 / 300" office:value-type="float" office:value="200" calcext:value-type="float">
            <text:p>200</text:p>
          </table:table-cell>
          <table:table-cell table:style-name="ce12" table:formula="of:=[.D98] * 2000 / 300" office:value-type="float" office:value="266.666666666667" calcext:value-type="float">
            <text:p>266.666666666667</text:p>
          </table:table-cell>
          <table:table-cell table:style-name="ce12" table:formula="of:=[.E98] * 2000 / 300" office:value-type="float" office:value="586.666666666667" calcext:value-type="float">
            <text:p>58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2"/>
          <table:table-cell table:number-columns-repeated="3" table:style-name="ce12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2"/>
          <table:table-cell table:style-name="ce12" table:formula="of:=[.C98] + 0.001 * ([.C99] + [.C100])" office:value-type="float" office:value="30.215" calcext:value-type="float">
            <text:p>30.215</text:p>
          </table:table-cell>
          <table:table-cell table:style-name="ce12" table:formula="of:=[.D98] + 0.001 * ([.D99] + [.D100])" office:value-type="float" office:value="40.2816666666667" calcext:value-type="float">
            <text:p>40.2816666666667</text:p>
          </table:table-cell>
          <table:table-cell table:style-name="ce12" table:formula="of:=[.E98] + 0.001 * ([.E99] + [.E100])" office:value-type="float" office:value="88.6016666666667" calcext:value-type="float">
            <text:p>88.6016666666667</text:p>
          </table:table-cell>
          <table:table-cell table:style-name="ce12" table:number-columns-repeated="3"/>
          <table:table-cell table:number-columns-repeated="1016"/>
        </table:table-row>
        <table:table-row table:style-name="ro1">
          <table:table-cell/>
          <table:table-cell table:style-name="ce12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2"/>
          <table:table-cell table:formula="of:=[.E103] * 0.8" office:value-type="float" office:value="100" calcext:value-type="float">
            <text:p>100</text:p>
          </table:table-cell>
          <table:table-cell table:style-name="ce14" table:formula="of:=[.E103] * 0.9" office:value-type="float" office:value="112.5" calcext:value-type="float">
            <text:p>112.5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2"/>
          <table:table-cell table:style-name="ce12" office:value-type="float" office:value="188" calcext:value-type="float">
            <text:p>188</text:p>
          </table:table-cell>
          <table:table-cell table:style-name="ce14" table:formula="of:=[.C104] * 1.1" office:value-type="float" office:value="206.8" calcext:value-type="float">
            <text:p>206.8</text:p>
          </table:table-cell>
          <table:table-cell table:style-name="ce14" table:formula="of:=[.C104] * 1.2" office:value-type="float" office:value="225.6" calcext:value-type="float">
            <text:p>225.6</text:p>
          </table:table-cell>
          <table:table-cell table:style-name="ce12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1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Resistor Power Dissipation (mW)</text:p>
          </table:table-cell>
          <table:table-cell/>
          <table:table-cell table:formula="of:=1000 * POWER(0.001 * [.E101]; 2) * [.C91]" office:value-type="float" office:value="0" calcext:value-type="float">
            <text:p>0</text:p>
          </table:table-cell>
          <table:table-cell table:style-name="ce14" table:formula="of:=1000 * POWER(0.001 * [.E101]; 2) * [.D91]" office:value-type="float" office:value="0" calcext:value-type="float">
            <text:p>0</text:p>
          </table:table-cell>
          <table:table-cell table:style-name="ce14" table:formula="of:=1000 * POWER(0.001 * [.E101]; 2) * [.E91]" office:value-type="float" office:value="0" calcext:value-type="float">
            <text:p>0</text:p>
          </table:table-cell>
          <table:table-cell table:number-columns-repeated="3"/>
          <table:table-cell table:formula="of:=IF([.D91] &gt; 0; CONCATENATE(&quot;Resistor must be sized to handle worst-case fault power of &quot;; POWER(MIN([.$E$2] / [.C91]; 0.77); 2) * [.E91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14" office:value-type="string" calcext:value-type="string">
            <text:p>LDO Power Dissipation (mW)</text:p>
          </table:table-cell>
          <table:table-cell table:style-name="ce14"/>
          <table:table-cell table:formula="of:=1000 * (([.C92] - [.E94]) * (0.001 * [.E98]) + [.C92] * (0.000001 * ([.E99] + [.E100])))" office:value-type="float" office:value="53.2330500000001" calcext:value-type="float">
            <text:p>53.2330500000001</text:p>
          </table:table-cell>
          <table:table-cell table:style-name="ce14" table:formula="of:=1000 * (([.D92] - [.D94]) * (0.001 * [.E98]) + [.D92] * (0.000001 * ([.E99] + [.E100])))" office:value-type="float" office:value="126.208333333333" calcext:value-type="float">
            <text:p>126.208333333333</text:p>
          </table:table-cell>
          <table:table-cell table:style-name="ce14" table:formula="of:=1000 * (([.E92] - [.C94]) * (0.001 * [.E98]) + [.E92] * (0.000001 * ([.E99] + [.E100])))" office:value-type="float" office:value="219.562" calcext:value-type="float">
            <text:p>219.562</text:p>
          </table:table-cell>
          <table:table-cell table:style-name="ce14"/>
          <table:table-cell table:style-name="ce14" table:formula="of:=IF([.E107] &gt; [.C108]; CONCATENATE(&quot;TOO HIGH !  MAXIMUM POWER DISSIPATION OF &quot;; [.C108]; &quot;mW IS EXCEEDED !&quot;); &quot;&quot;)">
            <text:p/>
          </table:table-cell>
          <table:table-cell table:style-name="ce14"/>
          <table:table-cell/>
          <table:table-cell table:style-name="ce14" table:number-columns-repeated="1015"/>
        </table:table-row>
        <table:table-row table:style-name="ro1">
          <table:table-cell table:style-name="ce14" office:value-type="string" calcext:value-type="string">
            <text:p>Maximum Power Dissipation (mW)</text:p>
          </table:table-cell>
          <table:table-cell/>
          <table:table-cell table:formula="of:=1000 * ([.C103] - [.$E$3]) / [.E104]" office:value-type="float" office:value="221.631205673759" calcext:value-type="float">
            <text:p>221.631205673759</text:p>
          </table:table-cell>
          <table:table-cell table:style-name="ce14" table:formula="of:=1000 * ([.D103] - [.$E$3]) / [.D104]" office:value-type="float" office:value="302.224371373308" calcext:value-type="float">
            <text:p>302.224371373308</text:p>
          </table:table-cell>
          <table:table-cell table:style-name="ce14" table:formula="of:=1000 * ([.E103] - [.$E$3]) / [.C104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12" table:number-columns-repeated="8"/>
          <table:table-cell table:number-columns-repeated="1015"/>
        </table:table-row>
        <table:table-row table:style-name="ro1">
          <table:table-cell table:style-name="ce11" office:value-type="string" calcext:value-type="string">
            <text:p>+4.0V LDO (TPS7A2040)</text:p>
          </table:table-cell>
          <table:table-cell table:style-name="ce16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Max</text:p>
          </table:table-cell>
          <table:table-cell table:style-name="ce16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2" table:formula="of:=[.D112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112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22] * [.E112]" office:value-type="float" office:value="4.23" calcext:value-type="float">
            <text:p>4.23</text:p>
          </table:table-cell>
          <table:table-cell table:style-name="ce14" table:formula="of:=[.$D$2] - 0.001 * [.E122] * [.D112]" office:value-type="float" office:value="5" calcext:value-type="float">
            <text:p>5</text:p>
          </table:table-cell>
          <table:table-cell table:style-name="ce14" table:formula="of:=[.$E$2] - 0.001 * [.E122] * [.C112]" office:value-type="float" office:value="6" calcext:value-type="float">
            <text:p>6</text:p>
          </table:table-cell>
          <table:table-cell table:number-columns-repeated="3"/>
          <table:table-cell table:formula="of:=IF([.C113] &lt; [.E115] + [.E117]; CONCATENATE(&quot;TOO LOW !  MINIMUM INPUT NEEDS TO BE HIGHER THAN OUTPUT + DROP-OUT OF &quot;; [.E115] + [.E117]; &quot;V !&quot;); &quot;&quot;)">
            <text:p/>
          </table:table-cell>
          <table:table-cell table:style-name="Default"/>
          <table:table-cell table:style-name="Default" table:formula="of:=IF([.C113] &lt; [.E115] + 0.3; CONCATENATE(&quot;TOO LOW FOR OPTIMUM PERFORMANCE !  MINIMUM INPUT NEEDS TO BE HIGHER THAN &quot;; [.E115] + 0.3; &quot;V TO MEET DATASHEET OPERATING RANGES !&quot;); &quot;&quot;)" office:value-type="string" office:string-value="TOO LOW FOR OPTIMUM PERFORMANCE !  MINIMUM INPUT NEEDS TO BE HIGHER THAN 4.36V TO MEET DATASHEET OPERATING RANGES !" calcext:value-type="string">
            <text:p>TOO LOW FOR OPTIMUM PERFORMANCE ! <text:s/>MINIMUM INPUT NEEDS TO BE HIGHER THAN 4.36V TO MEET DATASHEET OPERATING RANGES !</text:p>
          </table:table-cell>
          <table:table-cell table:style-name="Default" table:number-columns-repeated="1013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15] * (1 + [.C116])" office:value-type="float" office:value="3.94" calcext:value-type="float">
            <text:p>3.94</text:p>
          </table:table-cell>
          <table:table-cell office:value-type="float" office:value="4" calcext:value-type="float">
            <text:p>4</text:p>
          </table:table-cell>
          <table:table-cell table:style-name="ce14" table:formula="of:=[.D115] * (1 + [.E116])" office:value-type="float" office:value="4.06" calcext:value-type="float">
            <text:p>4.06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17" office:value-type="percentage" office:value="-0.015" calcext:value-type="percentage">
            <text:p>-1.50%</text:p>
          </table:table-cell>
          <table:table-cell table:style-name="ce17" office:value-type="percentage" office:value="0" calcext:value-type="percentage">
            <text:p>0.00%</text:p>
          </table:table-cell>
          <table:table-cell table:style-name="ce17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2"/>
          <table:table-cell table:style-name="ce12" table:formula="of:=[.C119] * 2000 / 300" office:value-type="float" office:value="200" calcext:value-type="float">
            <text:p>200</text:p>
          </table:table-cell>
          <table:table-cell table:style-name="ce12" table:formula="of:=[.D119] * 2000 / 300" office:value-type="float" office:value="266.666666666667" calcext:value-type="float">
            <text:p>266.666666666667</text:p>
          </table:table-cell>
          <table:table-cell table:style-name="ce12" table:formula="of:=[.E119] * 2000 / 300" office:value-type="float" office:value="586.666666666667" calcext:value-type="float">
            <text:p>58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2"/>
          <table:table-cell table:number-columns-repeated="3" table:style-name="ce12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2"/>
          <table:table-cell table:style-name="ce12" table:formula="of:=[.C119] + 0.001 * ([.C120] + [.C121])" office:value-type="float" office:value="30.215" calcext:value-type="float">
            <text:p>30.215</text:p>
          </table:table-cell>
          <table:table-cell table:style-name="ce12" table:formula="of:=[.D119] + 0.001 * ([.D120] + [.D121])" office:value-type="float" office:value="40.2816666666667" calcext:value-type="float">
            <text:p>40.2816666666667</text:p>
          </table:table-cell>
          <table:table-cell table:style-name="ce12" table:formula="of:=[.E119] + 0.001 * ([.E120] + [.E121])" office:value-type="float" office:value="88.6016666666667" calcext:value-type="float">
            <text:p>88.6016666666667</text:p>
          </table:table-cell>
          <table:table-cell table:style-name="ce12" table:number-columns-repeated="3"/>
          <table:table-cell table:number-columns-repeated="1016"/>
        </table:table-row>
        <table:table-row table:style-name="ro1">
          <table:table-cell/>
          <table:table-cell table:style-name="ce12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2"/>
          <table:table-cell table:formula="of:=[.E124] * 0.8" office:value-type="float" office:value="100" calcext:value-type="float">
            <text:p>100</text:p>
          </table:table-cell>
          <table:table-cell table:style-name="ce14" table:formula="of:=[.E124] * 0.9" office:value-type="float" office:value="112.5" calcext:value-type="float">
            <text:p>112.5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2"/>
          <table:table-cell table:style-name="ce12" office:value-type="float" office:value="188" calcext:value-type="float">
            <text:p>188</text:p>
          </table:table-cell>
          <table:table-cell table:style-name="ce14" table:formula="of:=[.C125] * 1.1" office:value-type="float" office:value="206.8" calcext:value-type="float">
            <text:p>206.8</text:p>
          </table:table-cell>
          <table:table-cell table:style-name="ce14" table:formula="of:=[.C125] * 1.2" office:value-type="float" office:value="225.6" calcext:value-type="float">
            <text:p>225.6</text:p>
          </table:table-cell>
          <table:table-cell table:style-name="ce12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1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Resistor Power Dissipation (mW)</text:p>
          </table:table-cell>
          <table:table-cell/>
          <table:table-cell table:formula="of:=1000 * POWER(0.001 * [.E122]; 2) * [.C112]" office:value-type="float" office:value="0" calcext:value-type="float">
            <text:p>0</text:p>
          </table:table-cell>
          <table:table-cell table:style-name="ce14" table:formula="of:=1000 * POWER(0.001 * [.E122]; 2) * [.D112]" office:value-type="float" office:value="0" calcext:value-type="float">
            <text:p>0</text:p>
          </table:table-cell>
          <table:table-cell table:style-name="ce14" table:formula="of:=1000 * POWER(0.001 * [.E122]; 2) * [.E112]" office:value-type="float" office:value="0" calcext:value-type="float">
            <text:p>0</text:p>
          </table:table-cell>
          <table:table-cell table:number-columns-repeated="3"/>
          <table:table-cell table:formula="of:=IF([.D112] &gt; 0; CONCATENATE(&quot;Resistor must be sized to handle worst-case fault power of &quot;; POWER(MIN([.$E$2] / [.C112]; 0.77); 2) * [.E112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14" office:value-type="string" calcext:value-type="string">
            <text:p>LDO Power Dissipation (mW)</text:p>
          </table:table-cell>
          <table:table-cell table:style-name="ce14"/>
          <table:table-cell table:formula="of:=1000 * (([.C113] - [.E115]) * (0.001 * [.E119]) + [.C113] * (0.000001 * ([.E120] + [.E121])))" office:value-type="float" office:value="17.5050500000001" calcext:value-type="float">
            <text:p>17.5050500000001</text:p>
          </table:table-cell>
          <table:table-cell table:style-name="ce14" table:formula="of:=1000 * (([.D113] - [.D115]) * (0.001 * [.E119]) + [.D113] * (0.000001 * ([.E120] + [.E121])))" office:value-type="float" office:value="91.0083333333333" calcext:value-type="float">
            <text:p>91.0083333333333</text:p>
          </table:table-cell>
          <table:table-cell table:style-name="ce14" table:formula="of:=1000 * (([.E113] - [.C115]) * (0.001 * [.E119]) + [.E113] * (0.000001 * ([.E120] + [.E121])))" office:value-type="float" office:value="184.89" calcext:value-type="float">
            <text:p>184.89</text:p>
          </table:table-cell>
          <table:table-cell table:style-name="ce14"/>
          <table:table-cell table:style-name="ce14" table:formula="of:=IF([.E128] &gt; [.C129]; CONCATENATE(&quot;TOO HIGH !  MAXIMUM POWER DISSIPATION OF &quot;; [.C129]; &quot;mW IS EXCEEDED !&quot;); &quot;&quot;)">
            <text:p/>
          </table:table-cell>
          <table:table-cell table:style-name="ce14"/>
          <table:table-cell/>
          <table:table-cell table:style-name="ce14" table:number-columns-repeated="1015"/>
        </table:table-row>
        <table:table-row table:style-name="ro1">
          <table:table-cell table:style-name="ce14" office:value-type="string" calcext:value-type="string">
            <text:p>Maximum Power Dissipation (mW)</text:p>
          </table:table-cell>
          <table:table-cell/>
          <table:table-cell table:formula="of:=1000 * ([.C124] - [.$E$3]) / [.E125]" office:value-type="float" office:value="221.631205673759" calcext:value-type="float">
            <text:p>221.631205673759</text:p>
          </table:table-cell>
          <table:table-cell table:style-name="ce14" table:formula="of:=1000 * ([.D124] - [.$E$3]) / [.D125]" office:value-type="float" office:value="302.224371373308" calcext:value-type="float">
            <text:p>302.224371373308</text:p>
          </table:table-cell>
          <table:table-cell table:style-name="ce14" table:formula="of:=1000 * ([.E124] - [.$E$3]) / [.C125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</table:table>
      <table:table table:name="MP5016H" table:style-name="ta1">
        <table:table-column table:style-name="co6" table:default-cell-style-name="Default"/>
        <table:table-column table:style-name="co3" table:number-columns-repeated="3" table:default-cell-style-name="Default"/>
        <table:table-column table:style-name="co3" table:number-columns-repeated="3" table:default-cell-style-name="ce14"/>
        <table:table-column table:style-name="co3" table:number-columns-repeated="1017" table:default-cell-style-name="Default"/>
        <table:table-row table:style-name="ro1">
          <table:table-cell table:style-name="ce11" office:value-type="string" calcext:value-type="string">
            <text:p>MP5016H Power Switch – OCP, OVP, Inrush Limiting (2.7V-22V, 0.7A-5A)</text:p>
          </table:table-cell>
          <table:table-cell table:style-name="ce16"/>
          <table:table-cell table:style-name="ce11" table:number-columns-repeated="2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Max</text:p>
          </table:table-cell>
          <table:table-cell table:style-name="ce16" table:number-columns-repeated="1017"/>
        </table:table-row>
        <table:table-row table:style-name="ro1">
          <table:table-cell office:value-type="string" calcext:value-type="string">
            <text:p>ILIMIT Resistor (ohms)</text:p>
          </table:table-cell>
          <table:table-cell table:number-columns-repeated="3"/>
          <table:table-cell table:style-name="Default" table:formula="of:=[.F2] * 0.97" office:value-type="float" office:value="970" calcext:value-type="float">
            <text:p>97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table:formula="of:=[.F2] * 1.03" office:value-type="float" office:value="1030" calcext:value-type="float">
            <text:p>1030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Ideal Current limit (A)</text:p>
          </table:table-cell>
          <table:table-cell table:number-columns-repeated="3"/>
          <table:table-cell table:formula="of:=0.55 * 3870 / [.G2]" office:value-type="float" office:value="2.06650485436893" calcext:value-type="float">
            <text:p>2.06650485436893</text:p>
          </table:table-cell>
          <table:table-cell table:formula="of:=0.55 * 3870 / [.F2]" office:value-type="float" office:value="2.1285" calcext:value-type="float">
            <text:p>2.1285</text:p>
          </table:table-cell>
          <table:table-cell table:formula="of:=0.55 * 3870 / [.E2]" office:value-type="float" office:value="2.19432989690722" calcext:value-type="float">
            <text:p>2.19432989690722</text:p>
          </table:table-cell>
          <table:table-cell/>
          <table:table-cell table:style-name="ce14" table:formula="of:=IF([.E3] &lt; 0.7; &quot;Current limit cannot is not specified for less than 700mA; at about 380mA load the device enters 'sleep mode', so some margin is required&quot;; &quot;&quot;)">
            <text:p/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Current Limit with 12% Margin (A)</text:p>
          </table:table-cell>
          <table:table-cell table:number-columns-repeated="3"/>
          <table:table-cell table:formula="of:=[.E3] * (1 - 0.12)" office:value-type="float" office:value="1.81852427184466" calcext:value-type="float">
            <text:p>1.81852427184466</text:p>
          </table:table-cell>
          <table:table-cell table:formula="of:=[.F3]" office:value-type="float" office:value="2.1285" calcext:value-type="float">
            <text:p>2.1285</text:p>
          </table:table-cell>
          <table:table-cell table:formula="of:=[.G3] * (1 + 0.12)" office:value-type="float" office:value="2.45764948453608" calcext:value-type="float">
            <text:p>2.45764948453608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Current Limit with 15% Margin (A)</text:p>
          </table:table-cell>
          <table:table-cell table:number-columns-repeated="3"/>
          <table:table-cell table:formula="of:=[.E4] * (1 - 0.15)" office:value-type="float" office:value="1.54574563106796" calcext:value-type="float">
            <text:p>1.54574563106796</text:p>
          </table:table-cell>
          <table:table-cell table:formula="of:=[.F4]" office:value-type="float" office:value="2.1285" calcext:value-type="float">
            <text:p>2.1285</text:p>
          </table:table-cell>
          <table:table-cell table:formula="of:=[.G4] * (1 + 0.15)" office:value-type="float" office:value="2.8262969072165" calcext:value-type="float">
            <text:p>2.826296907216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ODE Resistor (k-ohms)</text:p>
          </table:table-cell>
          <table:table-cell table:number-columns-repeated="3"/>
          <table:table-cell table:style-name="Default" table:formula="of:=[.F7] * 0.97" office:value-type="float" office:value="109.61" calcext:value-type="float">
            <text:p>109.61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table:formula="of:=[.F7] * 1.03" office:value-type="float" office:value="116.39" calcext:value-type="float">
            <text:p>116.39</text:p>
          </table:table-cell>
          <table:table-cell/>
          <table:table-cell table:style-name="ce14" table:formula="of:=IF([.E7] &lt; 68; &quot;Resistor must be at least 68k&quot;; &quot;Don't forget the 39pF parallel capacitor&quot;)" office:value-type="string" office:string-value="Don't forget the 39pF parallel capacitor" calcext:value-type="string">
            <text:p>Don't forget the 39pF parallel capacitor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Ideal Over-Voltage Threshold (V)</text:p>
          </table:table-cell>
          <table:table-cell table:number-columns-repeated="3"/>
          <table:table-cell table:formula="of:=0.047 * [.E7] + 0.3" office:value-type="float" office:value="5.45167" calcext:value-type="float">
            <text:p>5.45167</text:p>
          </table:table-cell>
          <table:table-cell table:formula="of:=0.047 * [.F7] + 0.3" office:value-type="float" office:value="5.611" calcext:value-type="float">
            <text:p>5.611</text:p>
          </table:table-cell>
          <table:table-cell table:formula="of:=0.047 * [.G7] + 0.3" office:value-type="float" office:value="5.77033" calcext:value-type="float">
            <text:p>5.77033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Over-Voltage with 12% Margin (V)</text:p>
          </table:table-cell>
          <table:table-cell table:number-columns-repeated="3"/>
          <table:table-cell table:formula="of:=[.E8] * (1 - 0.12)" office:value-type="float" office:value="4.7974696" calcext:value-type="float">
            <text:p>4.7974696</text:p>
          </table:table-cell>
          <table:table-cell table:formula="of:=[.F8]" office:value-type="float" office:value="5.611" calcext:value-type="float">
            <text:p>5.611</text:p>
          </table:table-cell>
          <table:table-cell table:formula="of:=[.G8] * (1 + 0.12)" office:value-type="float" office:value="6.4627696" calcext:value-type="float">
            <text:p>6.4627696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Over-Voltage with 15% Margin (V)</text:p>
          </table:table-cell>
          <table:table-cell table:number-columns-repeated="3"/>
          <table:table-cell table:formula="of:=[.E9] * (1 - 0.15)" office:value-type="float" office:value="4.07784916" calcext:value-type="float">
            <text:p>4.07784916</text:p>
          </table:table-cell>
          <table:table-cell table:formula="of:=[.F9]" office:value-type="float" office:value="5.611" calcext:value-type="float">
            <text:p>5.611</text:p>
          </table:table-cell>
          <table:table-cell table:formula="of:=[.G9] * (1 + 0.15)" office:value-type="float" office:value="7.43218504" calcext:value-type="float">
            <text:p>7.4321850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S Capacitor (nF)</text:p>
          </table:table-cell>
          <table:table-cell table:number-columns-repeated="3"/>
          <table:table-cell table:style-name="Default" table:formula="of:=[.F12] * 0.8 * 0.85" office:value-type="float" office:value="68" calcext:value-type="float">
            <text:p>68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formula="of:=[.F12] * 1.2 * 1.15" office:value-type="float" office:value="138" calcext:value-type="float">
            <text:p>1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ing Voltage Range (V)</text:p>
          </table:table-cell>
          <table:table-cell table:number-columns-repeated="3"/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.5" calcext:value-type="float">
            <text:p>5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ver-Voltage Threshold (V)</text:p>
          </table:table-cell>
          <table:table-cell table:number-columns-repeated="3"/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5.75" calcext:value-type="float">
            <text:p>5.7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E Pin (Select Option Below):</text:p>
          </table:table-cell>
          <table:table-cell table:number-columns-repeated="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<text:s text:c="2"/>Low ?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5.75" calcext:value-type="float">
            <text:p>5.7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High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15.2" calcext:value-type="float">
            <text:p>15.2</text:p>
          </table:table-cell>
          <table:table-cell office:value-type="float" office:value="16.2" calcext:value-type="float">
            <text:p>16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Floating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27" calcext:value-type="float">
            <text:p>27</text:p>
          </table:table-cell>
          <table:table-cell/>
          <table:table-cell table:style-name="ce14" office:value-type="string" calcext:value-type="string">
            <text:p>27V is beyond absolute maximum ratings, so effectively this is ‘no OVP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External Resistor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1000 * [.E8] / (7 * [.G7])" office:value-type="float" office:value="6.6913824211702" calcext:value-type="float">
            <text:p>6.6913824211702</text:p>
          </table:table-cell>
          <table:table-cell table:formula="of:=1000 * [.F8] / (7 * [.F7])" office:value-type="float" office:value="7.09355246523388" calcext:value-type="float">
            <text:p>7.09355246523388</text:p>
          </table:table-cell>
          <table:table-cell table:formula="of:=1000 * [.G8] / (7 * [.E7])" office:value-type="float" office:value="7.52059900686851" calcext:value-type="float">
            <text:p>7.52059900686851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Soft-Start Ramp Time (V/ms)</text:p>
          </table:table-cell>
          <table:table-cell table:number-columns-repeated="3"/>
          <table:table-cell table:formula="of:=4.5 * ([.$C$16] * [.E16] + [.$C$17] * [.E17] + [.$C$18] * [.E18] + [.$C$19] * [.E19]) / [.G12]" office:value-type="float" office:value="0.179347826086957" calcext:value-type="float">
            <text:p>0.179347826086957</text:p>
          </table:table-cell>
          <table:table-cell table:formula="of:=6.5 * ([.$C$16] * [.F16] + [.$C$17] * [.F17] + [.$C$18] * [.F18] + [.$C$19] * [.F19]) / [.F12]" office:value-type="float" office:value="0.37375" calcext:value-type="float">
            <text:p>0.37375</text:p>
          </table:table-cell>
          <table:table-cell table:formula="of:=8.5 * ([.$C$16] * [.G16] + [.$C$17] * [.G17] + [.$C$18] * [.G18] + [.$C$19] * [.G19]) / [.E12]" office:value-type="float" office:value="0.75" calcext:value-type="float">
            <text:p>0.75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Soft-Start Ramp Time (ms)</text:p>
          </table:table-cell>
          <table:table-cell table:number-columns-repeated="3"/>
          <table:table-cell table:formula="of:=[.E13] / [.G20]" office:value-type="float" office:value="5.73333333333333" calcext:value-type="float">
            <text:p>5.73333333333333</text:p>
          </table:table-cell>
          <table:table-cell table:formula="of:=[.F13] / [.F20]" office:value-type="float" office:value="13.3779264214047" calcext:value-type="float">
            <text:p>13.3779264214047</text:p>
          </table:table-cell>
          <table:table-cell table:formula="of:=[.G13] / [.E20]" office:value-type="float" office:value="30.6666666666667" calcext:value-type="float">
            <text:p>30.6666666666667</text:p>
          </table:table-cell>
          <table:table-cell table:number-columns-repeated="1017"/>
        </table:table-row>
      </table:table>
      <table:table table:name="MSF Signal" table:style-name="ta1">
        <table:table-column table:style-name="co6" table:default-cell-style-name="Default"/>
        <table:table-column table:style-name="co3" table:number-columns-repeated="1023" table:default-cell-style-name="Default"/>
        <table:table-row table:style-name="ro1">
          <table:table-cell table:style-name="ce11" office:value-type="string" calcext:value-type="string">
            <text:p>MSF Signal and Propagation Properties</text:p>
          </table:table-cell>
          <table:table-cell table:style-name="ce16"/>
          <table:table-cell table:style-name="ce11" table:number-columns-repeated="3"/>
          <table:table-cell table:style-name="ce16" table:number-columns-repeated="1019"/>
        </table:table-row>
        <table:table-row table:style-name="ro1">
          <table:table-cell office:value-type="string" calcext:value-type="string">
            <text:p>Carrier Frequency (f, kHz)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ctric Field Strength (E, mV/m)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mitter Reference Distance (km)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COM.MICROSOFT.CONCAT(&quot;The field strength is &quot;; [.$C$4]; &quot;mV/m at &quot;; [.$C$5]; &quot;km from the MSF transmitter&quot;)" office:value-type="string" office:string-value="The field strength is 10mV/m at 100km from the MSF transmitter" calcext:value-type="string">
            <text:p>The field strength is 10mV/m at 100km from the MSF transmitt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Speed of Light (c, m/s)</text:p>
          </table:table-cell>
          <table:table-cell/>
          <table:table-cell table:style-name="ce12" office:value-type="float" office:value="299792458" calcext:value-type="float">
            <text:p>299792458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Permiability of Free Space (u0, H/m)</text:p>
          </table:table-cell>
          <table:table-cell/>
          <table:table-cell table:style-name="ce12" table:formula="of:=4 * PI() * 10^-7" office:value-type="float" office:value="0.00000125663706143592" calcext:value-type="float">
            <text:p>1.25663706143592E-06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Impedance of Free Space (Z0, ohms)</text:p>
          </table:table-cell>
          <table:table-cell/>
          <table:table-cell table:style-name="ce14" table:formula="of:=[.$C$8] * [.$C$7]" office:value-type="float" office:value="376.730313461771" calcext:value-type="float">
            <text:p>376.73031346177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agnetic Field Strength (B, uT)</text:p>
          </table:table-cell>
          <table:table-cell/>
          <table:table-cell table:style-name="ce14" table:formula="of:=[.$C$4] / [.$C$7] * 1000" office:value-type="float" office:value="0.0000333564095198152" calcext:value-type="float">
            <text:p>3.33564095198152E-05</text:p>
          </table:table-cell>
          <table:table-cell/>
          <table:table-cell office:value-type="string" calcext:value-type="string">
            <text:p>Tesla = Webers/m^2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Wavelength (lambda, m)</text:p>
          </table:table-cell>
          <table:table-cell/>
          <table:table-cell table:style-name="ce14" table:formula="of:=[.$C$7] / ([.$C$2] * 1000)" office:value-type="float" office:value="4996.54096666667" calcext:value-type="float">
            <text:p>4996.54096666667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Period (t, us)</text:p>
          </table:table-cell>
          <table:table-cell/>
          <table:table-cell table:style-name="ce14" table:formula="of:=1000 / [.$C$2]" office:value-type="float" office:value="16.6666666666667" calcext:value-type="float">
            <text:p>16.6666666666667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ecei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tance from Transmitter (d, km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[.$C$17] * 1000 &lt; [.$C$12] / 6; COM.MICROSOFT.CONCAT(&quot;Within the Fresnel Zone, ie. too close to treat the EM wave as planar; use a receiver at least &quot;; [.$C$12] / 6 / 1000; &quot;km away&quot;); &quot;&quot;)"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Electric Field Strength (E, mV/m)</text:p>
          </table:table-cell>
          <table:table-cell/>
          <table:table-cell table:style-name="ce14" table:formula="of:=[.$C$4] * POWER([.$C$5] / [.$C$17]; 2)" office:value-type="float" office:value="100000" calcext:value-type="float">
            <text:p>100000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Magnetic Field Strength (B, uT)</text:p>
          </table:table-cell>
          <table:table-cell/>
          <table:table-cell table:style-name="ce14" table:formula="of:=[.$C$11] * POWER([.$C$5] / [.$C$17]; 2)" office:value-type="float" office:value="0.333564095198152" calcext:value-type="float">
            <text:p>0.333564095198152</text:p>
          </table:table-cell>
          <table:table-cell table:number-columns-repeated="1021"/>
        </table:table-row>
      </table:table>
      <table:table table:name="Poor Man PGA" table:style-name="ta1">
        <table:shapes>
          <draw:frame draw:z-index="0" draw:style-name="gr1" draw:text-style-name="P1" svg:width="19.852cm" svg:height="8.999cm" svg:x="0.413cm" svg:y="11.971cm">
            <draw:object draw:notify-on-update-of-ranges="'MSF Signal'.L11:'Poor Man PGA'.L26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Default"/>
        <table:table-row table:style-name="ro1">
          <table:table-cell table:style-name="ce11" office:value-type="string" calcext:value-type="string">
            <text:p>Poor Man’s Programmable Gain Amplifier</text:p>
          </table:table-cell>
          <table:table-cell table:style-name="ce16"/>
          <table:table-cell table:style-name="ce11" table:number-columns-repeated="3"/>
          <table:table-cell table:style-name="ce16" table:number-columns-repeated="1019"/>
        </table:table-row>
        <table:table-row table:style-name="ro1">
          <table:table-cell office:value-type="string" calcext:value-type="string">
            <text:p>String of four series resistors in the feedback path (output-to-inverting-input) of a non-inverting opamp. <text:s/>A switch is across each resistor in the string to short it. <text:s/>Rg is the resistor from inverting input to ground and Rs is the value of a shorted switch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s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4"/>
          <table:table-cell table:style-name="ce14" office:value-type="string" calcext:value-type="string">
            <text:p>V/V</text:p>
          </table:table-cell>
          <table:table-cell table:style-name="ce14" office:value-type="string" calcext:value-type="string">
            <text:p>dB</text:p>
          </table:table-cell>
          <table:table-cell/>
          <table:table-cell table:style-name="ce14" office:value-type="string" calcext:value-type="string">
            <text:p>V/V</text:p>
          </table:table-cell>
          <table:table-cell table:style-name="ce14" office:value-type="string" calcext:value-type="string">
            <text:p>dB</text:p>
          </table:table-cell>
          <table:table-cell/>
          <table:table-cell table:style-name="ce14" office:value-type="string" calcext:value-type="string">
            <text:p>V/V</text:p>
          </table:table-cell>
          <table:table-cell table:style-name="ce14" office:value-type="string" calcext:value-type="string">
            <text:p>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g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table:style-name="ce14" office:value-type="string" calcext:value-type="string">
            <text:p>Min Gain</text:p>
          </table:table-cell>
          <table:table-cell table:style-name="ce14" table:formula="of:=MIN([.$F$11:.$F$26])" office:value-type="float" office:value="1.2" calcext:value-type="float">
            <text:p>1.2</text:p>
          </table:table-cell>
          <table:table-cell table:style-name="ce14" table:formula="of:=20 * LOG10([.$H$5])" office:value-type="float" office:value="1.5836249209525" calcext:value-type="float">
            <text:p>1.5836249209525</text:p>
          </table:table-cell>
          <table:table-cell/>
          <table:table-cell table:style-name="ce14" table:formula="of:=MIN([.$H$11:.$H$26])" office:value-type="float" office:value="1.2" calcext:value-type="float">
            <text:p>1.2</text:p>
          </table:table-cell>
          <table:table-cell table:style-name="ce14" table:formula="of:=20 * LOG10([.$K$5])" office:value-type="float" office:value="1.5836249209525" calcext:value-type="float">
            <text:p>1.5836249209525</text:p>
          </table:table-cell>
          <table:table-cell/>
          <table:table-cell table:style-name="ce14" table:formula="of:=MIN([.$J$11:.$J$266])" office:value-type="float" office:value="1.44" calcext:value-type="float">
            <text:p>1.44</text:p>
          </table:table-cell>
          <table:table-cell table:style-name="ce14" table:formula="of:=20 * LOG10([.$N$5])" office:value-type="float" office:value="3.16724984190499" calcext:value-type="float">
            <text:p>3.167249841904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0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2"/>
          <table:table-cell table:style-name="ce14" office:value-type="string" calcext:value-type="string">
            <text:p>Max Gain</text:p>
          </table:table-cell>
          <table:table-cell table:style-name="ce14" table:formula="of:=MAX([.$F$11:.$F$26])" office:value-type="float" office:value="92.1" calcext:value-type="float">
            <text:p>92.1</text:p>
          </table:table-cell>
          <table:table-cell table:style-name="ce14" table:formula="of:=20 * LOG10([.$H$6])" office:value-type="float" office:value="39.285192603937" calcext:value-type="float">
            <text:p>39.285192603937</text:p>
          </table:table-cell>
          <table:table-cell/>
          <table:table-cell table:style-name="ce14" table:formula="of:=MAX([.$H$11:.$H$26])" office:value-type="float" office:value="92.1" calcext:value-type="float">
            <text:p>92.1</text:p>
          </table:table-cell>
          <table:table-cell table:style-name="ce14" table:formula="of:=20 * LOG10([.$K$6])" office:value-type="float" office:value="39.285192603937" calcext:value-type="float">
            <text:p>39.285192603937</text:p>
          </table:table-cell>
          <table:table-cell/>
          <table:table-cell table:style-name="ce14" table:formula="of:=MAX([.$J$11:.$J$266])" office:value-type="float" office:value="8482.41" calcext:value-type="float">
            <text:p>8482.41</text:p>
          </table:table-cell>
          <table:table-cell table:style-name="ce14" table:formula="of:=20 * LOG10([.$N$6])" office:value-type="float" office:value="78.570385207874" calcext:value-type="float">
            <text:p>78.57038520787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1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1240" calcext:value-type="float">
            <text:p>12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2</text:p>
          </table:table-cell>
          <table:table-cell office:value-type="float" office:value="2490" calcext:value-type="float">
            <text:p>2490</text:p>
          </table:table-cell>
          <table:table-cell/>
          <table:table-cell office:value-type="float" office:value="2490" calcext:value-type="float">
            <text:p>24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3</text:p>
          </table:table-cell>
          <table:table-cell office:value-type="float" office:value="4990" calcext:value-type="float">
            <text:p>4990</text:p>
          </table:table-cell>
          <table:table-cell/>
          <table:table-cell office:value-type="float" office:value="4990" calcext:value-type="float">
            <text:p>499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formula="of:=1 + (IF([.$A11] &lt;&gt; 0; [.$B$9]; [.$B$4]) + IF([.$B11] &lt;&gt; 0; [.$B$8]; [.$B$4]) + IF([.$C11] &lt;&gt; 0; [.$B$7]; [.$B$4]) + IF([.$D11] &lt;&gt; 0; [.$B$6]; [.$B$4])) / [.$B$5]" office:value-type="float" office:value="1.2" calcext:value-type="float">
            <text:p>1.2</text:p>
          </table:table-cell>
          <table:table-cell/>
          <table:table-cell table:formula="of:=1 + (IF([.$A11] &lt;&gt; 0; [.$D$9]; [.$B$4]) + IF([.$B11] &lt;&gt; 0; [.$D$8]; [.$B$4]) + IF([.$C11] &lt;&gt; 0; [.$D$7]; [.$B$4]) + IF([.$D11] &lt;&gt; 0; [.$D$6]; [.$B$4])) / [.$D$5]" office:value-type="float" office:value="1.2" calcext:value-type="float">
            <text:p>1.2</text:p>
          </table:table-cell>
          <table:table-cell/>
          <table:table-cell table:formula="of:=[.$F$11] * [.$H11]" office:value-type="float" office:value="1.44" calcext:value-type="float">
            <text:p>1.44</text:p>
          </table:table-cell>
          <table:table-cell/>
          <table:table-cell table:formula="of:=20 * LOG10([.$J11])" office:value-type="float" office:value="3.16724984190499" calcext:value-type="float">
            <text:p>3.16724984190499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2] &lt;&gt; 0; [.$B$9]; [.$B$4]) + IF([.$B12] &lt;&gt; 0; [.$B$8]; [.$B$4]) + IF([.$C12] &lt;&gt; 0; [.$B$7]; [.$B$4]) + IF([.$D12] &lt;&gt; 0; [.$B$6]; [.$B$4])) / [.$B$5]" office:value-type="float" office:value="5.05" calcext:value-type="float">
            <text:p>5.05</text:p>
          </table:table-cell>
          <table:table-cell/>
          <table:table-cell table:formula="of:=1 + (IF([.$A12] &lt;&gt; 0; [.$D$9]; [.$B$4]) + IF([.$B12] &lt;&gt; 0; [.$D$8]; [.$B$4]) + IF([.$C12] &lt;&gt; 0; [.$D$7]; [.$B$4]) + IF([.$D12] &lt;&gt; 0; [.$D$6]; [.$B$4])) / [.$D$5]" office:value-type="float" office:value="5.05" calcext:value-type="float">
            <text:p>5.05</text:p>
          </table:table-cell>
          <table:table-cell/>
          <table:table-cell table:formula="of:=[.$F$11] * [.$H12]" office:value-type="float" office:value="6.06" calcext:value-type="float">
            <text:p>6.06</text:p>
          </table:table-cell>
          <table:table-cell/>
          <table:table-cell table:formula="of:=20 * LOG10([.$J12])" office:value-type="float" office:value="15.6494524833257" calcext:value-type="float">
            <text:p>15.6494524833257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3] &lt;&gt; 0; [.$B$9]; [.$B$4]) + IF([.$B13] &lt;&gt; 0; [.$B$8]; [.$B$4]) + IF([.$C13] &lt;&gt; 0; [.$B$7]; [.$B$4]) + IF([.$D13] &lt;&gt; 0; [.$B$6]; [.$B$4])) / [.$B$5]" office:value-type="float" office:value="13.55" calcext:value-type="float">
            <text:p>13.55</text:p>
          </table:table-cell>
          <table:table-cell/>
          <table:table-cell table:formula="of:=1 + (IF([.$A13] &lt;&gt; 0; [.$D$9]; [.$B$4]) + IF([.$B13] &lt;&gt; 0; [.$D$8]; [.$B$4]) + IF([.$C13] &lt;&gt; 0; [.$D$7]; [.$B$4]) + IF([.$D13] &lt;&gt; 0; [.$D$6]; [.$B$4])) / [.$D$5]" office:value-type="float" office:value="13.55" calcext:value-type="float">
            <text:p>13.55</text:p>
          </table:table-cell>
          <table:table-cell/>
          <table:table-cell table:formula="of:=[.$F$11] * [.$H13]" office:value-type="float" office:value="16.26" calcext:value-type="float">
            <text:p>16.26</text:p>
          </table:table-cell>
          <table:table-cell/>
          <table:table-cell table:formula="of:=20 * LOG10([.$J13])" office:value-type="float" office:value="24.222410825161" calcext:value-type="float">
            <text:p>24.222410825161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14] &lt;&gt; 0; [.$B$9]; [.$B$4]) + IF([.$B14] &lt;&gt; 0; [.$B$8]; [.$B$4]) + IF([.$C14] &lt;&gt; 0; [.$B$7]; [.$B$4]) + IF([.$D14] &lt;&gt; 0; [.$B$6]; [.$B$4])) / [.$B$5]" office:value-type="float" office:value="17.4" calcext:value-type="float">
            <text:p>17.4</text:p>
          </table:table-cell>
          <table:table-cell/>
          <table:table-cell table:formula="of:=1 + (IF([.$A14] &lt;&gt; 0; [.$D$9]; [.$B$4]) + IF([.$B14] &lt;&gt; 0; [.$D$8]; [.$B$4]) + IF([.$C14] &lt;&gt; 0; [.$D$7]; [.$B$4]) + IF([.$D14] &lt;&gt; 0; [.$D$6]; [.$B$4])) / [.$D$5]" office:value-type="float" office:value="17.4" calcext:value-type="float">
            <text:p>17.4</text:p>
          </table:table-cell>
          <table:table-cell/>
          <table:table-cell table:formula="of:=[.$F$11] * [.$H14]" office:value-type="float" office:value="20.88" calcext:value-type="float">
            <text:p>20.88</text:p>
          </table:table-cell>
          <table:table-cell/>
          <table:table-cell table:formula="of:=20 * LOG10([.$J14])" office:value-type="float" office:value="26.3946098866045" calcext:value-type="float">
            <text:p>26.3946098866045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15] &lt;&gt; 0; [.$B$9]; [.$B$4]) + IF([.$B15] &lt;&gt; 0; [.$B$8]; [.$B$4]) + IF([.$C15] &lt;&gt; 0; [.$B$7]; [.$B$4]) + IF([.$D15] &lt;&gt; 0; [.$B$6]; [.$B$4])) / [.$B$5]" office:value-type="float" office:value="26.05" calcext:value-type="float">
            <text:p>26.05</text:p>
          </table:table-cell>
          <table:table-cell/>
          <table:table-cell table:formula="of:=1 + (IF([.$A15] &lt;&gt; 0; [.$D$9]; [.$B$4]) + IF([.$B15] &lt;&gt; 0; [.$D$8]; [.$B$4]) + IF([.$C15] &lt;&gt; 0; [.$D$7]; [.$B$4]) + IF([.$D15] &lt;&gt; 0; [.$D$6]; [.$B$4])) / [.$D$5]" office:value-type="float" office:value="26.05" calcext:value-type="float">
            <text:p>26.05</text:p>
          </table:table-cell>
          <table:table-cell/>
          <table:table-cell table:formula="of:=[.$F$11] * [.$H15]" office:value-type="float" office:value="31.26" calcext:value-type="float">
            <text:p>31.26</text:p>
          </table:table-cell>
          <table:table-cell/>
          <table:table-cell table:formula="of:=20 * LOG10([.$J15])" office:value-type="float" office:value="29.8997794736634" calcext:value-type="float">
            <text:p>29.8997794736634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6] &lt;&gt; 0; [.$B$9]; [.$B$4]) + IF([.$B16] &lt;&gt; 0; [.$B$8]; [.$B$4]) + IF([.$C16] &lt;&gt; 0; [.$B$7]; [.$B$4]) + IF([.$D16] &lt;&gt; 0; [.$B$6]; [.$B$4])) / [.$B$5]" office:value-type="float" office:value="29.9" calcext:value-type="float">
            <text:p>29.9</text:p>
          </table:table-cell>
          <table:table-cell/>
          <table:table-cell table:formula="of:=1 + (IF([.$A16] &lt;&gt; 0; [.$D$9]; [.$B$4]) + IF([.$B16] &lt;&gt; 0; [.$D$8]; [.$B$4]) + IF([.$C16] &lt;&gt; 0; [.$D$7]; [.$B$4]) + IF([.$D16] &lt;&gt; 0; [.$D$6]; [.$B$4])) / [.$D$5]" office:value-type="float" office:value="29.9" calcext:value-type="float">
            <text:p>29.9</text:p>
          </table:table-cell>
          <table:table-cell/>
          <table:table-cell table:formula="of:=[.$F$11] * [.$H16]" office:value-type="float" office:value="35.88" calcext:value-type="float">
            <text:p>35.88</text:p>
          </table:table-cell>
          <table:table-cell/>
          <table:table-cell table:formula="of:=20 * LOG10([.$J16])" office:value-type="float" office:value="31.0970486874411" calcext:value-type="float">
            <text:p>31.0970486874411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7] &lt;&gt; 0; [.$B$9]; [.$B$4]) + IF([.$B17] &lt;&gt; 0; [.$B$8]; [.$B$4]) + IF([.$C17] &lt;&gt; 0; [.$B$7]; [.$B$4]) + IF([.$D17] &lt;&gt; 0; [.$B$6]; [.$B$4])) / [.$B$5]" office:value-type="float" office:value="38.4" calcext:value-type="float">
            <text:p>38.4</text:p>
          </table:table-cell>
          <table:table-cell/>
          <table:table-cell table:formula="of:=1 + (IF([.$A17] &lt;&gt; 0; [.$D$9]; [.$B$4]) + IF([.$B17] &lt;&gt; 0; [.$D$8]; [.$B$4]) + IF([.$C17] &lt;&gt; 0; [.$D$7]; [.$B$4]) + IF([.$D17] &lt;&gt; 0; [.$D$6]; [.$B$4])) / [.$D$5]" office:value-type="float" office:value="38.4" calcext:value-type="float">
            <text:p>38.4</text:p>
          </table:table-cell>
          <table:table-cell/>
          <table:table-cell table:formula="of:=[.$F$11] * [.$H17]" office:value-type="float" office:value="46.08" calcext:value-type="float">
            <text:p>46.08</text:p>
          </table:table-cell>
          <table:table-cell/>
          <table:table-cell table:formula="of:=20 * LOG10([.$J17])" office:value-type="float" office:value="33.2702494083031" calcext:value-type="float">
            <text:p>33.2702494083031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1 + (IF([.$A18] &lt;&gt; 0; [.$B$9]; [.$B$4]) + IF([.$B18] &lt;&gt; 0; [.$B$8]; [.$B$4]) + IF([.$C18] &lt;&gt; 0; [.$B$7]; [.$B$4]) + IF([.$D18] &lt;&gt; 0; [.$B$6]; [.$B$4])) / [.$B$5]" office:value-type="float" office:value="42.25" calcext:value-type="float">
            <text:p>42.25</text:p>
          </table:table-cell>
          <table:table-cell/>
          <table:table-cell table:formula="of:=1 + (IF([.$A18] &lt;&gt; 0; [.$D$9]; [.$B$4]) + IF([.$B18] &lt;&gt; 0; [.$D$8]; [.$B$4]) + IF([.$C18] &lt;&gt; 0; [.$D$7]; [.$B$4]) + IF([.$D18] &lt;&gt; 0; [.$D$6]; [.$B$4])) / [.$D$5]" office:value-type="float" office:value="42.25" calcext:value-type="float">
            <text:p>42.25</text:p>
          </table:table-cell>
          <table:table-cell/>
          <table:table-cell table:formula="of:=[.$F$11] * [.$H18]" office:value-type="float" office:value="50.7" calcext:value-type="float">
            <text:p>50.7</text:p>
          </table:table-cell>
          <table:table-cell/>
          <table:table-cell table:formula="of:=20 * LOG10([.$J18])" office:value-type="float" office:value="34.1001591866667" calcext:value-type="float">
            <text:p>34.100159186666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1 + (IF([.$A19] &lt;&gt; 0; [.$B$9]; [.$B$4]) + IF([.$B19] &lt;&gt; 0; [.$B$8]; [.$B$4]) + IF([.$C19] &lt;&gt; 0; [.$B$7]; [.$B$4]) + IF([.$D19] &lt;&gt; 0; [.$B$6]; [.$B$4])) / [.$B$5]" office:value-type="float" office:value="51.05" calcext:value-type="float">
            <text:p>51.05</text:p>
          </table:table-cell>
          <table:table-cell/>
          <table:table-cell table:formula="of:=1 + (IF([.$A19] &lt;&gt; 0; [.$D$9]; [.$B$4]) + IF([.$B19] &lt;&gt; 0; [.$D$8]; [.$B$4]) + IF([.$C19] &lt;&gt; 0; [.$D$7]; [.$B$4]) + IF([.$D19] &lt;&gt; 0; [.$D$6]; [.$B$4])) / [.$D$5]" office:value-type="float" office:value="51.05" calcext:value-type="float">
            <text:p>51.05</text:p>
          </table:table-cell>
          <table:table-cell/>
          <table:table-cell table:formula="of:=[.$F$11] * [.$H19]" office:value-type="float" office:value="61.26" calcext:value-type="float">
            <text:p>61.26</text:p>
          </table:table-cell>
          <table:table-cell/>
          <table:table-cell table:formula="of:=20 * LOG10([.$J19])" office:value-type="float" office:value="35.7435398494111" calcext:value-type="float">
            <text:p>35.743539849411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0] &lt;&gt; 0; [.$B$9]; [.$B$4]) + IF([.$B20] &lt;&gt; 0; [.$B$8]; [.$B$4]) + IF([.$C20] &lt;&gt; 0; [.$B$7]; [.$B$4]) + IF([.$D20] &lt;&gt; 0; [.$B$6]; [.$B$4])) / [.$B$5]" office:value-type="float" office:value="54.9" calcext:value-type="float">
            <text:p>54.9</text:p>
          </table:table-cell>
          <table:table-cell/>
          <table:table-cell table:formula="of:=1 + (IF([.$A20] &lt;&gt; 0; [.$D$9]; [.$B$4]) + IF([.$B20] &lt;&gt; 0; [.$D$8]; [.$B$4]) + IF([.$C20] &lt;&gt; 0; [.$D$7]; [.$B$4]) + IF([.$D20] &lt;&gt; 0; [.$D$6]; [.$B$4])) / [.$D$5]" office:value-type="float" office:value="54.9" calcext:value-type="float">
            <text:p>54.9</text:p>
          </table:table-cell>
          <table:table-cell/>
          <table:table-cell table:formula="of:=[.$F$11] * [.$H20]" office:value-type="float" office:value="65.88" calcext:value-type="float">
            <text:p>65.88</text:p>
          </table:table-cell>
          <table:table-cell/>
          <table:table-cell table:formula="of:=20 * LOG10([.$J20])" office:value-type="float" office:value="36.3750718099543" calcext:value-type="float">
            <text:p>36.3750718099543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1] &lt;&gt; 0; [.$B$9]; [.$B$4]) + IF([.$B21] &lt;&gt; 0; [.$B$8]; [.$B$4]) + IF([.$C21] &lt;&gt; 0; [.$B$7]; [.$B$4]) + IF([.$D21] &lt;&gt; 0; [.$B$6]; [.$B$4])) / [.$B$5]" office:value-type="float" office:value="63.4" calcext:value-type="float">
            <text:p>63.4</text:p>
          </table:table-cell>
          <table:table-cell/>
          <table:table-cell table:formula="of:=1 + (IF([.$A21] &lt;&gt; 0; [.$D$9]; [.$B$4]) + IF([.$B21] &lt;&gt; 0; [.$D$8]; [.$B$4]) + IF([.$C21] &lt;&gt; 0; [.$D$7]; [.$B$4]) + IF([.$D21] &lt;&gt; 0; [.$D$6]; [.$B$4])) / [.$D$5]" office:value-type="float" office:value="63.4" calcext:value-type="float">
            <text:p>63.4</text:p>
          </table:table-cell>
          <table:table-cell/>
          <table:table-cell table:formula="of:=[.$F$11] * [.$H21]" office:value-type="float" office:value="76.08" calcext:value-type="float">
            <text:p>76.08</text:p>
          </table:table-cell>
          <table:table-cell/>
          <table:table-cell table:formula="of:=20 * LOG10([.$J21])" office:value-type="float" office:value="37.6254100785872" calcext:value-type="float">
            <text:p>37.6254100785872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22] &lt;&gt; 0; [.$B$9]; [.$B$4]) + IF([.$B22] &lt;&gt; 0; [.$B$8]; [.$B$4]) + IF([.$C22] &lt;&gt; 0; [.$B$7]; [.$B$4]) + IF([.$D22] &lt;&gt; 0; [.$B$6]; [.$B$4])) / [.$B$5]" office:value-type="float" office:value="67.25" calcext:value-type="float">
            <text:p>67.25</text:p>
          </table:table-cell>
          <table:table-cell/>
          <table:table-cell table:formula="of:=1 + (IF([.$A22] &lt;&gt; 0; [.$D$9]; [.$B$4]) + IF([.$B22] &lt;&gt; 0; [.$D$8]; [.$B$4]) + IF([.$C22] &lt;&gt; 0; [.$D$7]; [.$B$4]) + IF([.$D22] &lt;&gt; 0; [.$D$6]; [.$B$4])) / [.$D$5]" office:value-type="float" office:value="67.25" calcext:value-type="float">
            <text:p>67.25</text:p>
          </table:table-cell>
          <table:table-cell/>
          <table:table-cell table:formula="of:=[.$F$11] * [.$H22]" office:value-type="float" office:value="80.7" calcext:value-type="float">
            <text:p>80.7</text:p>
          </table:table-cell>
          <table:table-cell/>
          <table:table-cell table:formula="of:=20 * LOG10([.$J22])" office:value-type="float" office:value="38.1374706944414" calcext:value-type="float">
            <text:p>38.1374706944414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23] &lt;&gt; 0; [.$B$9]; [.$B$4]) + IF([.$B23] &lt;&gt; 0; [.$B$8]; [.$B$4]) + IF([.$C23] &lt;&gt; 0; [.$B$7]; [.$B$4]) + IF([.$D23] &lt;&gt; 0; [.$B$6]; [.$B$4])) / [.$B$5]" office:value-type="float" office:value="75.9" calcext:value-type="float">
            <text:p>75.9</text:p>
          </table:table-cell>
          <table:table-cell/>
          <table:table-cell table:formula="of:=1 + (IF([.$A23] &lt;&gt; 0; [.$D$9]; [.$B$4]) + IF([.$B23] &lt;&gt; 0; [.$D$8]; [.$B$4]) + IF([.$C23] &lt;&gt; 0; [.$D$7]; [.$B$4]) + IF([.$D23] &lt;&gt; 0; [.$D$6]; [.$B$4])) / [.$D$5]" office:value-type="float" office:value="75.9" calcext:value-type="float">
            <text:p>75.9</text:p>
          </table:table-cell>
          <table:table-cell/>
          <table:table-cell table:formula="of:=[.$F$11] * [.$H23]" office:value-type="float" office:value="91.08" calcext:value-type="float">
            <text:p>91.08</text:p>
          </table:table-cell>
          <table:table-cell/>
          <table:table-cell table:formula="of:=20 * LOG10([.$J23])" office:value-type="float" office:value="39.1884604388621" calcext:value-type="float">
            <text:p>39.1884604388621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4] &lt;&gt; 0; [.$B$9]; [.$B$4]) + IF([.$B24] &lt;&gt; 0; [.$B$8]; [.$B$4]) + IF([.$C24] &lt;&gt; 0; [.$B$7]; [.$B$4]) + IF([.$D24] &lt;&gt; 0; [.$B$6]; [.$B$4])) / [.$B$5]" office:value-type="float" office:value="79.75" calcext:value-type="float">
            <text:p>79.75</text:p>
          </table:table-cell>
          <table:table-cell/>
          <table:table-cell table:formula="of:=1 + (IF([.$A24] &lt;&gt; 0; [.$D$9]; [.$B$4]) + IF([.$B24] &lt;&gt; 0; [.$D$8]; [.$B$4]) + IF([.$C24] &lt;&gt; 0; [.$D$7]; [.$B$4]) + IF([.$D24] &lt;&gt; 0; [.$D$6]; [.$B$4])) / [.$D$5]" office:value-type="float" office:value="79.75" calcext:value-type="float">
            <text:p>79.75</text:p>
          </table:table-cell>
          <table:table-cell/>
          <table:table-cell table:formula="of:=[.$F$11] * [.$H24]" office:value-type="float" office:value="95.7" calcext:value-type="float">
            <text:p>95.7</text:p>
          </table:table-cell>
          <table:table-cell/>
          <table:table-cell table:formula="of:=20 * LOG10([.$J24])" office:value-type="float" office:value="39.6182387555369" calcext:value-type="float">
            <text:p>39.6182387555369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5] &lt;&gt; 0; [.$B$9]; [.$B$4]) + IF([.$B25] &lt;&gt; 0; [.$B$8]; [.$B$4]) + IF([.$C25] &lt;&gt; 0; [.$B$7]; [.$B$4]) + IF([.$D25] &lt;&gt; 0; [.$B$6]; [.$B$4])) / [.$B$5]" office:value-type="float" office:value="88.25" calcext:value-type="float">
            <text:p>88.25</text:p>
          </table:table-cell>
          <table:table-cell/>
          <table:table-cell table:formula="of:=1 + (IF([.$A25] &lt;&gt; 0; [.$D$9]; [.$B$4]) + IF([.$B25] &lt;&gt; 0; [.$D$8]; [.$B$4]) + IF([.$C25] &lt;&gt; 0; [.$D$7]; [.$B$4]) + IF([.$D25] &lt;&gt; 0; [.$D$6]; [.$B$4])) / [.$D$5]" office:value-type="float" office:value="88.25" calcext:value-type="float">
            <text:p>88.25</text:p>
          </table:table-cell>
          <table:table-cell/>
          <table:table-cell table:formula="of:=[.$F$11] * [.$H25]" office:value-type="float" office:value="105.9" calcext:value-type="float">
            <text:p>105.9</text:p>
          </table:table-cell>
          <table:table-cell/>
          <table:table-cell table:formula="of:=20 * LOG10([.$J25])" office:value-type="float" office:value="40.4979192021497" calcext:value-type="float">
            <text:p>40.4979192021497</text:p>
          </table:table-cell>
          <table:table-cell table:number-columns-repeated="101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formula="of:=1 + (IF([.$A26] &lt;&gt; 0; [.$B$9]; [.$B$4]) + IF([.$B26] &lt;&gt; 0; [.$B$8]; [.$B$4]) + IF([.$C26] &lt;&gt; 0; [.$B$7]; [.$B$4]) + IF([.$D26] &lt;&gt; 0; [.$B$6]; [.$B$4])) / [.$B$5]" office:value-type="float" office:value="92.1" calcext:value-type="float">
            <text:p>92.1</text:p>
          </table:table-cell>
          <table:table-cell/>
          <table:table-cell table:formula="of:=1 + (IF([.$A26] &lt;&gt; 0; [.$D$9]; [.$B$4]) + IF([.$B26] &lt;&gt; 0; [.$D$8]; [.$B$4]) + IF([.$C26] &lt;&gt; 0; [.$D$7]; [.$B$4]) + IF([.$D26] &lt;&gt; 0; [.$D$6]; [.$B$4])) / [.$D$5]" office:value-type="float" office:value="92.1" calcext:value-type="float">
            <text:p>92.1</text:p>
          </table:table-cell>
          <table:table-cell/>
          <table:table-cell table:formula="of:=[.$F$11] * [.$H26]" office:value-type="float" office:value="110.52" calcext:value-type="float">
            <text:p>110.52</text:p>
          </table:table-cell>
          <table:table-cell/>
          <table:table-cell table:formula="of:=20 * LOG10([.$J26])" office:value-type="float" office:value="40.8688175248895" calcext:value-type="float">
            <text:p>40.86881752488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1]" office:value-type="float" office:value="6.06" calcext:value-type="float">
            <text:p>6.06</text:p>
          </table:table-cell>
          <table:table-cell/>
          <table:table-cell table:formula="of:=20 * LOG10([.$J27])" office:value-type="float" office:value="15.6494524833257" calcext:value-type="float">
            <text:p>15.64945248332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2]" office:value-type="float" office:value="25.5025" calcext:value-type="float">
            <text:p>25.5025</text:p>
          </table:table-cell>
          <table:table-cell/>
          <table:table-cell table:formula="of:=20 * LOG10([.$J28])" office:value-type="float" office:value="28.1316551247465" calcext:value-type="float">
            <text:p>28.13165512474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3]" office:value-type="float" office:value="68.4275" calcext:value-type="float">
            <text:p>68.4275</text:p>
          </table:table-cell>
          <table:table-cell/>
          <table:table-cell table:formula="of:=20 * LOG10([.$J29])" office:value-type="float" office:value="36.7046134665817" calcext:value-type="float">
            <text:p>36.70461346658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4]" office:value-type="float" office:value="87.87" calcext:value-type="float">
            <text:p>87.87</text:p>
          </table:table-cell>
          <table:table-cell/>
          <table:table-cell table:formula="of:=20 * LOG10([.$J30])" office:value-type="float" office:value="38.8768125280252" calcext:value-type="float">
            <text:p>38.876812528025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5]" office:value-type="float" office:value="131.5525" calcext:value-type="float">
            <text:p>131.5525</text:p>
          </table:table-cell>
          <table:table-cell/>
          <table:table-cell table:formula="of:=20 * LOG10([.$J31])" office:value-type="float" office:value="42.3819821150841" calcext:value-type="float">
            <text:p>42.38198211508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6]" office:value-type="float" office:value="150.995" calcext:value-type="float">
            <text:p>150.995</text:p>
          </table:table-cell>
          <table:table-cell/>
          <table:table-cell table:formula="of:=20 * LOG10([.$J32])" office:value-type="float" office:value="43.5792513288618" calcext:value-type="float">
            <text:p>43.57925132886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7]" office:value-type="float" office:value="193.92" calcext:value-type="float">
            <text:p>193.92</text:p>
          </table:table-cell>
          <table:table-cell/>
          <table:table-cell table:formula="of:=20 * LOG10([.$J33])" office:value-type="float" office:value="45.7524520497238" calcext:value-type="float">
            <text:p>45.75245204972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8]" office:value-type="float" office:value="213.3625" calcext:value-type="float">
            <text:p>213.3625</text:p>
          </table:table-cell>
          <table:table-cell/>
          <table:table-cell table:formula="of:=20 * LOG10([.$J34])" office:value-type="float" office:value="46.5823618280874" calcext:value-type="float">
            <text:p>46.58236182808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9]" office:value-type="float" office:value="257.8025" calcext:value-type="float">
            <text:p>257.8025</text:p>
          </table:table-cell>
          <table:table-cell/>
          <table:table-cell table:formula="of:=20 * LOG10([.$J35])" office:value-type="float" office:value="48.2257424908318" calcext:value-type="float">
            <text:p>48.22574249083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0]" office:value-type="float" office:value="277.245" calcext:value-type="float">
            <text:p>277.245</text:p>
          </table:table-cell>
          <table:table-cell/>
          <table:table-cell table:formula="of:=20 * LOG10([.$J36])" office:value-type="float" office:value="48.8572744513751" calcext:value-type="float">
            <text:p>48.85727445137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1]" office:value-type="float" office:value="320.17" calcext:value-type="float">
            <text:p>320.17</text:p>
          </table:table-cell>
          <table:table-cell/>
          <table:table-cell table:formula="of:=20 * LOG10([.$J37])" office:value-type="float" office:value="50.1076127200079" calcext:value-type="float">
            <text:p>50.10761272000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2]" office:value-type="float" office:value="339.6125" calcext:value-type="float">
            <text:p>339.6125</text:p>
          </table:table-cell>
          <table:table-cell/>
          <table:table-cell table:formula="of:=20 * LOG10([.$J38])" office:value-type="float" office:value="50.6196733358621" calcext:value-type="float">
            <text:p>50.61967333586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3]" office:value-type="float" office:value="383.295" calcext:value-type="float">
            <text:p>383.295</text:p>
          </table:table-cell>
          <table:table-cell/>
          <table:table-cell table:formula="of:=20 * LOG10([.$J39])" office:value-type="float" office:value="51.6706630802828" calcext:value-type="float">
            <text:p>51.67066308028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4]" office:value-type="float" office:value="402.7375" calcext:value-type="float">
            <text:p>402.7375</text:p>
          </table:table-cell>
          <table:table-cell/>
          <table:table-cell table:formula="of:=20 * LOG10([.$J40])" office:value-type="float" office:value="52.1004413969576" calcext:value-type="float">
            <text:p>52.10044139695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5]" office:value-type="float" office:value="445.6625" calcext:value-type="float">
            <text:p>445.6625</text:p>
          </table:table-cell>
          <table:table-cell/>
          <table:table-cell table:formula="of:=20 * LOG10([.$J41])" office:value-type="float" office:value="52.9801218435704" calcext:value-type="float">
            <text:p>52.98012184357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6]" office:value-type="float" office:value="465.105" calcext:value-type="float">
            <text:p>465.105</text:p>
          </table:table-cell>
          <table:table-cell/>
          <table:table-cell table:formula="of:=20 * LOG10([.$J42])" office:value-type="float" office:value="53.3510201663102" calcext:value-type="float">
            <text:p>53.3510201663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1]" office:value-type="float" office:value="16.26" calcext:value-type="float">
            <text:p>16.26</text:p>
          </table:table-cell>
          <table:table-cell/>
          <table:table-cell table:formula="of:=20 * LOG10([.$J43])" office:value-type="float" office:value="24.222410825161" calcext:value-type="float">
            <text:p>24.2224108251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2]" office:value-type="float" office:value="68.4275" calcext:value-type="float">
            <text:p>68.4275</text:p>
          </table:table-cell>
          <table:table-cell/>
          <table:table-cell table:formula="of:=20 * LOG10([.$J44])" office:value-type="float" office:value="36.7046134665817" calcext:value-type="float">
            <text:p>36.70461346658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3]" office:value-type="float" office:value="183.6025" calcext:value-type="float">
            <text:p>183.6025</text:p>
          </table:table-cell>
          <table:table-cell/>
          <table:table-cell table:formula="of:=20 * LOG10([.$J45])" office:value-type="float" office:value="45.277571808417" calcext:value-type="float">
            <text:p>45.2775718084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4]" office:value-type="float" office:value="235.77" calcext:value-type="float">
            <text:p>235.77</text:p>
          </table:table-cell>
          <table:table-cell/>
          <table:table-cell table:formula="of:=20 * LOG10([.$J46])" office:value-type="float" office:value="47.4497708698605" calcext:value-type="float">
            <text:p>47.44977086986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5]" office:value-type="float" office:value="352.9775" calcext:value-type="float">
            <text:p>352.9775</text:p>
          </table:table-cell>
          <table:table-cell/>
          <table:table-cell table:formula="of:=20 * LOG10([.$J47])" office:value-type="float" office:value="50.9549404569194" calcext:value-type="float">
            <text:p>50.95494045691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6]" office:value-type="float" office:value="405.145" calcext:value-type="float">
            <text:p>405.145</text:p>
          </table:table-cell>
          <table:table-cell/>
          <table:table-cell table:formula="of:=20 * LOG10([.$J48])" office:value-type="float" office:value="52.1522096706971" calcext:value-type="float">
            <text:p>52.15220967069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7]" office:value-type="float" office:value="520.32" calcext:value-type="float">
            <text:p>520.32</text:p>
          </table:table-cell>
          <table:table-cell/>
          <table:table-cell table:formula="of:=20 * LOG10([.$J49])" office:value-type="float" office:value="54.3254103915591" calcext:value-type="float">
            <text:p>54.325410391559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8]" office:value-type="float" office:value="572.4875" calcext:value-type="float">
            <text:p>572.4875</text:p>
          </table:table-cell>
          <table:table-cell/>
          <table:table-cell table:formula="of:=20 * LOG10([.$J50])" office:value-type="float" office:value="55.1553201699227" calcext:value-type="float">
            <text:p>55.15532016992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9]" office:value-type="float" office:value="691.7275" calcext:value-type="float">
            <text:p>691.7275</text:p>
          </table:table-cell>
          <table:table-cell/>
          <table:table-cell table:formula="of:=20 * LOG10([.$J51])" office:value-type="float" office:value="56.7987008326671" calcext:value-type="float">
            <text:p>56.79870083266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0]" office:value-type="float" office:value="743.895" calcext:value-type="float">
            <text:p>743.895</text:p>
          </table:table-cell>
          <table:table-cell/>
          <table:table-cell table:formula="of:=20 * LOG10([.$J52])" office:value-type="float" office:value="57.4302327932103" calcext:value-type="float">
            <text:p>57.43023279321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1]" office:value-type="float" office:value="859.07" calcext:value-type="float">
            <text:p>859.07</text:p>
          </table:table-cell>
          <table:table-cell/>
          <table:table-cell table:formula="of:=20 * LOG10([.$J53])" office:value-type="float" office:value="58.6805710618431" calcext:value-type="float">
            <text:p>58.68057106184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2]" office:value-type="float" office:value="911.2375" calcext:value-type="float">
            <text:p>911.2375</text:p>
          </table:table-cell>
          <table:table-cell/>
          <table:table-cell table:formula="of:=20 * LOG10([.$J54])" office:value-type="float" office:value="59.1926316776974" calcext:value-type="float">
            <text:p>59.19263167769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3]" office:value-type="float" office:value="1028.445" calcext:value-type="float">
            <text:p>1028.445</text:p>
          </table:table-cell>
          <table:table-cell/>
          <table:table-cell table:formula="of:=20 * LOG10([.$J55])" office:value-type="float" office:value="60.2436214221181" calcext:value-type="float">
            <text:p>60.24362142211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4]" office:value-type="float" office:value="1080.6125" calcext:value-type="float">
            <text:p>1080.6125</text:p>
          </table:table-cell>
          <table:table-cell/>
          <table:table-cell table:formula="of:=20 * LOG10([.$J56])" office:value-type="float" office:value="60.6733997387929" calcext:value-type="float">
            <text:p>60.67339973879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5]" office:value-type="float" office:value="1195.7875" calcext:value-type="float">
            <text:p>1195.7875</text:p>
          </table:table-cell>
          <table:table-cell/>
          <table:table-cell table:formula="of:=20 * LOG10([.$J57])" office:value-type="float" office:value="61.5530801854057" calcext:value-type="float">
            <text:p>61.55308018540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6]" office:value-type="float" office:value="1247.955" calcext:value-type="float">
            <text:p>1247.955</text:p>
          </table:table-cell>
          <table:table-cell/>
          <table:table-cell table:formula="of:=20 * LOG10([.$J58])" office:value-type="float" office:value="61.9239785081455" calcext:value-type="float">
            <text:p>61.92397850814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1]" office:value-type="float" office:value="20.88" calcext:value-type="float">
            <text:p>20.88</text:p>
          </table:table-cell>
          <table:table-cell/>
          <table:table-cell table:formula="of:=20 * LOG10([.$J59])" office:value-type="float" office:value="26.3946098866045" calcext:value-type="float">
            <text:p>26.394609886604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2]" office:value-type="float" office:value="87.87" calcext:value-type="float">
            <text:p>87.87</text:p>
          </table:table-cell>
          <table:table-cell/>
          <table:table-cell table:formula="of:=20 * LOG10([.$J60])" office:value-type="float" office:value="38.8768125280252" calcext:value-type="float">
            <text:p>38.876812528025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3]" office:value-type="float" office:value="235.77" calcext:value-type="float">
            <text:p>235.77</text:p>
          </table:table-cell>
          <table:table-cell/>
          <table:table-cell table:formula="of:=20 * LOG10([.$J61])" office:value-type="float" office:value="47.4497708698605" calcext:value-type="float">
            <text:p>47.44977086986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4]" office:value-type="float" office:value="302.76" calcext:value-type="float">
            <text:p>302.76</text:p>
          </table:table-cell>
          <table:table-cell/>
          <table:table-cell table:formula="of:=20 * LOG10([.$J62])" office:value-type="float" office:value="49.621969931304" calcext:value-type="float">
            <text:p>49.6219699313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5]" office:value-type="float" office:value="453.27" calcext:value-type="float">
            <text:p>453.27</text:p>
          </table:table-cell>
          <table:table-cell/>
          <table:table-cell table:formula="of:=20 * LOG10([.$J63])" office:value-type="float" office:value="53.1271395183629" calcext:value-type="float">
            <text:p>53.12713951836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6]" office:value-type="float" office:value="520.26" calcext:value-type="float">
            <text:p>520.26</text:p>
          </table:table-cell>
          <table:table-cell/>
          <table:table-cell table:formula="of:=20 * LOG10([.$J64])" office:value-type="float" office:value="54.3244087321406" calcext:value-type="float">
            <text:p>54.32440873214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7]" office:value-type="float" office:value="668.16" calcext:value-type="float">
            <text:p>668.16</text:p>
          </table:table-cell>
          <table:table-cell/>
          <table:table-cell table:formula="of:=20 * LOG10([.$J65])" office:value-type="float" office:value="56.4976094530026" calcext:value-type="float">
            <text:p>56.49760945300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8]" office:value-type="float" office:value="735.15" calcext:value-type="float">
            <text:p>735.15</text:p>
          </table:table-cell>
          <table:table-cell/>
          <table:table-cell table:formula="of:=20 * LOG10([.$J66])" office:value-type="float" office:value="57.3275192313662" calcext:value-type="float">
            <text:p>57.32751923136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9]" office:value-type="float" office:value="888.27" calcext:value-type="float">
            <text:p>888.27</text:p>
          </table:table-cell>
          <table:table-cell/>
          <table:table-cell table:formula="of:=20 * LOG10([.$J67])" office:value-type="float" office:value="58.9708998941106" calcext:value-type="float">
            <text:p>58.97089989411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0]" office:value-type="float" office:value="955.26" calcext:value-type="float">
            <text:p>955.26</text:p>
          </table:table-cell>
          <table:table-cell/>
          <table:table-cell table:formula="of:=20 * LOG10([.$J68])" office:value-type="float" office:value="59.6024318546538" calcext:value-type="float">
            <text:p>59.60243185465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1]" office:value-type="float" office:value="1103.16" calcext:value-type="float">
            <text:p>1103.16</text:p>
          </table:table-cell>
          <table:table-cell/>
          <table:table-cell table:formula="of:=20 * LOG10([.$J69])" office:value-type="float" office:value="60.8527701232866" calcext:value-type="float">
            <text:p>60.8527701232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2]" office:value-type="float" office:value="1170.15" calcext:value-type="float">
            <text:p>1170.15</text:p>
          </table:table-cell>
          <table:table-cell/>
          <table:table-cell table:formula="of:=20 * LOG10([.$J70])" office:value-type="float" office:value="61.3648307391409" calcext:value-type="float">
            <text:p>61.364830739140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3]" office:value-type="float" office:value="1320.66" calcext:value-type="float">
            <text:p>1320.66</text:p>
          </table:table-cell>
          <table:table-cell/>
          <table:table-cell table:formula="of:=20 * LOG10([.$J71])" office:value-type="float" office:value="62.4158204835616" calcext:value-type="float">
            <text:p>62.41582048356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4]" office:value-type="float" office:value="1387.65" calcext:value-type="float">
            <text:p>1387.65</text:p>
          </table:table-cell>
          <table:table-cell/>
          <table:table-cell table:formula="of:=20 * LOG10([.$J72])" office:value-type="float" office:value="62.8455988002364" calcext:value-type="float">
            <text:p>62.84559880023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5]" office:value-type="float" office:value="1535.55" calcext:value-type="float">
            <text:p>1535.55</text:p>
          </table:table-cell>
          <table:table-cell/>
          <table:table-cell table:formula="of:=20 * LOG10([.$J73])" office:value-type="float" office:value="63.7252792468492" calcext:value-type="float">
            <text:p>63.72527924684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6]" office:value-type="float" office:value="1602.54" calcext:value-type="float">
            <text:p>1602.54</text:p>
          </table:table-cell>
          <table:table-cell/>
          <table:table-cell table:formula="of:=20 * LOG10([.$J74])" office:value-type="float" office:value="64.096177569589" calcext:value-type="float">
            <text:p>64.0961775695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1]" office:value-type="float" office:value="31.26" calcext:value-type="float">
            <text:p>31.26</text:p>
          </table:table-cell>
          <table:table-cell/>
          <table:table-cell table:formula="of:=20 * LOG10([.$J75])" office:value-type="float" office:value="29.8997794736634" calcext:value-type="float">
            <text:p>29.899779473663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2]" office:value-type="float" office:value="131.5525" calcext:value-type="float">
            <text:p>131.5525</text:p>
          </table:table-cell>
          <table:table-cell/>
          <table:table-cell table:formula="of:=20 * LOG10([.$J76])" office:value-type="float" office:value="42.3819821150841" calcext:value-type="float">
            <text:p>42.38198211508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3]" office:value-type="float" office:value="352.9775" calcext:value-type="float">
            <text:p>352.9775</text:p>
          </table:table-cell>
          <table:table-cell/>
          <table:table-cell table:formula="of:=20 * LOG10([.$J77])" office:value-type="float" office:value="50.9549404569194" calcext:value-type="float">
            <text:p>50.95494045691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4]" office:value-type="float" office:value="453.27" calcext:value-type="float">
            <text:p>453.27</text:p>
          </table:table-cell>
          <table:table-cell/>
          <table:table-cell table:formula="of:=20 * LOG10([.$J78])" office:value-type="float" office:value="53.1271395183629" calcext:value-type="float">
            <text:p>53.12713951836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5]" office:value-type="float" office:value="678.6025" calcext:value-type="float">
            <text:p>678.6025</text:p>
          </table:table-cell>
          <table:table-cell/>
          <table:table-cell table:formula="of:=20 * LOG10([.$J79])" office:value-type="float" office:value="56.6323091054217" calcext:value-type="float">
            <text:p>56.63230910542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6]" office:value-type="float" office:value="778.895" calcext:value-type="float">
            <text:p>778.895</text:p>
          </table:table-cell>
          <table:table-cell/>
          <table:table-cell table:formula="of:=20 * LOG10([.$J80])" office:value-type="float" office:value="57.8295783191995" calcext:value-type="float">
            <text:p>57.82957831919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7]" office:value-type="float" office:value="1000.32" calcext:value-type="float">
            <text:p>1000.32</text:p>
          </table:table-cell>
          <table:table-cell/>
          <table:table-cell table:formula="of:=20 * LOG10([.$J81])" office:value-type="float" office:value="60.0027790400615" calcext:value-type="float">
            <text:p>60.002779040061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8]" office:value-type="float" office:value="1100.6125" calcext:value-type="float">
            <text:p>1100.6125</text:p>
          </table:table-cell>
          <table:table-cell/>
          <table:table-cell table:formula="of:=20 * LOG10([.$J82])" office:value-type="float" office:value="60.8326888184251" calcext:value-type="float">
            <text:p>60.83268881842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9]" office:value-type="float" office:value="1329.8525" calcext:value-type="float">
            <text:p>1329.8525</text:p>
          </table:table-cell>
          <table:table-cell/>
          <table:table-cell table:formula="of:=20 * LOG10([.$J83])" office:value-type="float" office:value="62.4760694811694" calcext:value-type="float">
            <text:p>62.47606948116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0]" office:value-type="float" office:value="1430.145" calcext:value-type="float">
            <text:p>1430.145</text:p>
          </table:table-cell>
          <table:table-cell/>
          <table:table-cell table:formula="of:=20 * LOG10([.$J84])" office:value-type="float" office:value="63.1076014417127" calcext:value-type="float">
            <text:p>63.10760144171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1]" office:value-type="float" office:value="1651.57" calcext:value-type="float">
            <text:p>1651.57</text:p>
          </table:table-cell>
          <table:table-cell/>
          <table:table-cell table:formula="of:=20 * LOG10([.$J85])" office:value-type="float" office:value="64.3579397103455" calcext:value-type="float">
            <text:p>64.35793971034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2]" office:value-type="float" office:value="1751.8625" calcext:value-type="float">
            <text:p>1751.8625</text:p>
          </table:table-cell>
          <table:table-cell/>
          <table:table-cell table:formula="of:=20 * LOG10([.$J86])" office:value-type="float" office:value="64.8700003261998" calcext:value-type="float">
            <text:p>64.870000326199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3]" office:value-type="float" office:value="1977.195" calcext:value-type="float">
            <text:p>1977.195</text:p>
          </table:table-cell>
          <table:table-cell/>
          <table:table-cell table:formula="of:=20 * LOG10([.$J87])" office:value-type="float" office:value="65.9209900706205" calcext:value-type="float">
            <text:p>65.92099007062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4]" office:value-type="float" office:value="2077.4875" calcext:value-type="float">
            <text:p>2077.4875</text:p>
          </table:table-cell>
          <table:table-cell/>
          <table:table-cell table:formula="of:=20 * LOG10([.$J88])" office:value-type="float" office:value="66.3507683872952" calcext:value-type="float">
            <text:p>66.350768387295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5]" office:value-type="float" office:value="2298.9125" calcext:value-type="float">
            <text:p>2298.9125</text:p>
          </table:table-cell>
          <table:table-cell/>
          <table:table-cell table:formula="of:=20 * LOG10([.$J89])" office:value-type="float" office:value="67.2304488339081" calcext:value-type="float">
            <text:p>67.23044883390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6]" office:value-type="float" office:value="2399.205" calcext:value-type="float">
            <text:p>2399.205</text:p>
          </table:table-cell>
          <table:table-cell/>
          <table:table-cell table:formula="of:=20 * LOG10([.$J90])" office:value-type="float" office:value="67.6013471566479" calcext:value-type="float">
            <text:p>67.6013471566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1]" office:value-type="float" office:value="35.88" calcext:value-type="float">
            <text:p>35.88</text:p>
          </table:table-cell>
          <table:table-cell/>
          <table:table-cell table:formula="of:=20 * LOG10([.$J91])" office:value-type="float" office:value="31.0970486874411" calcext:value-type="float">
            <text:p>31.09704868744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2]" office:value-type="float" office:value="150.995" calcext:value-type="float">
            <text:p>150.995</text:p>
          </table:table-cell>
          <table:table-cell/>
          <table:table-cell table:formula="of:=20 * LOG10([.$J92])" office:value-type="float" office:value="43.5792513288618" calcext:value-type="float">
            <text:p>43.57925132886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3]" office:value-type="float" office:value="405.145" calcext:value-type="float">
            <text:p>405.145</text:p>
          </table:table-cell>
          <table:table-cell/>
          <table:table-cell table:formula="of:=20 * LOG10([.$J93])" office:value-type="float" office:value="52.1522096706971" calcext:value-type="float">
            <text:p>52.15220967069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4]" office:value-type="float" office:value="520.26" calcext:value-type="float">
            <text:p>520.26</text:p>
          </table:table-cell>
          <table:table-cell/>
          <table:table-cell table:formula="of:=20 * LOG10([.$J94])" office:value-type="float" office:value="54.3244087321406" calcext:value-type="float">
            <text:p>54.32440873214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5]" office:value-type="float" office:value="778.895" calcext:value-type="float">
            <text:p>778.895</text:p>
          </table:table-cell>
          <table:table-cell/>
          <table:table-cell table:formula="of:=20 * LOG10([.$J95])" office:value-type="float" office:value="57.8295783191995" calcext:value-type="float">
            <text:p>57.82957831919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6]" office:value-type="float" office:value="894.01" calcext:value-type="float">
            <text:p>894.01</text:p>
          </table:table-cell>
          <table:table-cell/>
          <table:table-cell table:formula="of:=20 * LOG10([.$J96])" office:value-type="float" office:value="59.0268475329772" calcext:value-type="float">
            <text:p>59.02684753297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7]" office:value-type="float" office:value="1148.16" calcext:value-type="float">
            <text:p>1148.16</text:p>
          </table:table-cell>
          <table:table-cell/>
          <table:table-cell table:formula="of:=20 * LOG10([.$J97])" office:value-type="float" office:value="61.2000482538392" calcext:value-type="float">
            <text:p>61.2000482538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8]" office:value-type="float" office:value="1263.275" calcext:value-type="float">
            <text:p>1263.275</text:p>
          </table:table-cell>
          <table:table-cell/>
          <table:table-cell table:formula="of:=20 * LOG10([.$J98])" office:value-type="float" office:value="62.0299580322028" calcext:value-type="float">
            <text:p>62.0299580322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9]" office:value-type="float" office:value="1526.395" calcext:value-type="float">
            <text:p>1526.395</text:p>
          </table:table-cell>
          <table:table-cell/>
          <table:table-cell table:formula="of:=20 * LOG10([.$J99])" office:value-type="float" office:value="63.6733386949472" calcext:value-type="float">
            <text:p>63.67333869494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0]" office:value-type="float" office:value="1641.51" calcext:value-type="float">
            <text:p>1641.51</text:p>
          </table:table-cell>
          <table:table-cell/>
          <table:table-cell table:formula="of:=20 * LOG10([.$J100])" office:value-type="float" office:value="64.3048706554904" calcext:value-type="float">
            <text:p>64.30487065549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1]" office:value-type="float" office:value="1895.66" calcext:value-type="float">
            <text:p>1895.66</text:p>
          </table:table-cell>
          <table:table-cell/>
          <table:table-cell table:formula="of:=20 * LOG10([.$J101])" office:value-type="float" office:value="65.5552089241233" calcext:value-type="float">
            <text:p>65.55520892412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2]" office:value-type="float" office:value="2010.775" calcext:value-type="float">
            <text:p>2010.775</text:p>
          </table:table-cell>
          <table:table-cell/>
          <table:table-cell table:formula="of:=20 * LOG10([.$J102])" office:value-type="float" office:value="66.0672695399775" calcext:value-type="float">
            <text:p>66.06726953997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3]" office:value-type="float" office:value="2269.41" calcext:value-type="float">
            <text:p>2269.41</text:p>
          </table:table-cell>
          <table:table-cell/>
          <table:table-cell table:formula="of:=20 * LOG10([.$J103])" office:value-type="float" office:value="67.1182592843982" calcext:value-type="float">
            <text:p>67.11825928439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4]" office:value-type="float" office:value="2384.525" calcext:value-type="float">
            <text:p>2384.525</text:p>
          </table:table-cell>
          <table:table-cell/>
          <table:table-cell table:formula="of:=20 * LOG10([.$J104])" office:value-type="float" office:value="67.548037601073" calcext:value-type="float">
            <text:p>67.54803760107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5]" office:value-type="float" office:value="2638.675" calcext:value-type="float">
            <text:p>2638.675</text:p>
          </table:table-cell>
          <table:table-cell/>
          <table:table-cell table:formula="of:=20 * LOG10([.$J105])" office:value-type="float" office:value="68.4277180476858" calcext:value-type="float">
            <text:p>68.42771804768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6]" office:value-type="float" office:value="2753.79" calcext:value-type="float">
            <text:p>2753.79</text:p>
          </table:table-cell>
          <table:table-cell/>
          <table:table-cell table:formula="of:=20 * LOG10([.$J106])" office:value-type="float" office:value="68.7986163704256" calcext:value-type="float">
            <text:p>68.79861637042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1]" office:value-type="float" office:value="46.08" calcext:value-type="float">
            <text:p>46.08</text:p>
          </table:table-cell>
          <table:table-cell/>
          <table:table-cell table:formula="of:=20 * LOG10([.$J107])" office:value-type="float" office:value="33.2702494083031" calcext:value-type="float">
            <text:p>33.2702494083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2]" office:value-type="float" office:value="193.92" calcext:value-type="float">
            <text:p>193.92</text:p>
          </table:table-cell>
          <table:table-cell/>
          <table:table-cell table:formula="of:=20 * LOG10([.$J108])" office:value-type="float" office:value="45.7524520497238" calcext:value-type="float">
            <text:p>45.75245204972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3]" office:value-type="float" office:value="520.32" calcext:value-type="float">
            <text:p>520.32</text:p>
          </table:table-cell>
          <table:table-cell/>
          <table:table-cell table:formula="of:=20 * LOG10([.$J109])" office:value-type="float" office:value="54.3254103915591" calcext:value-type="float">
            <text:p>54.325410391559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4]" office:value-type="float" office:value="668.16" calcext:value-type="float">
            <text:p>668.16</text:p>
          </table:table-cell>
          <table:table-cell/>
          <table:table-cell table:formula="of:=20 * LOG10([.$J110])" office:value-type="float" office:value="56.4976094530026" calcext:value-type="float">
            <text:p>56.49760945300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5]" office:value-type="float" office:value="1000.32" calcext:value-type="float">
            <text:p>1000.32</text:p>
          </table:table-cell>
          <table:table-cell/>
          <table:table-cell table:formula="of:=20 * LOG10([.$J111])" office:value-type="float" office:value="60.0027790400615" calcext:value-type="float">
            <text:p>60.002779040061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6]" office:value-type="float" office:value="1148.16" calcext:value-type="float">
            <text:p>1148.16</text:p>
          </table:table-cell>
          <table:table-cell/>
          <table:table-cell table:formula="of:=20 * LOG10([.$J112])" office:value-type="float" office:value="61.2000482538392" calcext:value-type="float">
            <text:p>61.2000482538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7]" office:value-type="float" office:value="1474.56" calcext:value-type="float">
            <text:p>1474.56</text:p>
          </table:table-cell>
          <table:table-cell/>
          <table:table-cell table:formula="of:=20 * LOG10([.$J113])" office:value-type="float" office:value="63.3732489747012" calcext:value-type="float">
            <text:p>63.37324897470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8]" office:value-type="float" office:value="1622.4" calcext:value-type="float">
            <text:p>1622.4</text:p>
          </table:table-cell>
          <table:table-cell/>
          <table:table-cell table:formula="of:=20 * LOG10([.$J114])" office:value-type="float" office:value="64.2031587530648" calcext:value-type="float">
            <text:p>64.203158753064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9]" office:value-type="float" office:value="1960.32" calcext:value-type="float">
            <text:p>1960.32</text:p>
          </table:table-cell>
          <table:table-cell/>
          <table:table-cell table:formula="of:=20 * LOG10([.$J115])" office:value-type="float" office:value="65.8465394158092" calcext:value-type="float">
            <text:p>65.84653941580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0]" office:value-type="float" office:value="2108.16" calcext:value-type="float">
            <text:p>2108.16</text:p>
          </table:table-cell>
          <table:table-cell/>
          <table:table-cell table:formula="of:=20 * LOG10([.$J116])" office:value-type="float" office:value="66.4780713763525" calcext:value-type="float">
            <text:p>66.4780713763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1]" office:value-type="float" office:value="2434.56" calcext:value-type="float">
            <text:p>2434.56</text:p>
          </table:table-cell>
          <table:table-cell/>
          <table:table-cell table:formula="of:=20 * LOG10([.$J117])" office:value-type="float" office:value="67.7284096449853" calcext:value-type="float">
            <text:p>67.72840964498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2]" office:value-type="float" office:value="2582.4" calcext:value-type="float">
            <text:p>2582.4</text:p>
          </table:table-cell>
          <table:table-cell/>
          <table:table-cell table:formula="of:=20 * LOG10([.$J118])" office:value-type="float" office:value="68.2404702608395" calcext:value-type="float">
            <text:p>68.24047026083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3]" office:value-type="float" office:value="2914.56" calcext:value-type="float">
            <text:p>2914.56</text:p>
          </table:table-cell>
          <table:table-cell/>
          <table:table-cell table:formula="of:=20 * LOG10([.$J119])" office:value-type="float" office:value="69.2914600052602" calcext:value-type="float">
            <text:p>69.29146000526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4]" office:value-type="float" office:value="3062.4" calcext:value-type="float">
            <text:p>3062.4</text:p>
          </table:table-cell>
          <table:table-cell/>
          <table:table-cell table:formula="of:=20 * LOG10([.$J120])" office:value-type="float" office:value="69.721238321935" calcext:value-type="float">
            <text:p>69.7212383219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5]" office:value-type="float" office:value="3388.8" calcext:value-type="float">
            <text:p>3388.8</text:p>
          </table:table-cell>
          <table:table-cell/>
          <table:table-cell table:formula="of:=20 * LOG10([.$J121])" office:value-type="float" office:value="70.6009187685478" calcext:value-type="float">
            <text:p>70.60091876854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6]" office:value-type="float" office:value="3536.64" calcext:value-type="float">
            <text:p>3536.64</text:p>
          </table:table-cell>
          <table:table-cell/>
          <table:table-cell table:formula="of:=20 * LOG10([.$J122])" office:value-type="float" office:value="70.9718170912876" calcext:value-type="float">
            <text:p>70.97181709128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1]" office:value-type="float" office:value="50.7" calcext:value-type="float">
            <text:p>50.7</text:p>
          </table:table-cell>
          <table:table-cell/>
          <table:table-cell table:formula="of:=20 * LOG10([.$J123])" office:value-type="float" office:value="34.1001591866667" calcext:value-type="float">
            <text:p>34.10015918666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2]" office:value-type="float" office:value="213.3625" calcext:value-type="float">
            <text:p>213.3625</text:p>
          </table:table-cell>
          <table:table-cell/>
          <table:table-cell table:formula="of:=20 * LOG10([.$J124])" office:value-type="float" office:value="46.5823618280874" calcext:value-type="float">
            <text:p>46.58236182808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3]" office:value-type="float" office:value="572.4875" calcext:value-type="float">
            <text:p>572.4875</text:p>
          </table:table-cell>
          <table:table-cell/>
          <table:table-cell table:formula="of:=20 * LOG10([.$J125])" office:value-type="float" office:value="55.1553201699227" calcext:value-type="float">
            <text:p>55.15532016992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4]" office:value-type="float" office:value="735.15" calcext:value-type="float">
            <text:p>735.15</text:p>
          </table:table-cell>
          <table:table-cell/>
          <table:table-cell table:formula="of:=20 * LOG10([.$J126])" office:value-type="float" office:value="57.3275192313662" calcext:value-type="float">
            <text:p>57.32751923136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5]" office:value-type="float" office:value="1100.6125" calcext:value-type="float">
            <text:p>1100.6125</text:p>
          </table:table-cell>
          <table:table-cell/>
          <table:table-cell table:formula="of:=20 * LOG10([.$J127])" office:value-type="float" office:value="60.8326888184251" calcext:value-type="float">
            <text:p>60.83268881842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6]" office:value-type="float" office:value="1263.275" calcext:value-type="float">
            <text:p>1263.275</text:p>
          </table:table-cell>
          <table:table-cell/>
          <table:table-cell table:formula="of:=20 * LOG10([.$J128])" office:value-type="float" office:value="62.0299580322028" calcext:value-type="float">
            <text:p>62.0299580322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7]" office:value-type="float" office:value="1622.4" calcext:value-type="float">
            <text:p>1622.4</text:p>
          </table:table-cell>
          <table:table-cell/>
          <table:table-cell table:formula="of:=20 * LOG10([.$J129])" office:value-type="float" office:value="64.2031587530648" calcext:value-type="float">
            <text:p>64.203158753064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8]" office:value-type="float" office:value="1785.0625" calcext:value-type="float">
            <text:p>1785.0625</text:p>
          </table:table-cell>
          <table:table-cell/>
          <table:table-cell table:formula="of:=20 * LOG10([.$J130])" office:value-type="float" office:value="65.0330685314284" calcext:value-type="float">
            <text:p>65.03306853142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9]" office:value-type="float" office:value="2156.8625" calcext:value-type="float">
            <text:p>2156.8625</text:p>
          </table:table-cell>
          <table:table-cell/>
          <table:table-cell table:formula="of:=20 * LOG10([.$J131])" office:value-type="float" office:value="66.6764491941728" calcext:value-type="float">
            <text:p>66.67644919417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0]" office:value-type="float" office:value="2319.525" calcext:value-type="float">
            <text:p>2319.525</text:p>
          </table:table-cell>
          <table:table-cell/>
          <table:table-cell table:formula="of:=20 * LOG10([.$J132])" office:value-type="float" office:value="67.3079811547161" calcext:value-type="float">
            <text:p>67.30798115471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1]" office:value-type="float" office:value="2678.65" calcext:value-type="float">
            <text:p>2678.65</text:p>
          </table:table-cell>
          <table:table-cell/>
          <table:table-cell table:formula="of:=20 * LOG10([.$J133])" office:value-type="float" office:value="68.5583194233489" calcext:value-type="float">
            <text:p>68.55831942334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2]" office:value-type="float" office:value="2841.3125" calcext:value-type="float">
            <text:p>2841.3125</text:p>
          </table:table-cell>
          <table:table-cell/>
          <table:table-cell table:formula="of:=20 * LOG10([.$J134])" office:value-type="float" office:value="69.0703800392031" calcext:value-type="float">
            <text:p>69.0703800392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3]" office:value-type="float" office:value="3206.775" calcext:value-type="float">
            <text:p>3206.775</text:p>
          </table:table-cell>
          <table:table-cell/>
          <table:table-cell table:formula="of:=20 * LOG10([.$J135])" office:value-type="float" office:value="70.1213697836238" calcext:value-type="float">
            <text:p>70.12136978362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4]" office:value-type="float" office:value="3369.4375" calcext:value-type="float">
            <text:p>3369.4375</text:p>
          </table:table-cell>
          <table:table-cell/>
          <table:table-cell table:formula="of:=20 * LOG10([.$J136])" office:value-type="float" office:value="70.5511481002986" calcext:value-type="float">
            <text:p>70.55114810029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5]" office:value-type="float" office:value="3728.5625" calcext:value-type="float">
            <text:p>3728.5625</text:p>
          </table:table-cell>
          <table:table-cell/>
          <table:table-cell table:formula="of:=20 * LOG10([.$J137])" office:value-type="float" office:value="71.4308285469114" calcext:value-type="float">
            <text:p>71.43082854691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6]" office:value-type="float" office:value="3891.225" calcext:value-type="float">
            <text:p>3891.225</text:p>
          </table:table-cell>
          <table:table-cell/>
          <table:table-cell table:formula="of:=20 * LOG10([.$J138])" office:value-type="float" office:value="71.8017268696512" calcext:value-type="float">
            <text:p>71.80172686965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1]" office:value-type="float" office:value="61.26" calcext:value-type="float">
            <text:p>61.26</text:p>
          </table:table-cell>
          <table:table-cell/>
          <table:table-cell table:formula="of:=20 * LOG10([.$J139])" office:value-type="float" office:value="35.7435398494111" calcext:value-type="float">
            <text:p>35.74353984941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2]" office:value-type="float" office:value="257.8025" calcext:value-type="float">
            <text:p>257.8025</text:p>
          </table:table-cell>
          <table:table-cell/>
          <table:table-cell table:formula="of:=20 * LOG10([.$J140])" office:value-type="float" office:value="48.2257424908318" calcext:value-type="float">
            <text:p>48.22574249083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3]" office:value-type="float" office:value="691.7275" calcext:value-type="float">
            <text:p>691.7275</text:p>
          </table:table-cell>
          <table:table-cell/>
          <table:table-cell table:formula="of:=20 * LOG10([.$J141])" office:value-type="float" office:value="56.7987008326671" calcext:value-type="float">
            <text:p>56.79870083266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4]" office:value-type="float" office:value="888.27" calcext:value-type="float">
            <text:p>888.27</text:p>
          </table:table-cell>
          <table:table-cell/>
          <table:table-cell table:formula="of:=20 * LOG10([.$J142])" office:value-type="float" office:value="58.9708998941106" calcext:value-type="float">
            <text:p>58.97089989411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5]" office:value-type="float" office:value="1329.8525" calcext:value-type="float">
            <text:p>1329.8525</text:p>
          </table:table-cell>
          <table:table-cell/>
          <table:table-cell table:formula="of:=20 * LOG10([.$J143])" office:value-type="float" office:value="62.4760694811694" calcext:value-type="float">
            <text:p>62.47606948116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6]" office:value-type="float" office:value="1526.395" calcext:value-type="float">
            <text:p>1526.395</text:p>
          </table:table-cell>
          <table:table-cell/>
          <table:table-cell table:formula="of:=20 * LOG10([.$J144])" office:value-type="float" office:value="63.6733386949472" calcext:value-type="float">
            <text:p>63.67333869494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7]" office:value-type="float" office:value="1960.32" calcext:value-type="float">
            <text:p>1960.32</text:p>
          </table:table-cell>
          <table:table-cell/>
          <table:table-cell table:formula="of:=20 * LOG10([.$J145])" office:value-type="float" office:value="65.8465394158092" calcext:value-type="float">
            <text:p>65.84653941580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8]" office:value-type="float" office:value="2156.8625" calcext:value-type="float">
            <text:p>2156.8625</text:p>
          </table:table-cell>
          <table:table-cell/>
          <table:table-cell table:formula="of:=20 * LOG10([.$J146])" office:value-type="float" office:value="66.6764491941728" calcext:value-type="float">
            <text:p>66.67644919417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9]" office:value-type="float" office:value="2606.1025" calcext:value-type="float">
            <text:p>2606.1025</text:p>
          </table:table-cell>
          <table:table-cell/>
          <table:table-cell table:formula="of:=20 * LOG10([.$J147])" office:value-type="float" office:value="68.3198298569172" calcext:value-type="float">
            <text:p>68.31982985691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0]" office:value-type="float" office:value="2802.645" calcext:value-type="float">
            <text:p>2802.645</text:p>
          </table:table-cell>
          <table:table-cell/>
          <table:table-cell table:formula="of:=20 * LOG10([.$J148])" office:value-type="float" office:value="68.9513618174604" calcext:value-type="float">
            <text:p>68.95136181746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1]" office:value-type="float" office:value="3236.57" calcext:value-type="float">
            <text:p>3236.57</text:p>
          </table:table-cell>
          <table:table-cell/>
          <table:table-cell table:formula="of:=20 * LOG10([.$J149])" office:value-type="float" office:value="70.2017000860932" calcext:value-type="float">
            <text:p>70.201700086093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2]" office:value-type="float" office:value="3433.1125" calcext:value-type="float">
            <text:p>3433.1125</text:p>
          </table:table-cell>
          <table:table-cell/>
          <table:table-cell table:formula="of:=20 * LOG10([.$J150])" office:value-type="float" office:value="70.7137607019475" calcext:value-type="float">
            <text:p>70.71376070194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3]" office:value-type="float" office:value="3874.695" calcext:value-type="float">
            <text:p>3874.695</text:p>
          </table:table-cell>
          <table:table-cell/>
          <table:table-cell table:formula="of:=20 * LOG10([.$J151])" office:value-type="float" office:value="71.7647504463682" calcext:value-type="float">
            <text:p>71.76475044636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4]" office:value-type="float" office:value="4071.2375" calcext:value-type="float">
            <text:p>4071.2375</text:p>
          </table:table-cell>
          <table:table-cell/>
          <table:table-cell table:formula="of:=20 * LOG10([.$J152])" office:value-type="float" office:value="72.194528763043" calcext:value-type="float">
            <text:p>72.1945287630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5]" office:value-type="float" office:value="4505.1625" calcext:value-type="float">
            <text:p>4505.1625</text:p>
          </table:table-cell>
          <table:table-cell/>
          <table:table-cell table:formula="of:=20 * LOG10([.$J153])" office:value-type="float" office:value="73.0742092096558" calcext:value-type="float">
            <text:p>73.07420920965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6]" office:value-type="float" office:value="4701.705" calcext:value-type="float">
            <text:p>4701.705</text:p>
          </table:table-cell>
          <table:table-cell/>
          <table:table-cell table:formula="of:=20 * LOG10([.$J154])" office:value-type="float" office:value="73.4451075323956" calcext:value-type="float">
            <text:p>73.44510753239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1]" office:value-type="float" office:value="65.88" calcext:value-type="float">
            <text:p>65.88</text:p>
          </table:table-cell>
          <table:table-cell/>
          <table:table-cell table:formula="of:=20 * LOG10([.$J155])" office:value-type="float" office:value="36.3750718099543" calcext:value-type="float">
            <text:p>36.37507180995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2]" office:value-type="float" office:value="277.245" calcext:value-type="float">
            <text:p>277.245</text:p>
          </table:table-cell>
          <table:table-cell/>
          <table:table-cell table:formula="of:=20 * LOG10([.$J156])" office:value-type="float" office:value="48.8572744513751" calcext:value-type="float">
            <text:p>48.85727445137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3]" office:value-type="float" office:value="743.895" calcext:value-type="float">
            <text:p>743.895</text:p>
          </table:table-cell>
          <table:table-cell/>
          <table:table-cell table:formula="of:=20 * LOG10([.$J157])" office:value-type="float" office:value="57.4302327932103" calcext:value-type="float">
            <text:p>57.43023279321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4]" office:value-type="float" office:value="955.26" calcext:value-type="float">
            <text:p>955.26</text:p>
          </table:table-cell>
          <table:table-cell/>
          <table:table-cell table:formula="of:=20 * LOG10([.$J158])" office:value-type="float" office:value="59.6024318546538" calcext:value-type="float">
            <text:p>59.60243185465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5]" office:value-type="float" office:value="1430.145" calcext:value-type="float">
            <text:p>1430.145</text:p>
          </table:table-cell>
          <table:table-cell/>
          <table:table-cell table:formula="of:=20 * LOG10([.$J159])" office:value-type="float" office:value="63.1076014417127" calcext:value-type="float">
            <text:p>63.10760144171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6]" office:value-type="float" office:value="1641.51" calcext:value-type="float">
            <text:p>1641.51</text:p>
          </table:table-cell>
          <table:table-cell/>
          <table:table-cell table:formula="of:=20 * LOG10([.$J160])" office:value-type="float" office:value="64.3048706554904" calcext:value-type="float">
            <text:p>64.30487065549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7]" office:value-type="float" office:value="2108.16" calcext:value-type="float">
            <text:p>2108.16</text:p>
          </table:table-cell>
          <table:table-cell/>
          <table:table-cell table:formula="of:=20 * LOG10([.$J161])" office:value-type="float" office:value="66.4780713763525" calcext:value-type="float">
            <text:p>66.4780713763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8]" office:value-type="float" office:value="2319.525" calcext:value-type="float">
            <text:p>2319.525</text:p>
          </table:table-cell>
          <table:table-cell/>
          <table:table-cell table:formula="of:=20 * LOG10([.$J162])" office:value-type="float" office:value="67.3079811547161" calcext:value-type="float">
            <text:p>67.30798115471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9]" office:value-type="float" office:value="2802.645" calcext:value-type="float">
            <text:p>2802.645</text:p>
          </table:table-cell>
          <table:table-cell/>
          <table:table-cell table:formula="of:=20 * LOG10([.$J163])" office:value-type="float" office:value="68.9513618174604" calcext:value-type="float">
            <text:p>68.95136181746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0]" office:value-type="float" office:value="3014.01" calcext:value-type="float">
            <text:p>3014.01</text:p>
          </table:table-cell>
          <table:table-cell/>
          <table:table-cell table:formula="of:=20 * LOG10([.$J164])" office:value-type="float" office:value="69.5828937780037" calcext:value-type="float">
            <text:p>69.582893778003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1]" office:value-type="float" office:value="3480.66" calcext:value-type="float">
            <text:p>3480.66</text:p>
          </table:table-cell>
          <table:table-cell/>
          <table:table-cell table:formula="of:=20 * LOG10([.$J165])" office:value-type="float" office:value="70.8332320466365" calcext:value-type="float">
            <text:p>70.83323204663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2]" office:value-type="float" office:value="3692.025" calcext:value-type="float">
            <text:p>3692.025</text:p>
          </table:table-cell>
          <table:table-cell/>
          <table:table-cell table:formula="of:=20 * LOG10([.$J166])" office:value-type="float" office:value="71.3452926624908" calcext:value-type="float">
            <text:p>71.34529266249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3]" office:value-type="float" office:value="4166.91" calcext:value-type="float">
            <text:p>4166.91</text:p>
          </table:table-cell>
          <table:table-cell/>
          <table:table-cell table:formula="of:=20 * LOG10([.$J167])" office:value-type="float" office:value="72.3962824069114" calcext:value-type="float">
            <text:p>72.39628240691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4]" office:value-type="float" office:value="4378.275" calcext:value-type="float">
            <text:p>4378.275</text:p>
          </table:table-cell>
          <table:table-cell/>
          <table:table-cell table:formula="of:=20 * LOG10([.$J168])" office:value-type="float" office:value="72.8260607235862" calcext:value-type="float">
            <text:p>72.82606072358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5]" office:value-type="float" office:value="4844.925" calcext:value-type="float">
            <text:p>4844.925</text:p>
          </table:table-cell>
          <table:table-cell/>
          <table:table-cell table:formula="of:=20 * LOG10([.$J169])" office:value-type="float" office:value="73.7057411701991" calcext:value-type="float">
            <text:p>73.705741170199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6]" office:value-type="float" office:value="5056.29" calcext:value-type="float">
            <text:p>5056.29</text:p>
          </table:table-cell>
          <table:table-cell/>
          <table:table-cell table:formula="of:=20 * LOG10([.$J170])" office:value-type="float" office:value="74.0766394929388" calcext:value-type="float">
            <text:p>74.07663949293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1]" office:value-type="float" office:value="76.08" calcext:value-type="float">
            <text:p>76.08</text:p>
          </table:table-cell>
          <table:table-cell/>
          <table:table-cell table:formula="of:=20 * LOG10([.$J171])" office:value-type="float" office:value="37.6254100785872" calcext:value-type="float">
            <text:p>37.62541007858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2]" office:value-type="float" office:value="320.17" calcext:value-type="float">
            <text:p>320.17</text:p>
          </table:table-cell>
          <table:table-cell/>
          <table:table-cell table:formula="of:=20 * LOG10([.$J172])" office:value-type="float" office:value="50.1076127200079" calcext:value-type="float">
            <text:p>50.10761272000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3]" office:value-type="float" office:value="859.07" calcext:value-type="float">
            <text:p>859.07</text:p>
          </table:table-cell>
          <table:table-cell/>
          <table:table-cell table:formula="of:=20 * LOG10([.$J173])" office:value-type="float" office:value="58.6805710618431" calcext:value-type="float">
            <text:p>58.68057106184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4]" office:value-type="float" office:value="1103.16" calcext:value-type="float">
            <text:p>1103.16</text:p>
          </table:table-cell>
          <table:table-cell/>
          <table:table-cell table:formula="of:=20 * LOG10([.$J174])" office:value-type="float" office:value="60.8527701232866" calcext:value-type="float">
            <text:p>60.8527701232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5]" office:value-type="float" office:value="1651.57" calcext:value-type="float">
            <text:p>1651.57</text:p>
          </table:table-cell>
          <table:table-cell/>
          <table:table-cell table:formula="of:=20 * LOG10([.$J175])" office:value-type="float" office:value="64.3579397103455" calcext:value-type="float">
            <text:p>64.35793971034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6]" office:value-type="float" office:value="1895.66" calcext:value-type="float">
            <text:p>1895.66</text:p>
          </table:table-cell>
          <table:table-cell/>
          <table:table-cell table:formula="of:=20 * LOG10([.$J176])" office:value-type="float" office:value="65.5552089241233" calcext:value-type="float">
            <text:p>65.55520892412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7]" office:value-type="float" office:value="2434.56" calcext:value-type="float">
            <text:p>2434.56</text:p>
          </table:table-cell>
          <table:table-cell/>
          <table:table-cell table:formula="of:=20 * LOG10([.$J177])" office:value-type="float" office:value="67.7284096449853" calcext:value-type="float">
            <text:p>67.72840964498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8]" office:value-type="float" office:value="2678.65" calcext:value-type="float">
            <text:p>2678.65</text:p>
          </table:table-cell>
          <table:table-cell/>
          <table:table-cell table:formula="of:=20 * LOG10([.$J178])" office:value-type="float" office:value="68.5583194233489" calcext:value-type="float">
            <text:p>68.55831942334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9]" office:value-type="float" office:value="3236.57" calcext:value-type="float">
            <text:p>3236.57</text:p>
          </table:table-cell>
          <table:table-cell/>
          <table:table-cell table:formula="of:=20 * LOG10([.$J179])" office:value-type="float" office:value="70.2017000860932" calcext:value-type="float">
            <text:p>70.201700086093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0]" office:value-type="float" office:value="3480.66" calcext:value-type="float">
            <text:p>3480.66</text:p>
          </table:table-cell>
          <table:table-cell/>
          <table:table-cell table:formula="of:=20 * LOG10([.$J180])" office:value-type="float" office:value="70.8332320466365" calcext:value-type="float">
            <text:p>70.83323204663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1]" office:value-type="float" office:value="4019.56" calcext:value-type="float">
            <text:p>4019.56</text:p>
          </table:table-cell>
          <table:table-cell/>
          <table:table-cell table:formula="of:=20 * LOG10([.$J181])" office:value-type="float" office:value="72.0835703152693" calcext:value-type="float">
            <text:p>72.083570315269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2]" office:value-type="float" office:value="4263.65" calcext:value-type="float">
            <text:p>4263.65</text:p>
          </table:table-cell>
          <table:table-cell/>
          <table:table-cell table:formula="of:=20 * LOG10([.$J182])" office:value-type="float" office:value="72.5956309311236" calcext:value-type="float">
            <text:p>72.59563093112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3]" office:value-type="float" office:value="4812.06" calcext:value-type="float">
            <text:p>4812.06</text:p>
          </table:table-cell>
          <table:table-cell/>
          <table:table-cell table:formula="of:=20 * LOG10([.$J183])" office:value-type="float" office:value="73.6466206755443" calcext:value-type="float">
            <text:p>73.64662067554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4]" office:value-type="float" office:value="5056.15" calcext:value-type="float">
            <text:p>5056.15</text:p>
          </table:table-cell>
          <table:table-cell/>
          <table:table-cell table:formula="of:=20 * LOG10([.$J184])" office:value-type="float" office:value="74.076398992219" calcext:value-type="float">
            <text:p>74.0763989922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5]" office:value-type="float" office:value="5595.05" calcext:value-type="float">
            <text:p>5595.05</text:p>
          </table:table-cell>
          <table:table-cell/>
          <table:table-cell table:formula="of:=20 * LOG10([.$J185])" office:value-type="float" office:value="74.9560794388319" calcext:value-type="float">
            <text:p>74.95607943883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6]" office:value-type="float" office:value="5839.14" calcext:value-type="float">
            <text:p>5839.14</text:p>
          </table:table-cell>
          <table:table-cell/>
          <table:table-cell table:formula="of:=20 * LOG10([.$J186])" office:value-type="float" office:value="75.3269777615716" calcext:value-type="float">
            <text:p>75.32697776157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1]" office:value-type="float" office:value="80.7" calcext:value-type="float">
            <text:p>80.7</text:p>
          </table:table-cell>
          <table:table-cell/>
          <table:table-cell table:formula="of:=20 * LOG10([.$J187])" office:value-type="float" office:value="38.1374706944414" calcext:value-type="float">
            <text:p>38.1374706944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2]" office:value-type="float" office:value="339.6125" calcext:value-type="float">
            <text:p>339.6125</text:p>
          </table:table-cell>
          <table:table-cell/>
          <table:table-cell table:formula="of:=20 * LOG10([.$J188])" office:value-type="float" office:value="50.6196733358621" calcext:value-type="float">
            <text:p>50.61967333586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3]" office:value-type="float" office:value="911.2375" calcext:value-type="float">
            <text:p>911.2375</text:p>
          </table:table-cell>
          <table:table-cell/>
          <table:table-cell table:formula="of:=20 * LOG10([.$J189])" office:value-type="float" office:value="59.1926316776974" calcext:value-type="float">
            <text:p>59.19263167769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4]" office:value-type="float" office:value="1170.15" calcext:value-type="float">
            <text:p>1170.15</text:p>
          </table:table-cell>
          <table:table-cell/>
          <table:table-cell table:formula="of:=20 * LOG10([.$J190])" office:value-type="float" office:value="61.3648307391409" calcext:value-type="float">
            <text:p>61.364830739140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5]" office:value-type="float" office:value="1751.8625" calcext:value-type="float">
            <text:p>1751.8625</text:p>
          </table:table-cell>
          <table:table-cell/>
          <table:table-cell table:formula="of:=20 * LOG10([.$J191])" office:value-type="float" office:value="64.8700003261998" calcext:value-type="float">
            <text:p>64.870000326199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6]" office:value-type="float" office:value="2010.775" calcext:value-type="float">
            <text:p>2010.775</text:p>
          </table:table-cell>
          <table:table-cell/>
          <table:table-cell table:formula="of:=20 * LOG10([.$J192])" office:value-type="float" office:value="66.0672695399775" calcext:value-type="float">
            <text:p>66.06726953997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7]" office:value-type="float" office:value="2582.4" calcext:value-type="float">
            <text:p>2582.4</text:p>
          </table:table-cell>
          <table:table-cell/>
          <table:table-cell table:formula="of:=20 * LOG10([.$J193])" office:value-type="float" office:value="68.2404702608395" calcext:value-type="float">
            <text:p>68.24047026083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8]" office:value-type="float" office:value="2841.3125" calcext:value-type="float">
            <text:p>2841.3125</text:p>
          </table:table-cell>
          <table:table-cell/>
          <table:table-cell table:formula="of:=20 * LOG10([.$J194])" office:value-type="float" office:value="69.0703800392031" calcext:value-type="float">
            <text:p>69.0703800392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9]" office:value-type="float" office:value="3433.1125" calcext:value-type="float">
            <text:p>3433.1125</text:p>
          </table:table-cell>
          <table:table-cell/>
          <table:table-cell table:formula="of:=20 * LOG10([.$J195])" office:value-type="float" office:value="70.7137607019475" calcext:value-type="float">
            <text:p>70.71376070194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0]" office:value-type="float" office:value="3692.025" calcext:value-type="float">
            <text:p>3692.025</text:p>
          </table:table-cell>
          <table:table-cell/>
          <table:table-cell table:formula="of:=20 * LOG10([.$J196])" office:value-type="float" office:value="71.3452926624908" calcext:value-type="float">
            <text:p>71.34529266249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1]" office:value-type="float" office:value="4263.65" calcext:value-type="float">
            <text:p>4263.65</text:p>
          </table:table-cell>
          <table:table-cell/>
          <table:table-cell table:formula="of:=20 * LOG10([.$J197])" office:value-type="float" office:value="72.5956309311236" calcext:value-type="float">
            <text:p>72.59563093112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2]" office:value-type="float" office:value="4522.5625" calcext:value-type="float">
            <text:p>4522.5625</text:p>
          </table:table-cell>
          <table:table-cell/>
          <table:table-cell table:formula="of:=20 * LOG10([.$J198])" office:value-type="float" office:value="73.1076915469778" calcext:value-type="float">
            <text:p>73.1076915469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3]" office:value-type="float" office:value="5104.275" calcext:value-type="float">
            <text:p>5104.275</text:p>
          </table:table-cell>
          <table:table-cell/>
          <table:table-cell table:formula="of:=20 * LOG10([.$J199])" office:value-type="float" office:value="74.1586812913985" calcext:value-type="float">
            <text:p>74.15868129139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4]" office:value-type="float" office:value="5363.1875" calcext:value-type="float">
            <text:p>5363.1875</text:p>
          </table:table-cell>
          <table:table-cell/>
          <table:table-cell table:formula="of:=20 * LOG10([.$J200])" office:value-type="float" office:value="74.5884596080733" calcext:value-type="float">
            <text:p>74.58845960807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5]" office:value-type="float" office:value="5934.8125" calcext:value-type="float">
            <text:p>5934.8125</text:p>
          </table:table-cell>
          <table:table-cell/>
          <table:table-cell table:formula="of:=20 * LOG10([.$J201])" office:value-type="float" office:value="75.4681400546861" calcext:value-type="float">
            <text:p>75.46814005468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6]" office:value-type="float" office:value="6193.725" calcext:value-type="float">
            <text:p>6193.725</text:p>
          </table:table-cell>
          <table:table-cell/>
          <table:table-cell table:formula="of:=20 * LOG10([.$J202])" office:value-type="float" office:value="75.8390383774259" calcext:value-type="float">
            <text:p>75.83903837742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1]" office:value-type="float" office:value="91.08" calcext:value-type="float">
            <text:p>91.08</text:p>
          </table:table-cell>
          <table:table-cell/>
          <table:table-cell table:formula="of:=20 * LOG10([.$J203])" office:value-type="float" office:value="39.1884604388621" calcext:value-type="float">
            <text:p>39.18846043886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2]" office:value-type="float" office:value="383.295" calcext:value-type="float">
            <text:p>383.295</text:p>
          </table:table-cell>
          <table:table-cell/>
          <table:table-cell table:formula="of:=20 * LOG10([.$J204])" office:value-type="float" office:value="51.6706630802828" calcext:value-type="float">
            <text:p>51.67066308028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3]" office:value-type="float" office:value="1028.445" calcext:value-type="float">
            <text:p>1028.445</text:p>
          </table:table-cell>
          <table:table-cell/>
          <table:table-cell table:formula="of:=20 * LOG10([.$J205])" office:value-type="float" office:value="60.2436214221181" calcext:value-type="float">
            <text:p>60.24362142211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4]" office:value-type="float" office:value="1320.66" calcext:value-type="float">
            <text:p>1320.66</text:p>
          </table:table-cell>
          <table:table-cell/>
          <table:table-cell table:formula="of:=20 * LOG10([.$J206])" office:value-type="float" office:value="62.4158204835616" calcext:value-type="float">
            <text:p>62.41582048356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5]" office:value-type="float" office:value="1977.195" calcext:value-type="float">
            <text:p>1977.195</text:p>
          </table:table-cell>
          <table:table-cell/>
          <table:table-cell table:formula="of:=20 * LOG10([.$J207])" office:value-type="float" office:value="65.9209900706205" calcext:value-type="float">
            <text:p>65.92099007062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6]" office:value-type="float" office:value="2269.41" calcext:value-type="float">
            <text:p>2269.41</text:p>
          </table:table-cell>
          <table:table-cell/>
          <table:table-cell table:formula="of:=20 * LOG10([.$J208])" office:value-type="float" office:value="67.1182592843982" calcext:value-type="float">
            <text:p>67.11825928439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7]" office:value-type="float" office:value="2914.56" calcext:value-type="float">
            <text:p>2914.56</text:p>
          </table:table-cell>
          <table:table-cell/>
          <table:table-cell table:formula="of:=20 * LOG10([.$J209])" office:value-type="float" office:value="69.2914600052602" calcext:value-type="float">
            <text:p>69.29146000526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8]" office:value-type="float" office:value="3206.775" calcext:value-type="float">
            <text:p>3206.775</text:p>
          </table:table-cell>
          <table:table-cell/>
          <table:table-cell table:formula="of:=20 * LOG10([.$J210])" office:value-type="float" office:value="70.1213697836238" calcext:value-type="float">
            <text:p>70.12136978362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9]" office:value-type="float" office:value="3874.695" calcext:value-type="float">
            <text:p>3874.695</text:p>
          </table:table-cell>
          <table:table-cell/>
          <table:table-cell table:formula="of:=20 * LOG10([.$J211])" office:value-type="float" office:value="71.7647504463682" calcext:value-type="float">
            <text:p>71.76475044636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0]" office:value-type="float" office:value="4166.91" calcext:value-type="float">
            <text:p>4166.91</text:p>
          </table:table-cell>
          <table:table-cell/>
          <table:table-cell table:formula="of:=20 * LOG10([.$J212])" office:value-type="float" office:value="72.3962824069114" calcext:value-type="float">
            <text:p>72.39628240691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1]" office:value-type="float" office:value="4812.06" calcext:value-type="float">
            <text:p>4812.06</text:p>
          </table:table-cell>
          <table:table-cell/>
          <table:table-cell table:formula="of:=20 * LOG10([.$J213])" office:value-type="float" office:value="73.6466206755443" calcext:value-type="float">
            <text:p>73.64662067554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2]" office:value-type="float" office:value="5104.275" calcext:value-type="float">
            <text:p>5104.275</text:p>
          </table:table-cell>
          <table:table-cell/>
          <table:table-cell table:formula="of:=20 * LOG10([.$J214])" office:value-type="float" office:value="74.1586812913985" calcext:value-type="float">
            <text:p>74.15868129139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3]" office:value-type="float" office:value="5760.81" calcext:value-type="float">
            <text:p>5760.81</text:p>
          </table:table-cell>
          <table:table-cell/>
          <table:table-cell table:formula="of:=20 * LOG10([.$J215])" office:value-type="float" office:value="75.2096710358192" calcext:value-type="float">
            <text:p>75.20967103581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4]" office:value-type="float" office:value="6053.025" calcext:value-type="float">
            <text:p>6053.025</text:p>
          </table:table-cell>
          <table:table-cell/>
          <table:table-cell table:formula="of:=20 * LOG10([.$J216])" office:value-type="float" office:value="75.639449352494" calcext:value-type="float">
            <text:p>75.6394493524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5]" office:value-type="float" office:value="6698.175" calcext:value-type="float">
            <text:p>6698.175</text:p>
          </table:table-cell>
          <table:table-cell/>
          <table:table-cell table:formula="of:=20 * LOG10([.$J217])" office:value-type="float" office:value="76.5191297991068" calcext:value-type="float">
            <text:p>76.51912979910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6]" office:value-type="float" office:value="6990.39" calcext:value-type="float">
            <text:p>6990.39</text:p>
          </table:table-cell>
          <table:table-cell/>
          <table:table-cell table:formula="of:=20 * LOG10([.$J218])" office:value-type="float" office:value="76.8900281218466" calcext:value-type="float">
            <text:p>76.89002812184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1]" office:value-type="float" office:value="95.7" calcext:value-type="float">
            <text:p>95.7</text:p>
          </table:table-cell>
          <table:table-cell/>
          <table:table-cell table:formula="of:=20 * LOG10([.$J219])" office:value-type="float" office:value="39.6182387555369" calcext:value-type="float">
            <text:p>39.618238755536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2]" office:value-type="float" office:value="402.7375" calcext:value-type="float">
            <text:p>402.7375</text:p>
          </table:table-cell>
          <table:table-cell/>
          <table:table-cell table:formula="of:=20 * LOG10([.$J220])" office:value-type="float" office:value="52.1004413969576" calcext:value-type="float">
            <text:p>52.10044139695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3]" office:value-type="float" office:value="1080.6125" calcext:value-type="float">
            <text:p>1080.6125</text:p>
          </table:table-cell>
          <table:table-cell/>
          <table:table-cell table:formula="of:=20 * LOG10([.$J221])" office:value-type="float" office:value="60.6733997387929" calcext:value-type="float">
            <text:p>60.67339973879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4]" office:value-type="float" office:value="1387.65" calcext:value-type="float">
            <text:p>1387.65</text:p>
          </table:table-cell>
          <table:table-cell/>
          <table:table-cell table:formula="of:=20 * LOG10([.$J222])" office:value-type="float" office:value="62.8455988002364" calcext:value-type="float">
            <text:p>62.84559880023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5]" office:value-type="float" office:value="2077.4875" calcext:value-type="float">
            <text:p>2077.4875</text:p>
          </table:table-cell>
          <table:table-cell/>
          <table:table-cell table:formula="of:=20 * LOG10([.$J223])" office:value-type="float" office:value="66.3507683872952" calcext:value-type="float">
            <text:p>66.350768387295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6]" office:value-type="float" office:value="2384.525" calcext:value-type="float">
            <text:p>2384.525</text:p>
          </table:table-cell>
          <table:table-cell/>
          <table:table-cell table:formula="of:=20 * LOG10([.$J224])" office:value-type="float" office:value="67.548037601073" calcext:value-type="float">
            <text:p>67.54803760107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7]" office:value-type="float" office:value="3062.4" calcext:value-type="float">
            <text:p>3062.4</text:p>
          </table:table-cell>
          <table:table-cell/>
          <table:table-cell table:formula="of:=20 * LOG10([.$J225])" office:value-type="float" office:value="69.721238321935" calcext:value-type="float">
            <text:p>69.7212383219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8]" office:value-type="float" office:value="3369.4375" calcext:value-type="float">
            <text:p>3369.4375</text:p>
          </table:table-cell>
          <table:table-cell/>
          <table:table-cell table:formula="of:=20 * LOG10([.$J226])" office:value-type="float" office:value="70.5511481002986" calcext:value-type="float">
            <text:p>70.55114810029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9]" office:value-type="float" office:value="4071.2375" calcext:value-type="float">
            <text:p>4071.2375</text:p>
          </table:table-cell>
          <table:table-cell/>
          <table:table-cell table:formula="of:=20 * LOG10([.$J227])" office:value-type="float" office:value="72.194528763043" calcext:value-type="float">
            <text:p>72.1945287630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0]" office:value-type="float" office:value="4378.275" calcext:value-type="float">
            <text:p>4378.275</text:p>
          </table:table-cell>
          <table:table-cell/>
          <table:table-cell table:formula="of:=20 * LOG10([.$J228])" office:value-type="float" office:value="72.8260607235862" calcext:value-type="float">
            <text:p>72.82606072358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1]" office:value-type="float" office:value="5056.15" calcext:value-type="float">
            <text:p>5056.15</text:p>
          </table:table-cell>
          <table:table-cell/>
          <table:table-cell table:formula="of:=20 * LOG10([.$J229])" office:value-type="float" office:value="74.076398992219" calcext:value-type="float">
            <text:p>74.0763989922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2]" office:value-type="float" office:value="5363.1875" calcext:value-type="float">
            <text:p>5363.1875</text:p>
          </table:table-cell>
          <table:table-cell/>
          <table:table-cell table:formula="of:=20 * LOG10([.$J230])" office:value-type="float" office:value="74.5884596080733" calcext:value-type="float">
            <text:p>74.58845960807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3]" office:value-type="float" office:value="6053.025" calcext:value-type="float">
            <text:p>6053.025</text:p>
          </table:table-cell>
          <table:table-cell/>
          <table:table-cell table:formula="of:=20 * LOG10([.$J231])" office:value-type="float" office:value="75.639449352494" calcext:value-type="float">
            <text:p>75.6394493524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4]" office:value-type="float" office:value="6360.0625" calcext:value-type="float">
            <text:p>6360.0625</text:p>
          </table:table-cell>
          <table:table-cell/>
          <table:table-cell table:formula="of:=20 * LOG10([.$J232])" office:value-type="float" office:value="76.0692276691688" calcext:value-type="float">
            <text:p>76.06922766916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5]" office:value-type="float" office:value="7037.9375" calcext:value-type="float">
            <text:p>7037.9375</text:p>
          </table:table-cell>
          <table:table-cell/>
          <table:table-cell table:formula="of:=20 * LOG10([.$J233])" office:value-type="float" office:value="76.9489081157816" calcext:value-type="float">
            <text:p>76.94890811578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6]" office:value-type="float" office:value="7344.975" calcext:value-type="float">
            <text:p>7344.975</text:p>
          </table:table-cell>
          <table:table-cell/>
          <table:table-cell table:formula="of:=20 * LOG10([.$J234])" office:value-type="float" office:value="77.3198064385214" calcext:value-type="float">
            <text:p>77.31980643852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1]" office:value-type="float" office:value="105.9" calcext:value-type="float">
            <text:p>105.9</text:p>
          </table:table-cell>
          <table:table-cell/>
          <table:table-cell table:formula="of:=20 * LOG10([.$J235])" office:value-type="float" office:value="40.4979192021497" calcext:value-type="float">
            <text:p>40.49791920214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2]" office:value-type="float" office:value="445.6625" calcext:value-type="float">
            <text:p>445.6625</text:p>
          </table:table-cell>
          <table:table-cell/>
          <table:table-cell table:formula="of:=20 * LOG10([.$J236])" office:value-type="float" office:value="52.9801218435704" calcext:value-type="float">
            <text:p>52.98012184357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3]" office:value-type="float" office:value="1195.7875" calcext:value-type="float">
            <text:p>1195.7875</text:p>
          </table:table-cell>
          <table:table-cell/>
          <table:table-cell table:formula="of:=20 * LOG10([.$J237])" office:value-type="float" office:value="61.5530801854057" calcext:value-type="float">
            <text:p>61.55308018540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4]" office:value-type="float" office:value="1535.55" calcext:value-type="float">
            <text:p>1535.55</text:p>
          </table:table-cell>
          <table:table-cell/>
          <table:table-cell table:formula="of:=20 * LOG10([.$J238])" office:value-type="float" office:value="63.7252792468492" calcext:value-type="float">
            <text:p>63.72527924684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5]" office:value-type="float" office:value="2298.9125" calcext:value-type="float">
            <text:p>2298.9125</text:p>
          </table:table-cell>
          <table:table-cell/>
          <table:table-cell table:formula="of:=20 * LOG10([.$J239])" office:value-type="float" office:value="67.2304488339081" calcext:value-type="float">
            <text:p>67.23044883390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6]" office:value-type="float" office:value="2638.675" calcext:value-type="float">
            <text:p>2638.675</text:p>
          </table:table-cell>
          <table:table-cell/>
          <table:table-cell table:formula="of:=20 * LOG10([.$J240])" office:value-type="float" office:value="68.4277180476858" calcext:value-type="float">
            <text:p>68.42771804768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7]" office:value-type="float" office:value="3388.8" calcext:value-type="float">
            <text:p>3388.8</text:p>
          </table:table-cell>
          <table:table-cell/>
          <table:table-cell table:formula="of:=20 * LOG10([.$J241])" office:value-type="float" office:value="70.6009187685478" calcext:value-type="float">
            <text:p>70.60091876854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8]" office:value-type="float" office:value="3728.5625" calcext:value-type="float">
            <text:p>3728.5625</text:p>
          </table:table-cell>
          <table:table-cell/>
          <table:table-cell table:formula="of:=20 * LOG10([.$J242])" office:value-type="float" office:value="71.4308285469114" calcext:value-type="float">
            <text:p>71.43082854691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9]" office:value-type="float" office:value="4505.1625" calcext:value-type="float">
            <text:p>4505.1625</text:p>
          </table:table-cell>
          <table:table-cell/>
          <table:table-cell table:formula="of:=20 * LOG10([.$J243])" office:value-type="float" office:value="73.0742092096558" calcext:value-type="float">
            <text:p>73.07420920965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0]" office:value-type="float" office:value="4844.925" calcext:value-type="float">
            <text:p>4844.925</text:p>
          </table:table-cell>
          <table:table-cell/>
          <table:table-cell table:formula="of:=20 * LOG10([.$J244])" office:value-type="float" office:value="73.7057411701991" calcext:value-type="float">
            <text:p>73.705741170199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1]" office:value-type="float" office:value="5595.05" calcext:value-type="float">
            <text:p>5595.05</text:p>
          </table:table-cell>
          <table:table-cell/>
          <table:table-cell table:formula="of:=20 * LOG10([.$J245])" office:value-type="float" office:value="74.9560794388319" calcext:value-type="float">
            <text:p>74.95607943883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2]" office:value-type="float" office:value="5934.8125" calcext:value-type="float">
            <text:p>5934.8125</text:p>
          </table:table-cell>
          <table:table-cell/>
          <table:table-cell table:formula="of:=20 * LOG10([.$J246])" office:value-type="float" office:value="75.4681400546861" calcext:value-type="float">
            <text:p>75.46814005468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3]" office:value-type="float" office:value="6698.175" calcext:value-type="float">
            <text:p>6698.175</text:p>
          </table:table-cell>
          <table:table-cell/>
          <table:table-cell table:formula="of:=20 * LOG10([.$J247])" office:value-type="float" office:value="76.5191297991068" calcext:value-type="float">
            <text:p>76.51912979910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4]" office:value-type="float" office:value="7037.9375" calcext:value-type="float">
            <text:p>7037.9375</text:p>
          </table:table-cell>
          <table:table-cell/>
          <table:table-cell table:formula="of:=20 * LOG10([.$J248])" office:value-type="float" office:value="76.9489081157816" calcext:value-type="float">
            <text:p>76.94890811578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5]" office:value-type="float" office:value="7788.0625" calcext:value-type="float">
            <text:p>7788.0625</text:p>
          </table:table-cell>
          <table:table-cell/>
          <table:table-cell table:formula="of:=20 * LOG10([.$J249])" office:value-type="float" office:value="77.8285885623944" calcext:value-type="float">
            <text:p>77.828588562394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6]" office:value-type="float" office:value="8127.825" calcext:value-type="float">
            <text:p>8127.825</text:p>
          </table:table-cell>
          <table:table-cell/>
          <table:table-cell table:formula="of:=20 * LOG10([.$J250])" office:value-type="float" office:value="78.1994868851342" calcext:value-type="float">
            <text:p>78.19948688513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1]" office:value-type="float" office:value="110.52" calcext:value-type="float">
            <text:p>110.52</text:p>
          </table:table-cell>
          <table:table-cell/>
          <table:table-cell table:formula="of:=20 * LOG10([.$J251])" office:value-type="float" office:value="40.8688175248895" calcext:value-type="float">
            <text:p>40.86881752488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2]" office:value-type="float" office:value="465.105" calcext:value-type="float">
            <text:p>465.105</text:p>
          </table:table-cell>
          <table:table-cell/>
          <table:table-cell table:formula="of:=20 * LOG10([.$J252])" office:value-type="float" office:value="53.3510201663102" calcext:value-type="float">
            <text:p>53.3510201663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3]" office:value-type="float" office:value="1247.955" calcext:value-type="float">
            <text:p>1247.955</text:p>
          </table:table-cell>
          <table:table-cell/>
          <table:table-cell table:formula="of:=20 * LOG10([.$J253])" office:value-type="float" office:value="61.9239785081455" calcext:value-type="float">
            <text:p>61.92397850814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4]" office:value-type="float" office:value="1602.54" calcext:value-type="float">
            <text:p>1602.54</text:p>
          </table:table-cell>
          <table:table-cell/>
          <table:table-cell table:formula="of:=20 * LOG10([.$J254])" office:value-type="float" office:value="64.096177569589" calcext:value-type="float">
            <text:p>64.0961775695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5]" office:value-type="float" office:value="2399.205" calcext:value-type="float">
            <text:p>2399.205</text:p>
          </table:table-cell>
          <table:table-cell/>
          <table:table-cell table:formula="of:=20 * LOG10([.$J255])" office:value-type="float" office:value="67.6013471566479" calcext:value-type="float">
            <text:p>67.6013471566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6]" office:value-type="float" office:value="2753.79" calcext:value-type="float">
            <text:p>2753.79</text:p>
          </table:table-cell>
          <table:table-cell/>
          <table:table-cell table:formula="of:=20 * LOG10([.$J256])" office:value-type="float" office:value="68.7986163704256" calcext:value-type="float">
            <text:p>68.79861637042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7]" office:value-type="float" office:value="3536.64" calcext:value-type="float">
            <text:p>3536.64</text:p>
          </table:table-cell>
          <table:table-cell/>
          <table:table-cell table:formula="of:=20 * LOG10([.$J257])" office:value-type="float" office:value="70.9718170912876" calcext:value-type="float">
            <text:p>70.97181709128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8]" office:value-type="float" office:value="3891.225" calcext:value-type="float">
            <text:p>3891.225</text:p>
          </table:table-cell>
          <table:table-cell/>
          <table:table-cell table:formula="of:=20 * LOG10([.$J258])" office:value-type="float" office:value="71.8017268696512" calcext:value-type="float">
            <text:p>71.80172686965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9]" office:value-type="float" office:value="4701.705" calcext:value-type="float">
            <text:p>4701.705</text:p>
          </table:table-cell>
          <table:table-cell/>
          <table:table-cell table:formula="of:=20 * LOG10([.$J259])" office:value-type="float" office:value="73.4451075323956" calcext:value-type="float">
            <text:p>73.44510753239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0]" office:value-type="float" office:value="5056.29" calcext:value-type="float">
            <text:p>5056.29</text:p>
          </table:table-cell>
          <table:table-cell/>
          <table:table-cell table:formula="of:=20 * LOG10([.$J260])" office:value-type="float" office:value="74.0766394929388" calcext:value-type="float">
            <text:p>74.07663949293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1]" office:value-type="float" office:value="5839.14" calcext:value-type="float">
            <text:p>5839.14</text:p>
          </table:table-cell>
          <table:table-cell/>
          <table:table-cell table:formula="of:=20 * LOG10([.$J261])" office:value-type="float" office:value="75.3269777615716" calcext:value-type="float">
            <text:p>75.32697776157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2]" office:value-type="float" office:value="6193.725" calcext:value-type="float">
            <text:p>6193.725</text:p>
          </table:table-cell>
          <table:table-cell/>
          <table:table-cell table:formula="of:=20 * LOG10([.$J262])" office:value-type="float" office:value="75.8390383774259" calcext:value-type="float">
            <text:p>75.83903837742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3]" office:value-type="float" office:value="6990.39" calcext:value-type="float">
            <text:p>6990.39</text:p>
          </table:table-cell>
          <table:table-cell/>
          <table:table-cell table:formula="of:=20 * LOG10([.$J263])" office:value-type="float" office:value="76.8900281218466" calcext:value-type="float">
            <text:p>76.89002812184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4]" office:value-type="float" office:value="7344.975" calcext:value-type="float">
            <text:p>7344.975</text:p>
          </table:table-cell>
          <table:table-cell/>
          <table:table-cell table:formula="of:=20 * LOG10([.$J264])" office:value-type="float" office:value="77.3198064385214" calcext:value-type="float">
            <text:p>77.31980643852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5]" office:value-type="float" office:value="8127.825" calcext:value-type="float">
            <text:p>8127.825</text:p>
          </table:table-cell>
          <table:table-cell/>
          <table:table-cell table:formula="of:=20 * LOG10([.$J265])" office:value-type="float" office:value="78.1994868851342" calcext:value-type="float">
            <text:p>78.19948688513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6]" office:value-type="float" office:value="8482.41" calcext:value-type="float">
            <text:p>8482.41</text:p>
          </table:table-cell>
          <table:table-cell/>
          <table:table-cell table:formula="of:=20 * LOG10([.$J266])" office:value-type="float" office:value="78.570385207874" calcext:value-type="float">
            <text:p>78.570385207874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2" number:min-decimal-places="2" number:min-integer-digits="1"/>
    </number:number-style>
    <number:number-style style:name="N119">
      <style:text-properties fo:color="#ff0000"/>
      <number:text>-</number:text>
      <number:number number:decimal-places="2" number:min-decimal-places="2" number:min-integer-digits="1"/>
      <style:map style:condition="value()&gt;=0" style:apply-style-name="N119P0"/>
    </number:number-style>
    <number:percentage-style style:name="N120P0" style:volatile="true">
      <number:number number:decimal-places="2" number:min-decimal-places="2" number:min-integer-digits="1"/>
      <number:text>%</number:text>
    </number:percentage-style>
    <number:percentage-style style:name="N120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20P0"/>
    </number:percentage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0">00/00/0000</text:date>, <text:time style:data-style-name="N2" text:time-value="14:55:00.3958496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 Restall</meta:initial-creator>
    <meta:creation-date>2022-02-23T08:44:33.804922210</meta:creation-date>
    <dc:date>2024-01-30T16:26:42.983542541</dc:date>
    <dc:creator>Pete Restall</dc:creator>
    <meta:editing-duration>P10DT14H55M20S</meta:editing-duration>
    <meta:editing-cycles>248</meta:editing-cycles>
    <meta:generator>LibreOffice/7.6.4.1$Linux_X86_64 LibreOffice_project/60$Build-1</meta:generator>
    <meta:document-statistic meta:table-count="9" meta:cell-count="1757" meta:object-count="1"/>
  </office:meta>
</office:document-meta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853cm" svg:height="9cm" xlink:href=".." xlink:type="simple" chart:class="chart:line" chart:style-name="ch1">
        <chart:legend chart:legend-position="end" svg:x="17.504cm" svg:y="4.201cm" style:legend-expansion="high" chart:style-name="ch2"/>
        <chart:plot-area chart:style-name="ch3" table:cell-range-address="'MSF Signal'.L11:'Poor Man PGA'.L266" chart:data-source-has-labels="row" svg:x="0.397cm" svg:y="0.18cm" svg:width="16.71cm" svg:height="8.64cm">
          <chart:coordinate-region svg:x="1.018cm" svg:y="0.379cm" svg:width="16.089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SF Signal'.L11:'Poor Man PGA'.L266" loext:label-string="dbgain" chart:class="chart:line">
            <chart:data-point chart:repeated="5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ga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MSF Signal'.L11:'Poor Man PGA'.L2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16724984190499">
                <text:p>3.16724984190499</text:p>
              </table:table-cell>
            </table:table-row>
            <table:table-row>
              <table:table-cell office:value-type="string"/>
              <table:table-cell office:value-type="float" office:value="15.6494524833257">
                <text:p>15.6494524833257</text:p>
              </table:table-cell>
            </table:table-row>
            <table:table-row>
              <table:table-cell office:value-type="string"/>
              <table:table-cell office:value-type="float" office:value="24.222410825161">
                <text:p>24.222410825161</text:p>
              </table:table-cell>
            </table:table-row>
            <table:table-row>
              <table:table-cell office:value-type="string"/>
              <table:table-cell office:value-type="float" office:value="26.3946098866045">
                <text:p>26.3946098866045</text:p>
              </table:table-cell>
            </table:table-row>
            <table:table-row>
              <table:table-cell office:value-type="string"/>
              <table:table-cell office:value-type="float" office:value="29.8997794736634">
                <text:p>29.8997794736634</text:p>
              </table:table-cell>
            </table:table-row>
            <table:table-row>
              <table:table-cell office:value-type="string"/>
              <table:table-cell office:value-type="float" office:value="31.0970486874411">
                <text:p>31.0970486874411</text:p>
              </table:table-cell>
            </table:table-row>
            <table:table-row>
              <table:table-cell office:value-type="string"/>
              <table:table-cell office:value-type="float" office:value="33.2702494083031">
                <text:p>33.2702494083031</text:p>
              </table:table-cell>
            </table:table-row>
            <table:table-row>
              <table:table-cell office:value-type="string"/>
              <table:table-cell office:value-type="float" office:value="34.1001591866667">
                <text:p>34.1001591866667</text:p>
              </table:table-cell>
            </table:table-row>
            <table:table-row>
              <table:table-cell office:value-type="string"/>
              <table:table-cell office:value-type="float" office:value="35.7435398494111">
                <text:p>35.7435398494111</text:p>
              </table:table-cell>
            </table:table-row>
            <table:table-row>
              <table:table-cell office:value-type="string"/>
              <table:table-cell office:value-type="float" office:value="36.3750718099543">
                <text:p>36.3750718099543</text:p>
              </table:table-cell>
            </table:table-row>
            <table:table-row>
              <table:table-cell office:value-type="string"/>
              <table:table-cell office:value-type="float" office:value="37.6254100785872">
                <text:p>37.6254100785872</text:p>
              </table:table-cell>
            </table:table-row>
            <table:table-row>
              <table:table-cell office:value-type="string"/>
              <table:table-cell office:value-type="float" office:value="38.1374706944414">
                <text:p>38.1374706944414</text:p>
              </table:table-cell>
            </table:table-row>
            <table:table-row>
              <table:table-cell office:value-type="string"/>
              <table:table-cell office:value-type="float" office:value="39.1884604388621">
                <text:p>39.1884604388621</text:p>
              </table:table-cell>
            </table:table-row>
            <table:table-row>
              <table:table-cell office:value-type="string"/>
              <table:table-cell office:value-type="float" office:value="39.6182387555369">
                <text:p>39.6182387555369</text:p>
              </table:table-cell>
            </table:table-row>
            <table:table-row>
              <table:table-cell office:value-type="string"/>
              <table:table-cell office:value-type="float" office:value="40.4979192021497">
                <text:p>40.4979192021497</text:p>
              </table:table-cell>
            </table:table-row>
            <table:table-row>
              <table:table-cell office:value-type="string"/>
              <table:table-cell office:value-type="float" office:value="40.8688175248895">
                <text:p>40.8688175248895</text:p>
              </table:table-cell>
            </table:table-row>
            <table:table-row>
              <table:table-cell office:value-type="string"/>
              <table:table-cell office:value-type="float" office:value="15.6494524833257">
                <text:p>15.6494524833257</text:p>
              </table:table-cell>
            </table:table-row>
            <table:table-row>
              <table:table-cell office:value-type="string"/>
              <table:table-cell office:value-type="float" office:value="28.1316551247465">
                <text:p>28.1316551247465</text:p>
              </table:table-cell>
            </table:table-row>
            <table:table-row>
              <table:table-cell office:value-type="string"/>
              <table:table-cell office:value-type="float" office:value="36.7046134665817">
                <text:p>36.7046134665817</text:p>
              </table:table-cell>
            </table:table-row>
            <table:table-row>
              <table:table-cell office:value-type="string"/>
              <table:table-cell office:value-type="float" office:value="38.8768125280252">
                <text:p>38.8768125280252</text:p>
              </table:table-cell>
            </table:table-row>
            <table:table-row>
              <table:table-cell office:value-type="string"/>
              <table:table-cell office:value-type="float" office:value="42.3819821150841">
                <text:p>42.3819821150841</text:p>
              </table:table-cell>
            </table:table-row>
            <table:table-row>
              <table:table-cell office:value-type="string"/>
              <table:table-cell office:value-type="float" office:value="43.5792513288618">
                <text:p>43.5792513288618</text:p>
              </table:table-cell>
            </table:table-row>
            <table:table-row>
              <table:table-cell office:value-type="string"/>
              <table:table-cell office:value-type="float" office:value="45.7524520497238">
                <text:p>45.7524520497238</text:p>
              </table:table-cell>
            </table:table-row>
            <table:table-row>
              <table:table-cell office:value-type="string"/>
              <table:table-cell office:value-type="float" office:value="46.5823618280874">
                <text:p>46.5823618280874</text:p>
              </table:table-cell>
            </table:table-row>
            <table:table-row>
              <table:table-cell office:value-type="string"/>
              <table:table-cell office:value-type="float" office:value="48.2257424908318">
                <text:p>48.2257424908318</text:p>
              </table:table-cell>
            </table:table-row>
            <table:table-row>
              <table:table-cell office:value-type="string"/>
              <table:table-cell office:value-type="float" office:value="48.8572744513751">
                <text:p>48.8572744513751</text:p>
              </table:table-cell>
            </table:table-row>
            <table:table-row>
              <table:table-cell office:value-type="string"/>
              <table:table-cell office:value-type="float" office:value="50.1076127200079">
                <text:p>50.1076127200079</text:p>
              </table:table-cell>
            </table:table-row>
            <table:table-row>
              <table:table-cell office:value-type="string"/>
              <table:table-cell office:value-type="float" office:value="50.6196733358621">
                <text:p>50.6196733358621</text:p>
              </table:table-cell>
            </table:table-row>
            <table:table-row>
              <table:table-cell office:value-type="string"/>
              <table:table-cell office:value-type="float" office:value="51.6706630802828">
                <text:p>51.6706630802828</text:p>
              </table:table-cell>
            </table:table-row>
            <table:table-row>
              <table:table-cell office:value-type="string"/>
              <table:table-cell office:value-type="float" office:value="52.1004413969576">
                <text:p>52.1004413969576</text:p>
              </table:table-cell>
            </table:table-row>
            <table:table-row>
              <table:table-cell office:value-type="string"/>
              <table:table-cell office:value-type="float" office:value="52.9801218435704">
                <text:p>52.9801218435704</text:p>
              </table:table-cell>
            </table:table-row>
            <table:table-row>
              <table:table-cell office:value-type="string"/>
              <table:table-cell office:value-type="float" office:value="53.3510201663102">
                <text:p>53.3510201663102</text:p>
              </table:table-cell>
            </table:table-row>
            <table:table-row>
              <table:table-cell office:value-type="string"/>
              <table:table-cell office:value-type="float" office:value="24.222410825161">
                <text:p>24.222410825161</text:p>
              </table:table-cell>
            </table:table-row>
            <table:table-row>
              <table:table-cell office:value-type="string"/>
              <table:table-cell office:value-type="float" office:value="36.7046134665817">
                <text:p>36.7046134665817</text:p>
              </table:table-cell>
            </table:table-row>
            <table:table-row>
              <table:table-cell office:value-type="string"/>
              <table:table-cell office:value-type="float" office:value="45.277571808417">
                <text:p>45.277571808417</text:p>
              </table:table-cell>
            </table:table-row>
            <table:table-row>
              <table:table-cell office:value-type="string"/>
              <table:table-cell office:value-type="float" office:value="47.4497708698605">
                <text:p>47.4497708698605</text:p>
              </table:table-cell>
            </table:table-row>
            <table:table-row>
              <table:table-cell office:value-type="string"/>
              <table:table-cell office:value-type="float" office:value="50.9549404569194">
                <text:p>50.9549404569194</text:p>
              </table:table-cell>
            </table:table-row>
            <table:table-row>
              <table:table-cell office:value-type="string"/>
              <table:table-cell office:value-type="float" office:value="52.1522096706971">
                <text:p>52.1522096706971</text:p>
              </table:table-cell>
            </table:table-row>
            <table:table-row>
              <table:table-cell office:value-type="string"/>
              <table:table-cell office:value-type="float" office:value="54.3254103915591">
                <text:p>54.3254103915591</text:p>
              </table:table-cell>
            </table:table-row>
            <table:table-row>
              <table:table-cell office:value-type="string"/>
              <table:table-cell office:value-type="float" office:value="55.1553201699227">
                <text:p>55.1553201699227</text:p>
              </table:table-cell>
            </table:table-row>
            <table:table-row>
              <table:table-cell office:value-type="string"/>
              <table:table-cell office:value-type="float" office:value="56.7987008326671">
                <text:p>56.7987008326671</text:p>
              </table:table-cell>
            </table:table-row>
            <table:table-row>
              <table:table-cell office:value-type="string"/>
              <table:table-cell office:value-type="float" office:value="57.4302327932103">
                <text:p>57.4302327932103</text:p>
              </table:table-cell>
            </table:table-row>
            <table:table-row>
              <table:table-cell office:value-type="string"/>
              <table:table-cell office:value-type="float" office:value="58.6805710618431">
                <text:p>58.6805710618431</text:p>
              </table:table-cell>
            </table:table-row>
            <table:table-row>
              <table:table-cell office:value-type="string"/>
              <table:table-cell office:value-type="float" office:value="59.1926316776974">
                <text:p>59.1926316776974</text:p>
              </table:table-cell>
            </table:table-row>
            <table:table-row>
              <table:table-cell office:value-type="string"/>
              <table:table-cell office:value-type="float" office:value="60.2436214221181">
                <text:p>60.2436214221181</text:p>
              </table:table-cell>
            </table:table-row>
            <table:table-row>
              <table:table-cell office:value-type="string"/>
              <table:table-cell office:value-type="float" office:value="60.6733997387929">
                <text:p>60.6733997387929</text:p>
              </table:table-cell>
            </table:table-row>
            <table:table-row>
              <table:table-cell office:value-type="string"/>
              <table:table-cell office:value-type="float" office:value="61.5530801854057">
                <text:p>61.5530801854057</text:p>
              </table:table-cell>
            </table:table-row>
            <table:table-row>
              <table:table-cell office:value-type="string"/>
              <table:table-cell office:value-type="float" office:value="61.9239785081455">
                <text:p>61.9239785081455</text:p>
              </table:table-cell>
            </table:table-row>
            <table:table-row>
              <table:table-cell office:value-type="string"/>
              <table:table-cell office:value-type="float" office:value="26.3946098866045">
                <text:p>26.3946098866045</text:p>
              </table:table-cell>
            </table:table-row>
            <table:table-row>
              <table:table-cell office:value-type="string"/>
              <table:table-cell office:value-type="float" office:value="38.8768125280252">
                <text:p>38.8768125280252</text:p>
              </table:table-cell>
            </table:table-row>
            <table:table-row>
              <table:table-cell office:value-type="string"/>
              <table:table-cell office:value-type="float" office:value="47.4497708698605">
                <text:p>47.4497708698605</text:p>
              </table:table-cell>
            </table:table-row>
            <table:table-row>
              <table:table-cell office:value-type="string"/>
              <table:table-cell office:value-type="float" office:value="49.621969931304">
                <text:p>49.621969931304</text:p>
              </table:table-cell>
            </table:table-row>
            <table:table-row>
              <table:table-cell office:value-type="string"/>
              <table:table-cell office:value-type="float" office:value="53.1271395183629">
                <text:p>53.1271395183629</text:p>
              </table:table-cell>
            </table:table-row>
            <table:table-row>
              <table:table-cell office:value-type="string"/>
              <table:table-cell office:value-type="float" office:value="54.3244087321406">
                <text:p>54.3244087321406</text:p>
              </table:table-cell>
            </table:table-row>
            <table:table-row>
              <table:table-cell office:value-type="string"/>
              <table:table-cell office:value-type="float" office:value="56.4976094530026">
                <text:p>56.4976094530026</text:p>
              </table:table-cell>
            </table:table-row>
            <table:table-row>
              <table:table-cell office:value-type="string"/>
              <table:table-cell office:value-type="float" office:value="57.3275192313662">
                <text:p>57.3275192313662</text:p>
              </table:table-cell>
            </table:table-row>
            <table:table-row>
              <table:table-cell office:value-type="string"/>
              <table:table-cell office:value-type="float" office:value="58.9708998941106">
                <text:p>58.9708998941106</text:p>
              </table:table-cell>
            </table:table-row>
            <table:table-row>
              <table:table-cell office:value-type="string"/>
              <table:table-cell office:value-type="float" office:value="59.6024318546538">
                <text:p>59.6024318546538</text:p>
              </table:table-cell>
            </table:table-row>
            <table:table-row>
              <table:table-cell office:value-type="string"/>
              <table:table-cell office:value-type="float" office:value="60.8527701232866">
                <text:p>60.8527701232866</text:p>
              </table:table-cell>
            </table:table-row>
            <table:table-row>
              <table:table-cell office:value-type="string"/>
              <table:table-cell office:value-type="float" office:value="61.3648307391409">
                <text:p>61.3648307391409</text:p>
              </table:table-cell>
            </table:table-row>
            <table:table-row>
              <table:table-cell office:value-type="string"/>
              <table:table-cell office:value-type="float" office:value="62.4158204835616">
                <text:p>62.4158204835616</text:p>
              </table:table-cell>
            </table:table-row>
            <table:table-row>
              <table:table-cell office:value-type="string"/>
              <table:table-cell office:value-type="float" office:value="62.8455988002364">
                <text:p>62.8455988002364</text:p>
              </table:table-cell>
            </table:table-row>
            <table:table-row>
              <table:table-cell office:value-type="string"/>
              <table:table-cell office:value-type="float" office:value="63.7252792468492">
                <text:p>63.7252792468492</text:p>
              </table:table-cell>
            </table:table-row>
            <table:table-row>
              <table:table-cell office:value-type="string"/>
              <table:table-cell office:value-type="float" office:value="64.096177569589">
                <text:p>64.096177569589</text:p>
              </table:table-cell>
            </table:table-row>
            <table:table-row>
              <table:table-cell office:value-type="string"/>
              <table:table-cell office:value-type="float" office:value="29.8997794736634">
                <text:p>29.8997794736634</text:p>
              </table:table-cell>
            </table:table-row>
            <table:table-row>
              <table:table-cell office:value-type="string"/>
              <table:table-cell office:value-type="float" office:value="42.3819821150841">
                <text:p>42.3819821150841</text:p>
              </table:table-cell>
            </table:table-row>
            <table:table-row>
              <table:table-cell office:value-type="string"/>
              <table:table-cell office:value-type="float" office:value="50.9549404569194">
                <text:p>50.9549404569194</text:p>
              </table:table-cell>
            </table:table-row>
            <table:table-row>
              <table:table-cell office:value-type="string"/>
              <table:table-cell office:value-type="float" office:value="53.1271395183629">
                <text:p>53.1271395183629</text:p>
              </table:table-cell>
            </table:table-row>
            <table:table-row>
              <table:table-cell office:value-type="string"/>
              <table:table-cell office:value-type="float" office:value="56.6323091054217">
                <text:p>56.6323091054217</text:p>
              </table:table-cell>
            </table:table-row>
            <table:table-row>
              <table:table-cell office:value-type="string"/>
              <table:table-cell office:value-type="float" office:value="57.8295783191995">
                <text:p>57.8295783191995</text:p>
              </table:table-cell>
            </table:table-row>
            <table:table-row>
              <table:table-cell office:value-type="string"/>
              <table:table-cell office:value-type="float" office:value="60.0027790400615">
                <text:p>60.0027790400615</text:p>
              </table:table-cell>
            </table:table-row>
            <table:table-row>
              <table:table-cell office:value-type="string"/>
              <table:table-cell office:value-type="float" office:value="60.8326888184251">
                <text:p>60.8326888184251</text:p>
              </table:table-cell>
            </table:table-row>
            <table:table-row>
              <table:table-cell office:value-type="string"/>
              <table:table-cell office:value-type="float" office:value="62.4760694811694">
                <text:p>62.4760694811694</text:p>
              </table:table-cell>
            </table:table-row>
            <table:table-row>
              <table:table-cell office:value-type="string"/>
              <table:table-cell office:value-type="float" office:value="63.1076014417127">
                <text:p>63.1076014417127</text:p>
              </table:table-cell>
            </table:table-row>
            <table:table-row>
              <table:table-cell office:value-type="string"/>
              <table:table-cell office:value-type="float" office:value="64.3579397103455">
                <text:p>64.3579397103455</text:p>
              </table:table-cell>
            </table:table-row>
            <table:table-row>
              <table:table-cell office:value-type="string"/>
              <table:table-cell office:value-type="float" office:value="64.8700003261998">
                <text:p>64.8700003261998</text:p>
              </table:table-cell>
            </table:table-row>
            <table:table-row>
              <table:table-cell office:value-type="string"/>
              <table:table-cell office:value-type="float" office:value="65.9209900706205">
                <text:p>65.9209900706205</text:p>
              </table:table-cell>
            </table:table-row>
            <table:table-row>
              <table:table-cell office:value-type="string"/>
              <table:table-cell office:value-type="float" office:value="66.3507683872952">
                <text:p>66.3507683872952</text:p>
              </table:table-cell>
            </table:table-row>
            <table:table-row>
              <table:table-cell office:value-type="string"/>
              <table:table-cell office:value-type="float" office:value="67.2304488339081">
                <text:p>67.2304488339081</text:p>
              </table:table-cell>
            </table:table-row>
            <table:table-row>
              <table:table-cell office:value-type="string"/>
              <table:table-cell office:value-type="float" office:value="67.6013471566479">
                <text:p>67.6013471566479</text:p>
              </table:table-cell>
            </table:table-row>
            <table:table-row>
              <table:table-cell office:value-type="string"/>
              <table:table-cell office:value-type="float" office:value="31.0970486874411">
                <text:p>31.0970486874411</text:p>
              </table:table-cell>
            </table:table-row>
            <table:table-row>
              <table:table-cell office:value-type="string"/>
              <table:table-cell office:value-type="float" office:value="43.5792513288618">
                <text:p>43.5792513288618</text:p>
              </table:table-cell>
            </table:table-row>
            <table:table-row>
              <table:table-cell office:value-type="string"/>
              <table:table-cell office:value-type="float" office:value="52.1522096706971">
                <text:p>52.1522096706971</text:p>
              </table:table-cell>
            </table:table-row>
            <table:table-row>
              <table:table-cell office:value-type="string"/>
              <table:table-cell office:value-type="float" office:value="54.3244087321406">
                <text:p>54.3244087321406</text:p>
              </table:table-cell>
            </table:table-row>
            <table:table-row>
              <table:table-cell office:value-type="string"/>
              <table:table-cell office:value-type="float" office:value="57.8295783191995">
                <text:p>57.8295783191995</text:p>
              </table:table-cell>
            </table:table-row>
            <table:table-row>
              <table:table-cell office:value-type="string"/>
              <table:table-cell office:value-type="float" office:value="59.0268475329772">
                <text:p>59.0268475329772</text:p>
              </table:table-cell>
            </table:table-row>
            <table:table-row>
              <table:table-cell office:value-type="string"/>
              <table:table-cell office:value-type="float" office:value="61.2000482538392">
                <text:p>61.2000482538392</text:p>
              </table:table-cell>
            </table:table-row>
            <table:table-row>
              <table:table-cell office:value-type="string"/>
              <table:table-cell office:value-type="float" office:value="62.0299580322028">
                <text:p>62.0299580322028</text:p>
              </table:table-cell>
            </table:table-row>
            <table:table-row>
              <table:table-cell office:value-type="string"/>
              <table:table-cell office:value-type="float" office:value="63.6733386949472">
                <text:p>63.6733386949472</text:p>
              </table:table-cell>
            </table:table-row>
            <table:table-row>
              <table:table-cell office:value-type="string"/>
              <table:table-cell office:value-type="float" office:value="64.3048706554904">
                <text:p>64.3048706554904</text:p>
              </table:table-cell>
            </table:table-row>
            <table:table-row>
              <table:table-cell office:value-type="string"/>
              <table:table-cell office:value-type="float" office:value="65.5552089241233">
                <text:p>65.5552089241233</text:p>
              </table:table-cell>
            </table:table-row>
            <table:table-row>
              <table:table-cell office:value-type="string"/>
              <table:table-cell office:value-type="float" office:value="66.0672695399775">
                <text:p>66.0672695399775</text:p>
              </table:table-cell>
            </table:table-row>
            <table:table-row>
              <table:table-cell office:value-type="string"/>
              <table:table-cell office:value-type="float" office:value="67.1182592843982">
                <text:p>67.1182592843982</text:p>
              </table:table-cell>
            </table:table-row>
            <table:table-row>
              <table:table-cell office:value-type="string"/>
              <table:table-cell office:value-type="float" office:value="67.548037601073">
                <text:p>67.548037601073</text:p>
              </table:table-cell>
            </table:table-row>
            <table:table-row>
              <table:table-cell office:value-type="string"/>
              <table:table-cell office:value-type="float" office:value="68.4277180476858">
                <text:p>68.4277180476858</text:p>
              </table:table-cell>
            </table:table-row>
            <table:table-row>
              <table:table-cell office:value-type="string"/>
              <table:table-cell office:value-type="float" office:value="68.7986163704256">
                <text:p>68.7986163704256</text:p>
              </table:table-cell>
            </table:table-row>
            <table:table-row>
              <table:table-cell office:value-type="string"/>
              <table:table-cell office:value-type="float" office:value="33.2702494083031">
                <text:p>33.2702494083031</text:p>
              </table:table-cell>
            </table:table-row>
            <table:table-row>
              <table:table-cell office:value-type="string"/>
              <table:table-cell office:value-type="float" office:value="45.7524520497238">
                <text:p>45.7524520497238</text:p>
              </table:table-cell>
            </table:table-row>
            <table:table-row>
              <table:table-cell office:value-type="string"/>
              <table:table-cell office:value-type="float" office:value="54.3254103915591">
                <text:p>54.3254103915591</text:p>
              </table:table-cell>
            </table:table-row>
            <table:table-row>
              <table:table-cell office:value-type="string"/>
              <table:table-cell office:value-type="float" office:value="56.4976094530026">
                <text:p>56.4976094530026</text:p>
              </table:table-cell>
            </table:table-row>
            <table:table-row>
              <table:table-cell office:value-type="string"/>
              <table:table-cell office:value-type="float" office:value="60.0027790400615">
                <text:p>60.0027790400615</text:p>
              </table:table-cell>
            </table:table-row>
            <table:table-row>
              <table:table-cell office:value-type="string"/>
              <table:table-cell office:value-type="float" office:value="61.2000482538392">
                <text:p>61.2000482538392</text:p>
              </table:table-cell>
            </table:table-row>
            <table:table-row>
              <table:table-cell office:value-type="string"/>
              <table:table-cell office:value-type="float" office:value="63.3732489747012">
                <text:p>63.3732489747012</text:p>
              </table:table-cell>
            </table:table-row>
            <table:table-row>
              <table:table-cell office:value-type="string"/>
              <table:table-cell office:value-type="float" office:value="64.2031587530648">
                <text:p>64.2031587530648</text:p>
              </table:table-cell>
            </table:table-row>
            <table:table-row>
              <table:table-cell office:value-type="string"/>
              <table:table-cell office:value-type="float" office:value="65.8465394158092">
                <text:p>65.8465394158092</text:p>
              </table:table-cell>
            </table:table-row>
            <table:table-row>
              <table:table-cell office:value-type="string"/>
              <table:table-cell office:value-type="float" office:value="66.4780713763525">
                <text:p>66.4780713763525</text:p>
              </table:table-cell>
            </table:table-row>
            <table:table-row>
              <table:table-cell office:value-type="string"/>
              <table:table-cell office:value-type="float" office:value="67.7284096449853">
                <text:p>67.7284096449853</text:p>
              </table:table-cell>
            </table:table-row>
            <table:table-row>
              <table:table-cell office:value-type="string"/>
              <table:table-cell office:value-type="float" office:value="68.2404702608395">
                <text:p>68.2404702608395</text:p>
              </table:table-cell>
            </table:table-row>
            <table:table-row>
              <table:table-cell office:value-type="string"/>
              <table:table-cell office:value-type="float" office:value="69.2914600052602">
                <text:p>69.2914600052602</text:p>
              </table:table-cell>
            </table:table-row>
            <table:table-row>
              <table:table-cell office:value-type="string"/>
              <table:table-cell office:value-type="float" office:value="69.721238321935">
                <text:p>69.721238321935</text:p>
              </table:table-cell>
            </table:table-row>
            <table:table-row>
              <table:table-cell office:value-type="string"/>
              <table:table-cell office:value-type="float" office:value="70.6009187685478">
                <text:p>70.6009187685478</text:p>
              </table:table-cell>
            </table:table-row>
            <table:table-row>
              <table:table-cell office:value-type="string"/>
              <table:table-cell office:value-type="float" office:value="70.9718170912876">
                <text:p>70.9718170912876</text:p>
              </table:table-cell>
            </table:table-row>
            <table:table-row>
              <table:table-cell office:value-type="string"/>
              <table:table-cell office:value-type="float" office:value="34.1001591866667">
                <text:p>34.1001591866667</text:p>
              </table:table-cell>
            </table:table-row>
            <table:table-row>
              <table:table-cell office:value-type="string"/>
              <table:table-cell office:value-type="float" office:value="46.5823618280874">
                <text:p>46.5823618280874</text:p>
              </table:table-cell>
            </table:table-row>
            <table:table-row>
              <table:table-cell office:value-type="string"/>
              <table:table-cell office:value-type="float" office:value="55.1553201699227">
                <text:p>55.1553201699227</text:p>
              </table:table-cell>
            </table:table-row>
            <table:table-row>
              <table:table-cell office:value-type="string"/>
              <table:table-cell office:value-type="float" office:value="57.3275192313662">
                <text:p>57.3275192313662</text:p>
              </table:table-cell>
            </table:table-row>
            <table:table-row>
              <table:table-cell office:value-type="string"/>
              <table:table-cell office:value-type="float" office:value="60.8326888184251">
                <text:p>60.8326888184251</text:p>
              </table:table-cell>
            </table:table-row>
            <table:table-row>
              <table:table-cell office:value-type="string"/>
              <table:table-cell office:value-type="float" office:value="62.0299580322028">
                <text:p>62.0299580322028</text:p>
              </table:table-cell>
            </table:table-row>
            <table:table-row>
              <table:table-cell office:value-type="string"/>
              <table:table-cell office:value-type="float" office:value="64.2031587530648">
                <text:p>64.2031587530648</text:p>
              </table:table-cell>
            </table:table-row>
            <table:table-row>
              <table:table-cell office:value-type="string"/>
              <table:table-cell office:value-type="float" office:value="65.0330685314284">
                <text:p>65.0330685314284</text:p>
              </table:table-cell>
            </table:table-row>
            <table:table-row>
              <table:table-cell office:value-type="string"/>
              <table:table-cell office:value-type="float" office:value="66.6764491941728">
                <text:p>66.6764491941728</text:p>
              </table:table-cell>
            </table:table-row>
            <table:table-row>
              <table:table-cell office:value-type="string"/>
              <table:table-cell office:value-type="float" office:value="67.3079811547161">
                <text:p>67.3079811547161</text:p>
              </table:table-cell>
            </table:table-row>
            <table:table-row>
              <table:table-cell office:value-type="string"/>
              <table:table-cell office:value-type="float" office:value="68.5583194233489">
                <text:p>68.5583194233489</text:p>
              </table:table-cell>
            </table:table-row>
            <table:table-row>
              <table:table-cell office:value-type="string"/>
              <table:table-cell office:value-type="float" office:value="69.0703800392031">
                <text:p>69.0703800392031</text:p>
              </table:table-cell>
            </table:table-row>
            <table:table-row>
              <table:table-cell office:value-type="string"/>
              <table:table-cell office:value-type="float" office:value="70.1213697836238">
                <text:p>70.1213697836238</text:p>
              </table:table-cell>
            </table:table-row>
            <table:table-row>
              <table:table-cell office:value-type="string"/>
              <table:table-cell office:value-type="float" office:value="70.5511481002986">
                <text:p>70.5511481002986</text:p>
              </table:table-cell>
            </table:table-row>
            <table:table-row>
              <table:table-cell office:value-type="string"/>
              <table:table-cell office:value-type="float" office:value="71.4308285469114">
                <text:p>71.4308285469114</text:p>
              </table:table-cell>
            </table:table-row>
            <table:table-row>
              <table:table-cell office:value-type="string"/>
              <table:table-cell office:value-type="float" office:value="71.8017268696512">
                <text:p>71.8017268696512</text:p>
              </table:table-cell>
            </table:table-row>
            <table:table-row>
              <table:table-cell office:value-type="string"/>
              <table:table-cell office:value-type="float" office:value="35.7435398494111">
                <text:p>35.7435398494111</text:p>
              </table:table-cell>
            </table:table-row>
            <table:table-row>
              <table:table-cell office:value-type="string"/>
              <table:table-cell office:value-type="float" office:value="48.2257424908318">
                <text:p>48.2257424908318</text:p>
              </table:table-cell>
            </table:table-row>
            <table:table-row>
              <table:table-cell office:value-type="string"/>
              <table:table-cell office:value-type="float" office:value="56.7987008326671">
                <text:p>56.7987008326671</text:p>
              </table:table-cell>
            </table:table-row>
            <table:table-row>
              <table:table-cell office:value-type="string"/>
              <table:table-cell office:value-type="float" office:value="58.9708998941106">
                <text:p>58.9708998941106</text:p>
              </table:table-cell>
            </table:table-row>
            <table:table-row>
              <table:table-cell office:value-type="string"/>
              <table:table-cell office:value-type="float" office:value="62.4760694811694">
                <text:p>62.4760694811694</text:p>
              </table:table-cell>
            </table:table-row>
            <table:table-row>
              <table:table-cell office:value-type="string"/>
              <table:table-cell office:value-type="float" office:value="63.6733386949472">
                <text:p>63.6733386949472</text:p>
              </table:table-cell>
            </table:table-row>
            <table:table-row>
              <table:table-cell office:value-type="string"/>
              <table:table-cell office:value-type="float" office:value="65.8465394158092">
                <text:p>65.8465394158092</text:p>
              </table:table-cell>
            </table:table-row>
            <table:table-row>
              <table:table-cell office:value-type="string"/>
              <table:table-cell office:value-type="float" office:value="66.6764491941728">
                <text:p>66.6764491941728</text:p>
              </table:table-cell>
            </table:table-row>
            <table:table-row>
              <table:table-cell office:value-type="string"/>
              <table:table-cell office:value-type="float" office:value="68.3198298569172">
                <text:p>68.3198298569172</text:p>
              </table:table-cell>
            </table:table-row>
            <table:table-row>
              <table:table-cell office:value-type="string"/>
              <table:table-cell office:value-type="float" office:value="68.9513618174604">
                <text:p>68.9513618174604</text:p>
              </table:table-cell>
            </table:table-row>
            <table:table-row>
              <table:table-cell office:value-type="string"/>
              <table:table-cell office:value-type="float" office:value="70.2017000860932">
                <text:p>70.2017000860932</text:p>
              </table:table-cell>
            </table:table-row>
            <table:table-row>
              <table:table-cell office:value-type="string"/>
              <table:table-cell office:value-type="float" office:value="70.7137607019475">
                <text:p>70.7137607019475</text:p>
              </table:table-cell>
            </table:table-row>
            <table:table-row>
              <table:table-cell office:value-type="string"/>
              <table:table-cell office:value-type="float" office:value="71.7647504463682">
                <text:p>71.7647504463682</text:p>
              </table:table-cell>
            </table:table-row>
            <table:table-row>
              <table:table-cell office:value-type="string"/>
              <table:table-cell office:value-type="float" office:value="72.194528763043">
                <text:p>72.194528763043</text:p>
              </table:table-cell>
            </table:table-row>
            <table:table-row>
              <table:table-cell office:value-type="string"/>
              <table:table-cell office:value-type="float" office:value="73.0742092096558">
                <text:p>73.0742092096558</text:p>
              </table:table-cell>
            </table:table-row>
            <table:table-row>
              <table:table-cell office:value-type="string"/>
              <table:table-cell office:value-type="float" office:value="73.4451075323956">
                <text:p>73.4451075323956</text:p>
              </table:table-cell>
            </table:table-row>
            <table:table-row>
              <table:table-cell office:value-type="string"/>
              <table:table-cell office:value-type="float" office:value="36.3750718099543">
                <text:p>36.3750718099543</text:p>
              </table:table-cell>
            </table:table-row>
            <table:table-row>
              <table:table-cell office:value-type="string"/>
              <table:table-cell office:value-type="float" office:value="48.8572744513751">
                <text:p>48.8572744513751</text:p>
              </table:table-cell>
            </table:table-row>
            <table:table-row>
              <table:table-cell office:value-type="string"/>
              <table:table-cell office:value-type="float" office:value="57.4302327932103">
                <text:p>57.4302327932103</text:p>
              </table:table-cell>
            </table:table-row>
            <table:table-row>
              <table:table-cell office:value-type="string"/>
              <table:table-cell office:value-type="float" office:value="59.6024318546538">
                <text:p>59.6024318546538</text:p>
              </table:table-cell>
            </table:table-row>
            <table:table-row>
              <table:table-cell office:value-type="string"/>
              <table:table-cell office:value-type="float" office:value="63.1076014417127">
                <text:p>63.1076014417127</text:p>
              </table:table-cell>
            </table:table-row>
            <table:table-row>
              <table:table-cell office:value-type="string"/>
              <table:table-cell office:value-type="float" office:value="64.3048706554904">
                <text:p>64.3048706554904</text:p>
              </table:table-cell>
            </table:table-row>
            <table:table-row>
              <table:table-cell office:value-type="string"/>
              <table:table-cell office:value-type="float" office:value="66.4780713763525">
                <text:p>66.4780713763525</text:p>
              </table:table-cell>
            </table:table-row>
            <table:table-row>
              <table:table-cell office:value-type="string"/>
              <table:table-cell office:value-type="float" office:value="67.3079811547161">
                <text:p>67.3079811547161</text:p>
              </table:table-cell>
            </table:table-row>
            <table:table-row>
              <table:table-cell office:value-type="string"/>
              <table:table-cell office:value-type="float" office:value="68.9513618174604">
                <text:p>68.9513618174604</text:p>
              </table:table-cell>
            </table:table-row>
            <table:table-row>
              <table:table-cell office:value-type="string"/>
              <table:table-cell office:value-type="float" office:value="69.5828937780037">
                <text:p>69.5828937780037</text:p>
              </table:table-cell>
            </table:table-row>
            <table:table-row>
              <table:table-cell office:value-type="string"/>
              <table:table-cell office:value-type="float" office:value="70.8332320466365">
                <text:p>70.8332320466365</text:p>
              </table:table-cell>
            </table:table-row>
            <table:table-row>
              <table:table-cell office:value-type="string"/>
              <table:table-cell office:value-type="float" office:value="71.3452926624908">
                <text:p>71.3452926624908</text:p>
              </table:table-cell>
            </table:table-row>
            <table:table-row>
              <table:table-cell office:value-type="string"/>
              <table:table-cell office:value-type="float" office:value="72.3962824069114">
                <text:p>72.3962824069114</text:p>
              </table:table-cell>
            </table:table-row>
            <table:table-row>
              <table:table-cell office:value-type="string"/>
              <table:table-cell office:value-type="float" office:value="72.8260607235862">
                <text:p>72.8260607235862</text:p>
              </table:table-cell>
            </table:table-row>
            <table:table-row>
              <table:table-cell office:value-type="string"/>
              <table:table-cell office:value-type="float" office:value="73.7057411701991">
                <text:p>73.7057411701991</text:p>
              </table:table-cell>
            </table:table-row>
            <table:table-row>
              <table:table-cell office:value-type="string"/>
              <table:table-cell office:value-type="float" office:value="74.0766394929388">
                <text:p>74.0766394929388</text:p>
              </table:table-cell>
            </table:table-row>
            <table:table-row>
              <table:table-cell office:value-type="string"/>
              <table:table-cell office:value-type="float" office:value="37.6254100785872">
                <text:p>37.6254100785872</text:p>
              </table:table-cell>
            </table:table-row>
            <table:table-row>
              <table:table-cell office:value-type="string"/>
              <table:table-cell office:value-type="float" office:value="50.1076127200079">
                <text:p>50.1076127200079</text:p>
              </table:table-cell>
            </table:table-row>
            <table:table-row>
              <table:table-cell office:value-type="string"/>
              <table:table-cell office:value-type="float" office:value="58.6805710618431">
                <text:p>58.6805710618431</text:p>
              </table:table-cell>
            </table:table-row>
            <table:table-row>
              <table:table-cell office:value-type="string"/>
              <table:table-cell office:value-type="float" office:value="60.8527701232866">
                <text:p>60.8527701232866</text:p>
              </table:table-cell>
            </table:table-row>
            <table:table-row>
              <table:table-cell office:value-type="string"/>
              <table:table-cell office:value-type="float" office:value="64.3579397103455">
                <text:p>64.3579397103455</text:p>
              </table:table-cell>
            </table:table-row>
            <table:table-row>
              <table:table-cell office:value-type="string"/>
              <table:table-cell office:value-type="float" office:value="65.5552089241233">
                <text:p>65.5552089241233</text:p>
              </table:table-cell>
            </table:table-row>
            <table:table-row>
              <table:table-cell office:value-type="string"/>
              <table:table-cell office:value-type="float" office:value="67.7284096449853">
                <text:p>67.7284096449853</text:p>
              </table:table-cell>
            </table:table-row>
            <table:table-row>
              <table:table-cell office:value-type="string"/>
              <table:table-cell office:value-type="float" office:value="68.5583194233489">
                <text:p>68.5583194233489</text:p>
              </table:table-cell>
            </table:table-row>
            <table:table-row>
              <table:table-cell office:value-type="string"/>
              <table:table-cell office:value-type="float" office:value="70.2017000860932">
                <text:p>70.2017000860932</text:p>
              </table:table-cell>
            </table:table-row>
            <table:table-row>
              <table:table-cell office:value-type="string"/>
              <table:table-cell office:value-type="float" office:value="70.8332320466365">
                <text:p>70.8332320466365</text:p>
              </table:table-cell>
            </table:table-row>
            <table:table-row>
              <table:table-cell office:value-type="string"/>
              <table:table-cell office:value-type="float" office:value="72.0835703152693">
                <text:p>72.0835703152693</text:p>
              </table:table-cell>
            </table:table-row>
            <table:table-row>
              <table:table-cell office:value-type="string"/>
              <table:table-cell office:value-type="float" office:value="72.5956309311236">
                <text:p>72.5956309311236</text:p>
              </table:table-cell>
            </table:table-row>
            <table:table-row>
              <table:table-cell office:value-type="string"/>
              <table:table-cell office:value-type="float" office:value="73.6466206755443">
                <text:p>73.6466206755443</text:p>
              </table:table-cell>
            </table:table-row>
            <table:table-row>
              <table:table-cell office:value-type="string"/>
              <table:table-cell office:value-type="float" office:value="74.076398992219">
                <text:p>74.076398992219</text:p>
              </table:table-cell>
            </table:table-row>
            <table:table-row>
              <table:table-cell office:value-type="string"/>
              <table:table-cell office:value-type="float" office:value="74.9560794388319">
                <text:p>74.9560794388319</text:p>
              </table:table-cell>
            </table:table-row>
            <table:table-row>
              <table:table-cell office:value-type="string"/>
              <table:table-cell office:value-type="float" office:value="75.3269777615716">
                <text:p>75.3269777615716</text:p>
              </table:table-cell>
            </table:table-row>
            <table:table-row>
              <table:table-cell office:value-type="string"/>
              <table:table-cell office:value-type="float" office:value="38.1374706944414">
                <text:p>38.1374706944414</text:p>
              </table:table-cell>
            </table:table-row>
            <table:table-row>
              <table:table-cell office:value-type="string"/>
              <table:table-cell office:value-type="float" office:value="50.6196733358621">
                <text:p>50.6196733358621</text:p>
              </table:table-cell>
            </table:table-row>
            <table:table-row>
              <table:table-cell office:value-type="string"/>
              <table:table-cell office:value-type="float" office:value="59.1926316776974">
                <text:p>59.1926316776974</text:p>
              </table:table-cell>
            </table:table-row>
            <table:table-row>
              <table:table-cell office:value-type="string"/>
              <table:table-cell office:value-type="float" office:value="61.3648307391409">
                <text:p>61.3648307391409</text:p>
              </table:table-cell>
            </table:table-row>
            <table:table-row>
              <table:table-cell office:value-type="string"/>
              <table:table-cell office:value-type="float" office:value="64.8700003261998">
                <text:p>64.8700003261998</text:p>
              </table:table-cell>
            </table:table-row>
            <table:table-row>
              <table:table-cell office:value-type="string"/>
              <table:table-cell office:value-type="float" office:value="66.0672695399775">
                <text:p>66.0672695399775</text:p>
              </table:table-cell>
            </table:table-row>
            <table:table-row>
              <table:table-cell office:value-type="string"/>
              <table:table-cell office:value-type="float" office:value="68.2404702608395">
                <text:p>68.2404702608395</text:p>
              </table:table-cell>
            </table:table-row>
            <table:table-row>
              <table:table-cell office:value-type="string"/>
              <table:table-cell office:value-type="float" office:value="69.0703800392031">
                <text:p>69.0703800392031</text:p>
              </table:table-cell>
            </table:table-row>
            <table:table-row>
              <table:table-cell office:value-type="string"/>
              <table:table-cell office:value-type="float" office:value="70.7137607019475">
                <text:p>70.7137607019475</text:p>
              </table:table-cell>
            </table:table-row>
            <table:table-row>
              <table:table-cell office:value-type="string"/>
              <table:table-cell office:value-type="float" office:value="71.3452926624908">
                <text:p>71.3452926624908</text:p>
              </table:table-cell>
            </table:table-row>
            <table:table-row>
              <table:table-cell office:value-type="string"/>
              <table:table-cell office:value-type="float" office:value="72.5956309311236">
                <text:p>72.5956309311236</text:p>
              </table:table-cell>
            </table:table-row>
            <table:table-row>
              <table:table-cell office:value-type="string"/>
              <table:table-cell office:value-type="float" office:value="73.1076915469778">
                <text:p>73.1076915469778</text:p>
              </table:table-cell>
            </table:table-row>
            <table:table-row>
              <table:table-cell office:value-type="string"/>
              <table:table-cell office:value-type="float" office:value="74.1586812913985">
                <text:p>74.1586812913985</text:p>
              </table:table-cell>
            </table:table-row>
            <table:table-row>
              <table:table-cell office:value-type="string"/>
              <table:table-cell office:value-type="float" office:value="74.5884596080733">
                <text:p>74.5884596080733</text:p>
              </table:table-cell>
            </table:table-row>
            <table:table-row>
              <table:table-cell office:value-type="string"/>
              <table:table-cell office:value-type="float" office:value="75.4681400546861">
                <text:p>75.4681400546861</text:p>
              </table:table-cell>
            </table:table-row>
            <table:table-row>
              <table:table-cell office:value-type="string"/>
              <table:table-cell office:value-type="float" office:value="75.8390383774259">
                <text:p>75.8390383774259</text:p>
              </table:table-cell>
            </table:table-row>
            <table:table-row>
              <table:table-cell office:value-type="string"/>
              <table:table-cell office:value-type="float" office:value="39.1884604388621">
                <text:p>39.1884604388621</text:p>
              </table:table-cell>
            </table:table-row>
            <table:table-row>
              <table:table-cell office:value-type="string"/>
              <table:table-cell office:value-type="float" office:value="51.6706630802828">
                <text:p>51.6706630802828</text:p>
              </table:table-cell>
            </table:table-row>
            <table:table-row>
              <table:table-cell office:value-type="string"/>
              <table:table-cell office:value-type="float" office:value="60.2436214221181">
                <text:p>60.2436214221181</text:p>
              </table:table-cell>
            </table:table-row>
            <table:table-row>
              <table:table-cell office:value-type="string"/>
              <table:table-cell office:value-type="float" office:value="62.4158204835616">
                <text:p>62.4158204835616</text:p>
              </table:table-cell>
            </table:table-row>
            <table:table-row>
              <table:table-cell office:value-type="string"/>
              <table:table-cell office:value-type="float" office:value="65.9209900706205">
                <text:p>65.9209900706205</text:p>
              </table:table-cell>
            </table:table-row>
            <table:table-row>
              <table:table-cell office:value-type="string"/>
              <table:table-cell office:value-type="float" office:value="67.1182592843982">
                <text:p>67.1182592843982</text:p>
              </table:table-cell>
            </table:table-row>
            <table:table-row>
              <table:table-cell office:value-type="string"/>
              <table:table-cell office:value-type="float" office:value="69.2914600052602">
                <text:p>69.2914600052602</text:p>
              </table:table-cell>
            </table:table-row>
            <table:table-row>
              <table:table-cell office:value-type="string"/>
              <table:table-cell office:value-type="float" office:value="70.1213697836238">
                <text:p>70.1213697836238</text:p>
              </table:table-cell>
            </table:table-row>
            <table:table-row>
              <table:table-cell office:value-type="string"/>
              <table:table-cell office:value-type="float" office:value="71.7647504463682">
                <text:p>71.7647504463682</text:p>
              </table:table-cell>
            </table:table-row>
            <table:table-row>
              <table:table-cell office:value-type="string"/>
              <table:table-cell office:value-type="float" office:value="72.3962824069114">
                <text:p>72.3962824069114</text:p>
              </table:table-cell>
            </table:table-row>
            <table:table-row>
              <table:table-cell office:value-type="string"/>
              <table:table-cell office:value-type="float" office:value="73.6466206755443">
                <text:p>73.6466206755443</text:p>
              </table:table-cell>
            </table:table-row>
            <table:table-row>
              <table:table-cell office:value-type="string"/>
              <table:table-cell office:value-type="float" office:value="74.1586812913985">
                <text:p>74.1586812913985</text:p>
              </table:table-cell>
            </table:table-row>
            <table:table-row>
              <table:table-cell office:value-type="string"/>
              <table:table-cell office:value-type="float" office:value="75.2096710358192">
                <text:p>75.2096710358192</text:p>
              </table:table-cell>
            </table:table-row>
            <table:table-row>
              <table:table-cell office:value-type="string"/>
              <table:table-cell office:value-type="float" office:value="75.639449352494">
                <text:p>75.639449352494</text:p>
              </table:table-cell>
            </table:table-row>
            <table:table-row>
              <table:table-cell office:value-type="string"/>
              <table:table-cell office:value-type="float" office:value="76.5191297991068">
                <text:p>76.5191297991068</text:p>
              </table:table-cell>
            </table:table-row>
            <table:table-row>
              <table:table-cell office:value-type="string"/>
              <table:table-cell office:value-type="float" office:value="76.8900281218466">
                <text:p>76.8900281218466</text:p>
              </table:table-cell>
            </table:table-row>
            <table:table-row>
              <table:table-cell office:value-type="string"/>
              <table:table-cell office:value-type="float" office:value="39.6182387555369">
                <text:p>39.6182387555369</text:p>
              </table:table-cell>
            </table:table-row>
            <table:table-row>
              <table:table-cell office:value-type="string"/>
              <table:table-cell office:value-type="float" office:value="52.1004413969576">
                <text:p>52.1004413969576</text:p>
              </table:table-cell>
            </table:table-row>
            <table:table-row>
              <table:table-cell office:value-type="string"/>
              <table:table-cell office:value-type="float" office:value="60.6733997387929">
                <text:p>60.6733997387929</text:p>
              </table:table-cell>
            </table:table-row>
            <table:table-row>
              <table:table-cell office:value-type="string"/>
              <table:table-cell office:value-type="float" office:value="62.8455988002364">
                <text:p>62.8455988002364</text:p>
              </table:table-cell>
            </table:table-row>
            <table:table-row>
              <table:table-cell office:value-type="string"/>
              <table:table-cell office:value-type="float" office:value="66.3507683872952">
                <text:p>66.3507683872952</text:p>
              </table:table-cell>
            </table:table-row>
            <table:table-row>
              <table:table-cell office:value-type="string"/>
              <table:table-cell office:value-type="float" office:value="67.548037601073">
                <text:p>67.548037601073</text:p>
              </table:table-cell>
            </table:table-row>
            <table:table-row>
              <table:table-cell office:value-type="string"/>
              <table:table-cell office:value-type="float" office:value="69.721238321935">
                <text:p>69.721238321935</text:p>
              </table:table-cell>
            </table:table-row>
            <table:table-row>
              <table:table-cell office:value-type="string"/>
              <table:table-cell office:value-type="float" office:value="70.5511481002986">
                <text:p>70.5511481002986</text:p>
              </table:table-cell>
            </table:table-row>
            <table:table-row>
              <table:table-cell office:value-type="string"/>
              <table:table-cell office:value-type="float" office:value="72.194528763043">
                <text:p>72.194528763043</text:p>
              </table:table-cell>
            </table:table-row>
            <table:table-row>
              <table:table-cell office:value-type="string"/>
              <table:table-cell office:value-type="float" office:value="72.8260607235862">
                <text:p>72.8260607235862</text:p>
              </table:table-cell>
            </table:table-row>
            <table:table-row>
              <table:table-cell office:value-type="string"/>
              <table:table-cell office:value-type="float" office:value="74.076398992219">
                <text:p>74.076398992219</text:p>
              </table:table-cell>
            </table:table-row>
            <table:table-row>
              <table:table-cell office:value-type="string"/>
              <table:table-cell office:value-type="float" office:value="74.5884596080733">
                <text:p>74.5884596080733</text:p>
              </table:table-cell>
            </table:table-row>
            <table:table-row>
              <table:table-cell office:value-type="string"/>
              <table:table-cell office:value-type="float" office:value="75.639449352494">
                <text:p>75.639449352494</text:p>
              </table:table-cell>
            </table:table-row>
            <table:table-row>
              <table:table-cell office:value-type="string"/>
              <table:table-cell office:value-type="float" office:value="76.0692276691688">
                <text:p>76.0692276691688</text:p>
              </table:table-cell>
            </table:table-row>
            <table:table-row>
              <table:table-cell office:value-type="string"/>
              <table:table-cell office:value-type="float" office:value="76.9489081157816">
                <text:p>76.9489081157816</text:p>
              </table:table-cell>
            </table:table-row>
            <table:table-row>
              <table:table-cell office:value-type="string"/>
              <table:table-cell office:value-type="float" office:value="77.3198064385214">
                <text:p>77.3198064385214</text:p>
              </table:table-cell>
            </table:table-row>
            <table:table-row>
              <table:table-cell office:value-type="string"/>
              <table:table-cell office:value-type="float" office:value="40.4979192021497">
                <text:p>40.4979192021497</text:p>
              </table:table-cell>
            </table:table-row>
            <table:table-row>
              <table:table-cell office:value-type="string"/>
              <table:table-cell office:value-type="float" office:value="52.9801218435704">
                <text:p>52.9801218435704</text:p>
              </table:table-cell>
            </table:table-row>
            <table:table-row>
              <table:table-cell office:value-type="string"/>
              <table:table-cell office:value-type="float" office:value="61.5530801854057">
                <text:p>61.5530801854057</text:p>
              </table:table-cell>
            </table:table-row>
            <table:table-row>
              <table:table-cell office:value-type="string"/>
              <table:table-cell office:value-type="float" office:value="63.7252792468492">
                <text:p>63.7252792468492</text:p>
              </table:table-cell>
            </table:table-row>
            <table:table-row>
              <table:table-cell office:value-type="string"/>
              <table:table-cell office:value-type="float" office:value="67.2304488339081">
                <text:p>67.2304488339081</text:p>
              </table:table-cell>
            </table:table-row>
            <table:table-row>
              <table:table-cell office:value-type="string"/>
              <table:table-cell office:value-type="float" office:value="68.4277180476858">
                <text:p>68.4277180476858</text:p>
              </table:table-cell>
            </table:table-row>
            <table:table-row>
              <table:table-cell office:value-type="string"/>
              <table:table-cell office:value-type="float" office:value="70.6009187685478">
                <text:p>70.6009187685478</text:p>
              </table:table-cell>
            </table:table-row>
            <table:table-row>
              <table:table-cell office:value-type="string"/>
              <table:table-cell office:value-type="float" office:value="71.4308285469114">
                <text:p>71.4308285469114</text:p>
              </table:table-cell>
            </table:table-row>
            <table:table-row>
              <table:table-cell office:value-type="string"/>
              <table:table-cell office:value-type="float" office:value="73.0742092096558">
                <text:p>73.0742092096558</text:p>
              </table:table-cell>
            </table:table-row>
            <table:table-row>
              <table:table-cell office:value-type="string"/>
              <table:table-cell office:value-type="float" office:value="73.7057411701991">
                <text:p>73.7057411701991</text:p>
              </table:table-cell>
            </table:table-row>
            <table:table-row>
              <table:table-cell office:value-type="string"/>
              <table:table-cell office:value-type="float" office:value="74.9560794388319">
                <text:p>74.9560794388319</text:p>
              </table:table-cell>
            </table:table-row>
            <table:table-row>
              <table:table-cell office:value-type="string"/>
              <table:table-cell office:value-type="float" office:value="75.4681400546861">
                <text:p>75.4681400546861</text:p>
              </table:table-cell>
            </table:table-row>
            <table:table-row>
              <table:table-cell office:value-type="string"/>
              <table:table-cell office:value-type="float" office:value="76.5191297991068">
                <text:p>76.5191297991068</text:p>
              </table:table-cell>
            </table:table-row>
            <table:table-row>
              <table:table-cell office:value-type="string"/>
              <table:table-cell office:value-type="float" office:value="76.9489081157816">
                <text:p>76.9489081157816</text:p>
              </table:table-cell>
            </table:table-row>
            <table:table-row>
              <table:table-cell office:value-type="string"/>
              <table:table-cell office:value-type="float" office:value="77.8285885623944">
                <text:p>77.8285885623944</text:p>
              </table:table-cell>
            </table:table-row>
            <table:table-row>
              <table:table-cell office:value-type="string"/>
              <table:table-cell office:value-type="float" office:value="78.1994868851342">
                <text:p>78.1994868851342</text:p>
              </table:table-cell>
            </table:table-row>
            <table:table-row>
              <table:table-cell office:value-type="string"/>
              <table:table-cell office:value-type="float" office:value="40.8688175248895">
                <text:p>40.8688175248895</text:p>
              </table:table-cell>
            </table:table-row>
            <table:table-row>
              <table:table-cell office:value-type="string"/>
              <table:table-cell office:value-type="float" office:value="53.3510201663102">
                <text:p>53.3510201663102</text:p>
              </table:table-cell>
            </table:table-row>
            <table:table-row>
              <table:table-cell office:value-type="string"/>
              <table:table-cell office:value-type="float" office:value="61.9239785081455">
                <text:p>61.9239785081455</text:p>
              </table:table-cell>
            </table:table-row>
            <table:table-row>
              <table:table-cell office:value-type="string"/>
              <table:table-cell office:value-type="float" office:value="64.096177569589">
                <text:p>64.096177569589</text:p>
              </table:table-cell>
            </table:table-row>
            <table:table-row>
              <table:table-cell office:value-type="string"/>
              <table:table-cell office:value-type="float" office:value="67.6013471566479">
                <text:p>67.6013471566479</text:p>
              </table:table-cell>
            </table:table-row>
            <table:table-row>
              <table:table-cell office:value-type="string"/>
              <table:table-cell office:value-type="float" office:value="68.7986163704256">
                <text:p>68.7986163704256</text:p>
              </table:table-cell>
            </table:table-row>
            <table:table-row>
              <table:table-cell office:value-type="string"/>
              <table:table-cell office:value-type="float" office:value="70.9718170912876">
                <text:p>70.9718170912876</text:p>
              </table:table-cell>
            </table:table-row>
            <table:table-row>
              <table:table-cell office:value-type="string"/>
              <table:table-cell office:value-type="float" office:value="71.8017268696512">
                <text:p>71.8017268696512</text:p>
              </table:table-cell>
            </table:table-row>
            <table:table-row>
              <table:table-cell office:value-type="string"/>
              <table:table-cell office:value-type="float" office:value="73.4451075323956">
                <text:p>73.4451075323956</text:p>
              </table:table-cell>
            </table:table-row>
            <table:table-row>
              <table:table-cell office:value-type="string"/>
              <table:table-cell office:value-type="float" office:value="74.0766394929388">
                <text:p>74.0766394929388</text:p>
              </table:table-cell>
            </table:table-row>
            <table:table-row>
              <table:table-cell office:value-type="string"/>
              <table:table-cell office:value-type="float" office:value="75.3269777615716">
                <text:p>75.3269777615716</text:p>
              </table:table-cell>
            </table:table-row>
            <table:table-row>
              <table:table-cell office:value-type="string"/>
              <table:table-cell office:value-type="float" office:value="75.8390383774259">
                <text:p>75.8390383774259</text:p>
              </table:table-cell>
            </table:table-row>
            <table:table-row>
              <table:table-cell office:value-type="string"/>
              <table:table-cell office:value-type="float" office:value="76.8900281218466">
                <text:p>76.8900281218466</text:p>
              </table:table-cell>
            </table:table-row>
            <table:table-row>
              <table:table-cell office:value-type="string"/>
              <table:table-cell office:value-type="float" office:value="77.3198064385214">
                <text:p>77.3198064385214</text:p>
              </table:table-cell>
            </table:table-row>
            <table:table-row>
              <table:table-cell office:value-type="string"/>
              <table:table-cell office:value-type="float" office:value="78.1994868851342">
                <text:p>78.1994868851342</text:p>
              </table:table-cell>
            </table:table-row>
            <table:table-row>
              <table:table-cell office:value-type="string"/>
              <table:table-cell office:value-type="float" office:value="78.570385207874">
                <text:p>78.5703852078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